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solid" svg:stroke-width="0.071cm" svg:stroke-color="#000000" draw:stroke-linejoin="miter" draw:fill="solid" draw:fill-color="#ffff99" draw:textarea-horizontal-align="justify" draw:textarea-vertical-align="middle" draw:auto-grow-height="true" fo:padding-top="0.13cm" fo:padding-bottom="0.13cm" fo:padding-left="0.25cm" fo:padding-right="0.25cm" fo:wrap-option="wrap" draw:shadow="hidden" draw:shadow-offset-x="0.212cm" draw:shadow-offset-y="0.212cm" draw:shadow-color="#969696"/>
    </style:style>
    <style:style style:name="gr7" style:family="graphic">
      <style:graphic-properties draw:stroke="solid" svg:stroke-width="0.071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969696"/>
    </style:style>
    <style:style style:name="gr8" style:family="graphic">
      <style:graphic-properties draw:stroke="solid" svg:stroke-width="0.071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draw:shadow-color="#969696"/>
    </style:style>
    <style:style style:name="gr9"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0"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1"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solid" svg:stroke-width="0.071cm" svg:stroke-color="#ff0000" draw:stroke-linejoin="miter" draw:fill="solid" draw:fill-color="#ffffff" draw:opacity="25%" draw:textarea-horizontal-align="left" draw:textarea-vertical-align="middle" draw:auto-grow-height="false" fo:padding-top="0.127cm" fo:padding-bottom="0.127cm" fo:padding-left="0.255cm" fo:padding-right="0.255cm" fo:wrap-option="no-wrap" draw:shadow="hidden" draw:shadow-color="#969696"/>
    </style:style>
    <style:style style:name="gr38"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39" style:family="graphic" style:parent-style-name="standard">
      <style:graphic-properties svg:stroke-width="0.07cm" svg:stroke-color="#ff0000" draw:marker-start-width="0.41cm" draw:marker-end="Arrow" draw:marker-end-width="0.41cm" draw:textarea-horizontal-align="center" draw:textarea-vertical-align="middle" fo:padding-top="0.16cm" fo:padding-bottom="0.16cm" fo:padding-left="0.285cm" fo:padding-right="0.285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fo:min-height="16.935cm"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6"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7.737cm" fo:min-width="0cm" fo:padding-top="0.128cm" fo:padding-bottom="0.128cm" fo:padding-left="0.256cm" fo:padding-right="0.256cm" fo:wrap-option="wrap" draw:shadow="hidden" draw:shadow-color="#969696"/>
    </style:style>
    <style:style style:name="pr7"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line-height="100%" fo:text-indent="0cm"/>
    </style:style>
    <style:style style:name="P5" style:family="paragraph">
      <style:paragraph-properties fo:margin-left="0cm" fo:margin-right="0cm" fo:text-align="center" fo:text-indent="0cm"/>
    </style:style>
    <style:style style:name="P6" style:family="paragraph">
      <style:paragraph-properties fo:margin-left="0cm" fo:margin-right="0cm" fo:margin-top="0.529cm" fo:margin-bottom="0cm" fo:line-height="100%" fo:text-align="center" fo:text-indent="0cm"/>
    </style:style>
    <style:style style:name="P7" style:family="paragraph">
      <style:paragraph-properties fo:margin-left="0cm" fo:margin-right="0cm" fo:margin-top="0.246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line-height="75%"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246cm" fo:margin-bottom="0cm" fo:line-height="9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0cm" fo:margin-right="0cm" fo:margin-top="0.158cm" fo:margin-bottom="0cm"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color="#000066" fo:font-family="Arial"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5" style:family="text">
      <style:text-properties fo:color="#000066"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6" style:family="text">
      <style:text-properties fo:color="#000066" fo:font-family="Arial" style:font-pitch="variable" fo:font-size="20pt" fo:language="en" fo:country="GB" fo:font-weight="bold" style:font-size-asian="20pt" style:font-weight-asian="bold" style:font-size-complex="20pt" style:font-weight-complex="bold"/>
    </style:style>
    <style:style style:name="T7" style:family="text">
      <style:text-properties fo:color="#000066"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color="#00cc00" fo:font-size="44pt" fo:language="en" fo:country="GB" fo:text-shadow="1pt 1pt" style:text-underline-style="solid" style:text-underline-width="auto" style:text-underline-color="font-color" style:font-size-asian="44pt" style:font-size-complex="44pt"/>
    </style:style>
    <style:style style:name="T9" style:family="text">
      <style:text-properties fo:color="#000066" fo:font-family="Arial" style:font-pitch="variable" fo:font-weight="bold" style:font-weight-asian="bold" style:font-weight-complex="bold"/>
    </style:style>
    <style:style style:name="T10" style:family="text">
      <style:text-properties fo:color="#003300" fo:font-family="'Courier New'" style:font-family-generic="modern" style:font-pitch="fixed" fo:font-weight="bold" style:font-weight-asian="bold" style:font-weight-complex="bold"/>
    </style:style>
    <style:style style:name="T11" style:family="text">
      <style:text-properties fo:color="#000066" fo:font-family="Arial" style:font-pitch="variable" fo:language="en" fo:country="GB" fo:font-weight="bold" style:font-weight-asian="bold" style:font-weight-complex="bold"/>
    </style:style>
    <style:style style:name="T12" style:family="text">
      <style:text-properties fo:language="en" fo:country="GB" fo:font-style="italic" style:text-underline-style="solid" style:text-underline-width="auto" style:text-underline-color="font-color" style:font-style-asian="italic" style:font-style-complex="italic"/>
    </style:style>
    <style:style style:name="T13"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5"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6" style:family="text">
      <style:text-properties fo:color="#00ff00" fo:font-family="Wingdings" style:font-pitch="variable" style:font-charset="x-symbol" fo:font-size="72pt" fo:language="en" fo:country="US" fo:text-shadow="1pt 1pt" style:font-size-asian="72pt" style:font-size-complex="72pt"/>
    </style:style>
    <style:style style:name="T17" style:family="text">
      <style:text-properties fo:color="#ff0000" fo:font-size="60pt" fo:text-shadow="1pt 1pt" style:font-size-asian="60pt" style:font-size-complex="60pt"/>
    </style:style>
    <style:style style:name="T18" style:family="text">
      <style:text-properties style:text-underline-style="solid" style:text-underline-width="auto" style:text-underline-color="font-color"/>
    </style:style>
    <style:style style:name="T19" style:family="text">
      <style:text-properties fo:color="#ffffff" fo:font-family="Arial" style:font-pitch="variable" fo:font-size="20pt" fo:language="en" fo:country="GB" fo:text-shadow="1pt 1pt" style:font-size-asian="20pt" style:font-size-complex="20pt"/>
    </style:style>
    <style:style style:name="T20" style:family="text">
      <style:text-properties fo:font-family="Wingdings" style:font-pitch="variable" style:font-charset="x-symbol"/>
    </style:style>
    <style:style style:name="T21" style:family="text">
      <style:text-properties fo:font-family="Wingdings" style:font-pitch="variable" style:font-charset="x-symbol" fo:language="en" fo:country="GB"/>
    </style:style>
    <style:style style:name="T22" style:family="text">
      <style:text-properties fo:color="#000066" fo:font-family="Wingdings" style:font-pitch="variable" style:font-charset="x-symbol" fo:font-size="20pt" fo:language="en" fo:country="GB" fo:font-style="italic" fo:font-weight="bold" style:font-size-asian="20pt" style:font-style-asian="italic" style:font-weight-asian="bold" style:font-size-complex="20pt" style:font-style-complex="italic" style:font-weight-complex="bold"/>
    </style:style>
    <style:style style:name="T23" style:family="text">
      <style:text-properties fo:color="#ffffff" fo:font-family="Arial" style:font-pitch="variable" fo:font-size="20pt" fo:text-shadow="1pt 1pt" style:font-size-asian="20pt" style:font-size-complex="20pt"/>
    </style:style>
    <style:style style:name="T24" style:family="text">
      <style:text-properties fo:color="#ffffff" fo:font-family="Wingdings" style:font-pitch="variable" style:font-charset="x-symbol" fo:font-size="20pt" fo:text-shadow="1pt 1pt" style:font-size-asian="20pt" style:font-size-complex="20pt"/>
    </style:style>
    <style:style style:name="T25" style:family="text">
      <style:text-properties fo:color="#ff3300" fo:font-family="Wingdings" style:font-pitch="variable" style:font-charset="x-symbol" fo:font-size="60pt" fo:language="en" fo:country="US" fo:text-shadow="1pt 1pt" style:font-size-asian="60pt" style:font-size-complex="60pt"/>
    </style:style>
    <style:style style:name="T26" style:family="text">
      <style:text-properties fo:font-family="Arial" style:font-pitch="variable" fo:font-size="20pt" fo:language="en" fo:country="GB" fo:font-weight="bold" style:font-size-asian="20pt" style:font-weight-asian="bold" style:font-size-complex="20pt" style:font-weight-complex="bold"/>
    </style:style>
    <style:style style:name="T27" style:family="text">
      <style:text-properties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28" style:family="text">
      <style:text-properties fo:color="#ffffff" fo:font-family="Arial" style:font-pitch="variable" fo:font-size="32pt" fo:text-shadow="1pt 1pt" style:font-size-asian="32pt" style:font-size-complex="32pt"/>
    </style:style>
    <style:style style:name="T29" style:family="text">
      <style:text-properties fo:color="#ffffff" fo:font-family="Arial" style:font-pitch="variable" fo:font-size="32pt" fo:font-style="italic" fo:text-shadow="1pt 1pt" style:text-underline-style="solid" style:text-underline-width="auto" style:text-underline-color="font-color" style:font-size-asian="32pt" style:font-style-asian="italic"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9.914cm" svg:height="3.309cm" svg:x="9.912cm" svg:y="7.223cm">
          <text:p text:style-name="P1"><text:span text:style-name="T1">LValue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l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lvalues</text:span></text:p>
          </draw:text-box>
        </draw:frame>
        <draw:frame presentation:style-name="pr3" draw:layer="layout" svg:width="22.649cm" svg:height="17.185cm" svg:x="3.597cm" svg:y="1.058cm" presentation:class="outline" presentation:placeholder="true" presentation:user-transformed="true">
          <draw:text-box/>
        </draw:frame>
        <draw:custom-shape draw:style-name="gr3" draw:text-style-name="P2" draw:layer="layout" svg:width="18.799cm" svg:height="5.343cm" svg:x="5.759cm" svg:y="3.126cm">
          <text:p text:style-name="P4"><text:span text:style-name="T4">6.3.2.1 Lvalues, arrays, and function designators</text:span><text:span text:style-name="T4"><text:line-break/></text:span><text:span text:style-name="T4">para 1 - An </text:span><text:span text:style-name="T5">lvalue</text:span><text:span text:style-name="T4"> is an </text:span><text:span text:style-name="T5">expression</text:span><text:span text:style-name="T4"> with an </text:span><text:span text:style-name="T5">object type</text:span><text:span text:style-name="T4"> or an </text:span><text:span text:style-name="T5">incomplete type</text:span><text:span text:style-name="T4"> other than </text:span><text:span text:style-name="T6">void;</text:span></text:p>
          <text:p text:style-name="P4"><text:span text:style-name="T6"/></text:p>
          <text:p text:style-name="P4"><text:span text:style-name="T6">If an </text:span><text:span text:style-name="T7">lvalue</text:span><text:span text:style-name="T6"> does not designate an </text:span><text:span text:style-name="T7">object</text:span><text:span text:style-name="T6"> when it is evaluated, the </text:span><text:span text:style-name="T7">behaviour</text:span><text:span text:style-name="T6"> is </text:span><text:span text:style-name="T7">undefined</text:span><text:span text:style-name="T6">.</text:span></text:p>
          <draw:enhanced-geometry svg:viewBox="0 0 21600 21600" draw:type="mso-spt202" draw:enhanced-path="M 0 0 L 21600 0 21600 21600 0 21600 0 0 Z N"/>
        </draw:custom-shape>
        <draw:custom-shape draw:style-name="gr4" draw:text-style-name="P2" draw:layer="layout" svg:width="18.798cm" svg:height="6.19cm" svg:x="5.755cm" svg:y="9.525cm">
          <text:p text:style-name="P4"><text:span text:style-name="T6">The name lvalue comes originally from the assignment expression E1 = E2, in which the left operand E1 is required to be a (modifiable) lvalue. It is perhaps better considered as representing an object "locator value". What is sometimes called an "rvalue" is, in the Standard, described as the "value of the expression"</text:span></text:p>
          <draw:enhanced-geometry svg:viewBox="0 0 21600 21600" draw:type="mso-spt202" draw:enhanced-path="M 0 0 L 21600 0 21600 21600 0 21600 0 0 Z N"/>
        </draw:custom-shape>
        <draw:custom-shape draw:style-name="gr5" draw:text-style-name="P2" draw:layer="layout" svg:width="1.367cm" svg:height="1.998cm" svg:x="4.158cm" svg:y="11.3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more l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more lvalues</text:span></text:p>
          </draw:text-box>
        </draw:frame>
        <draw:frame presentation:style-name="pr3" draw:layer="layout" svg:width="22.649cm" svg:height="17.185cm" svg:x="3.597cm" svg:y="1.058cm" presentation:class="outline" presentation:placeholder="true" presentation:user-transformed="true">
          <draw:text-box/>
        </draw:frame>
        <draw:custom-shape draw:style-name="gr4" draw:text-style-name="P2" draw:layer="layout" svg:width="18.799cm" svg:height="3.649cm" svg:x="5.759cm" svg:y="11.527cm">
          <text:p text:style-name="P4"><text:span text:style-name="T6">An lvalue might be unmodifiable because...</text:span></text:p>
          <text:list text:style-name="L3">
            <text:list-item>
              <text:p text:style-name="P4"><text:span text:style-name="T6"><text:s/></text:span><text:span text:style-name="T6">it is an array that's decayed into a pointer </text:span></text:p>
            </text:list-item>
            <text:list-item>
              <text:p text:style-name="P4"><text:span text:style-name="T6"><text:s/></text:span><text:span text:style-name="T6">it has unknown size</text:span></text:p>
            </text:list-item>
            <text:list-item>
              <text:p text:style-name="P4"><text:span text:style-name="T6"><text:s/></text:span><text:span text:style-name="T6">it is const qualified</text:span></text:p>
            </text:list-item>
          </text:list>
          <draw:enhanced-geometry svg:viewBox="0 0 21600 21600" draw:type="mso-spt202" draw:enhanced-path="M 0 0 L 21600 0 21600 21600 0 21600 0 0 Z N"/>
        </draw:custom-shape>
        <draw:custom-shape draw:style-name="gr5" draw:text-style-name="P2" draw:layer="layout" svg:width="1.367cm" svg:height="1.998cm" svg:x="4.158cm" svg:y="12.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8.799cm" svg:height="6.19cm" svg:x="5.759cm" svg:y="3.925cm">
          <text:p text:style-name="P4"><text:span text:style-name="T4">6.3.2.1 Lvalues, arrays, and function designators</text:span></text:p>
          <text:p text:style-name="P4"><text:span text:style-name="T4">para 1 - A </text:span><text:span text:style-name="T5">modifiable-lvalue</text:span><text:span text:style-name="T4"> is an </text:span><text:span text:style-name="T5">lvalue</text:span><text:span text:style-name="T4"> that</text:span></text:p>
          <text:list text:style-name="L3">
            <text:list-item>
              <text:p text:style-name="P4"><text:span text:style-name="T4"><text:s/></text:span><text:span text:style-name="T4">does not have </text:span><text:span text:style-name="T5">array type</text:span><text:span text:style-name="T4"> </text:span></text:p>
            </text:list-item>
            <text:list-item>
              <text:p text:style-name="P4"><text:span text:style-name="T4"><text:s/></text:span><text:span text:style-name="T4">does not have an </text:span><text:span text:style-name="T5">incomplete type</text:span></text:p>
            </text:list-item>
            <text:list-item>
              <text:p text:style-name="P4"><text:span text:style-name="T4"><text:s/></text:span><text:span text:style-name="T4">does not have a </text:span><text:span text:style-name="T5">const-qualified type</text:span></text:p>
            </text:list-item>
            <text:list-item>
              <text:p text:style-name="P4"><text:span text:style-name="T4"><text:s/></text:span><text:span text:style-name="T4">if it is a </text:span><text:span text:style-name="T6">struct</text:span><text:span text:style-name="T4"> or </text:span><text:span text:style-name="T6">union</text:span><text:span text:style-name="T4"> does not have any member...with a </text:span><text:span text:style-name="T5">const-qualified type</text:span></text:p>
            </text:list-item>
          </text:list>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yet more l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yet more lvalues</text:span></text:p>
          </draw:text-box>
        </draw:frame>
        <draw:frame presentation:style-name="pr3" draw:layer="layout" svg:width="22.649cm" svg:height="17.185cm" svg:x="3.597cm" svg:y="1.058cm" presentation:class="outline" presentation:placeholder="true" presentation:user-transformed="true">
          <draw:text-box/>
        </draw:frame>
        <draw:custom-shape draw:style-name="gr3" draw:text-style-name="P2" draw:layer="layout" svg:width="18.799cm" svg:height="9.578cm" svg:x="5.759cm" svg:y="3.325cm">
          <text:p text:style-name="P4"><text:span text:style-name="T4">6.3.2.1 Lvalues, arrays, and function designators</text:span></text:p>
          <text:p text:style-name="P4"><text:span text:style-name="T4">para 2 - Except when it is the operand of</text:span></text:p>
          <text:list text:style-name="L3">
            <text:list-item>
              <text:p text:style-name="P4"><text:span text:style-name="T4"><text:s/></text:span><text:span text:style-name="T4">the sizeof operator</text:span></text:p>
            </text:list-item>
            <text:list-item>
              <text:p text:style-name="P4"><text:span text:style-name="T4"><text:s/></text:span><text:span text:style-name="T4">the unary &amp; operator</text:span></text:p>
            </text:list-item>
            <text:list-item>
              <text:p text:style-name="P4"><text:span text:style-name="T4"><text:s/></text:span><text:span text:style-name="T4">the ++ operator</text:span></text:p>
            </text:list-item>
            <text:list-item>
              <text:p text:style-name="P4"><text:span text:style-name="T4"><text:s/></text:span><text:span text:style-name="T4">the -- operator</text:span></text:p>
            </text:list-item>
            <text:list-item>
              <text:p text:style-name="P4"><text:span text:style-name="T4"><text:s/></text:span><text:span text:style-name="T4">the left operand of the . operator</text:span></text:p>
            </text:list-item>
            <text:list-item>
              <text:p text:style-name="P4"><text:span text:style-name="T4"><text:s/></text:span><text:span text:style-name="T4">the left operand of an assignment operator</text:span></text:p>
            </text:list-item>
          </text:list>
          <text:p text:style-name="P4"><text:span text:style-name="T4">an </text:span><text:span text:style-name="T5">lvalue</text:span><text:span text:style-name="T4"> that does not have an </text:span><text:span text:style-name="T5">array type</text:span><text:span text:style-name="T4"> is converted to the </text:span><text:span text:style-name="T5">value</text:span><text:span text:style-name="T4"> stored in the designated </text:span><text:span text:style-name="T5">object</text:span><text:span text:style-name="T4"> (and is no longer an </text:span><text:span text:style-name="T5">lvalue</text:span><text:span text:style-name="T4">).</text:span></text:p>
          <draw:enhanced-geometry svg:viewBox="0 0 21600 21600" draw:type="mso-spt202" draw:enhanced-path="M 0 0 L 21600 0 21600 21600 0 21600 0 0 Z N"/>
        </draw:custom-shape>
        <draw:custom-shape draw:style-name="gr4" draw:text-style-name="P2" draw:layer="layout" svg:width="18.799cm" svg:height="1.955cm" svg:x="5.759cm" svg:y="14.129cm">
          <text:p text:style-name="P4"><text:span text:style-name="T6">Lots of expressions start out as an lvalue and are implicitly converted into a value.</text:span></text:p>
          <draw:enhanced-geometry svg:viewBox="0 0 21600 21600" draw:type="mso-spt202" draw:enhanced-path="M 0 0 L 21600 0 21600 21600 0 21600 0 0 Z N"/>
        </draw:custom-shape>
        <draw:custom-shape draw:style-name="gr5" draw:text-style-name="P2" draw:layer="layout" svg:width="1.367cm" svg:height="1.997cm" svg:x="3.956cm" svg:y="14.12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lues</text:p>
          </draw:text-box>
        </draw:frame>
        <draw:custom-shape draw:style-name="gr6" draw:text-style-name="P2" draw:layer="layout" svg:width="21.801cm" svg:height="15.157cm" svg:x="4.56cm" svg:y="2.952cm">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enhanced-geometry svg:viewBox="0 0 21600 21600" draw:type="rectangle" draw:enhanced-path="M 0 0 L 21600 0 21600 21600 0 21600 0 0 Z N"/>
        </draw:custom-shape>
        <draw:custom-shape draw:style-name="gr7" draw:text-style-name="P2" draw:layer="layout" svg:width="7.408cm" svg:height="1.277cm" svg:x="5.195cm" svg:y="3.77cm">
          <text:p text:style-name="P6"><text:span text:style-name="T9">unary</text:span></text:p>
          <draw:enhanced-geometry svg:viewBox="0 0 21600 21600" draw:type="mso-spt202" draw:enhanced-path="M 0 0 L 21600 0 21600 21600 0 21600 0 0 Z N"/>
        </draw:custom-shape>
        <draw:custom-shape draw:style-name="gr8" draw:text-style-name="P2" draw:layer="layout" svg:width="12.7cm" svg:height="1.277cm" svg:x="13.026cm" svg:y="3.77cm">
          <text:p text:style-name="P6"><text:span text:style-name="T10">! ~ + - ++ –- (T) &amp;</text:span></text:p>
          <draw:enhanced-geometry svg:viewBox="0 0 21600 21600" draw:type="mso-spt202" draw:enhanced-path="M 0 0 L 21600 0 21600 21600 0 21600 0 0 Z N"/>
        </draw:custom-shape>
        <draw:custom-shape draw:style-name="gr7" draw:text-style-name="P2" draw:layer="layout" svg:width="7.408cm" svg:height="1.277cm" svg:x="5.195cm" svg:y="5.631cm">
          <text:p text:style-name="P6"><text:span text:style-name="T9">arithmetic</text:span></text:p>
          <draw:enhanced-geometry svg:viewBox="0 0 21600 21600" draw:type="mso-spt202" draw:enhanced-path="M 0 0 L 21600 0 21600 21600 0 21600 0 0 Z N"/>
        </draw:custom-shape>
        <draw:custom-shape draw:style-name="gr8" draw:text-style-name="P2" draw:layer="layout" svg:width="12.7cm" svg:height="1.277cm" svg:x="13.026cm" svg:y="5.631cm">
          <text:p text:style-name="P6"><text:span text:style-name="T10">* / % + -</text:span></text:p>
          <draw:enhanced-geometry svg:viewBox="0 0 21600 21600" draw:type="mso-spt202" draw:enhanced-path="M 0 0 L 21600 0 21600 21600 0 21600 0 0 Z N"/>
        </draw:custom-shape>
        <draw:custom-shape draw:style-name="gr7" draw:text-style-name="P2" draw:layer="layout" svg:width="7.408cm" svg:height="1.277cm" svg:x="5.195cm" svg:y="7.373cm">
          <text:p text:style-name="P6"><text:span text:style-name="T9">shift</text:span></text:p>
          <draw:enhanced-geometry svg:viewBox="0 0 21600 21600" draw:type="mso-spt202" draw:enhanced-path="M 0 0 L 21600 0 21600 21600 0 21600 0 0 Z N"/>
        </draw:custom-shape>
        <draw:custom-shape draw:style-name="gr8" draw:text-style-name="P2" draw:layer="layout" svg:width="12.7cm" svg:height="1.277cm" svg:x="13.026cm" svg:y="7.373cm">
          <text:p text:style-name="P6"><text:span text:style-name="T10">&lt;&lt; &gt;&gt;</text:span></text:p>
          <draw:enhanced-geometry svg:viewBox="0 0 21600 21600" draw:type="mso-spt202" draw:enhanced-path="M 0 0 L 21600 0 21600 21600 0 21600 0 0 Z N"/>
        </draw:custom-shape>
        <draw:custom-shape draw:style-name="gr7" draw:text-style-name="P2" draw:layer="layout" svg:width="7.408cm" svg:height="1.277cm" svg:x="5.195cm" svg:y="9.181cm">
          <text:p text:style-name="P6"><text:span text:style-name="T9">relational</text:span></text:p>
          <draw:enhanced-geometry svg:viewBox="0 0 21600 21600" draw:type="mso-spt202" draw:enhanced-path="M 0 0 L 21600 0 21600 21600 0 21600 0 0 Z N"/>
        </draw:custom-shape>
        <draw:custom-shape draw:style-name="gr8" draw:text-style-name="P2" draw:layer="layout" svg:width="12.7cm" svg:height="1.277cm" svg:x="13.026cm" svg:y="9.181cm">
          <text:p text:style-name="P6"><text:span text:style-name="T10">&lt; &gt; &lt;= &gt;= == !=</text:span></text:p>
          <draw:enhanced-geometry svg:viewBox="0 0 21600 21600" draw:type="mso-spt202" draw:enhanced-path="M 0 0 L 21600 0 21600 21600 0 21600 0 0 Z N"/>
        </draw:custom-shape>
        <draw:custom-shape draw:style-name="gr7" draw:text-style-name="P2" draw:layer="layout" svg:width="7.408cm" svg:height="1.277cm" svg:x="5.195cm" svg:y="11.011cm">
          <text:p text:style-name="P6"><text:span text:style-name="T11">bitwise/boolean</text:span></text:p>
          <draw:enhanced-geometry svg:viewBox="0 0 21600 21600" draw:type="mso-spt202" draw:enhanced-path="M 0 0 L 21600 0 21600 21600 0 21600 0 0 Z N"/>
        </draw:custom-shape>
        <draw:custom-shape draw:style-name="gr8" draw:text-style-name="P2" draw:layer="layout" svg:width="12.7cm" svg:height="1.277cm" svg:x="13.026cm" svg:y="11.011cm">
          <text:p text:style-name="P6"><text:span text:style-name="T10">&amp; ^ |</text:span></text:p>
          <draw:enhanced-geometry svg:viewBox="0 0 21600 21600" draw:type="mso-spt202" draw:enhanced-path="M 0 0 L 21600 0 21600 21600 0 21600 0 0 Z N"/>
        </draw:custom-shape>
        <draw:custom-shape draw:style-name="gr7" draw:text-style-name="P2" draw:layer="layout" svg:width="7.408cm" svg:height="1.277cm" svg:x="5.195cm" svg:y="12.704cm">
          <text:p text:style-name="P6"><text:span text:style-name="T9">boolean</text:span></text:p>
          <draw:enhanced-geometry svg:viewBox="0 0 21600 21600" draw:type="mso-spt202" draw:enhanced-path="M 0 0 L 21600 0 21600 21600 0 21600 0 0 Z N"/>
        </draw:custom-shape>
        <draw:custom-shape draw:style-name="gr8" draw:text-style-name="P2" draw:layer="layout" svg:width="12.7cm" svg:height="1.277cm" svg:x="13.026cm" svg:y="12.704cm">
          <text:p text:style-name="P6"><text:span text:style-name="T10">&amp;&amp; || ?:</text:span></text:p>
          <draw:enhanced-geometry svg:viewBox="0 0 21600 21600" draw:type="mso-spt202" draw:enhanced-path="M 0 0 L 21600 0 21600 21600 0 21600 0 0 Z N"/>
        </draw:custom-shape>
        <draw:custom-shape draw:style-name="gr7" draw:text-style-name="P2" draw:layer="layout" svg:width="7.408cm" svg:height="1.277cm" svg:x="5.195cm" svg:y="14.398cm">
          <text:p text:style-name="P6"><text:span text:style-name="T9">assignment</text:span></text:p>
          <draw:enhanced-geometry svg:viewBox="0 0 21600 21600" draw:type="mso-spt202" draw:enhanced-path="M 0 0 L 21600 0 21600 21600 0 21600 0 0 Z N"/>
        </draw:custom-shape>
        <draw:custom-shape draw:style-name="gr8" draw:text-style-name="P2" draw:layer="layout" svg:width="12.7cm" svg:height="1.277cm" svg:x="13.026cm" svg:y="14.398cm">
          <text:p text:style-name="P6"><text:span text:style-name="T10">= *= /= %= += -= ...</text:span></text:p>
          <draw:enhanced-geometry svg:viewBox="0 0 21600 21600" draw:type="mso-spt202" draw:enhanced-path="M 0 0 L 21600 0 21600 21600 0 21600 0 0 Z N"/>
        </draw:custom-shape>
        <draw:frame presentation:style-name="pr5" draw:text-style-name="P2" draw:layer="layout" svg:width="22.649cm" svg:height="16.934cm" svg:x="3.597cm" svg:y="1.058cm" presentation:class="outline" presentation:user-transformed="true">
          <draw:text-box>
            <text:list text:style-name="L4">
              <text:list-item>
                <text:p text:style-name="P7"><text:span text:style-name="T3">these operators never yield lvalues</text:span></text:p>
              </text:list-item>
            </text:list>
          </draw:text-box>
        </draw:frame>
        <draw:custom-shape draw:style-name="gr7" draw:text-style-name="P2" draw:layer="layout" svg:width="7.409cm" svg:height="1.277cm" svg:x="5.159cm" svg:y="16.184cm">
          <text:p text:style-name="P6"><text:span text:style-name="T9">comma</text:span></text:p>
          <draw:enhanced-geometry svg:viewBox="0 0 21600 21600" draw:type="mso-spt202" draw:enhanced-path="M 0 0 L 21600 0 21600 21600 0 21600 0 0 Z N"/>
        </draw:custom-shape>
        <draw:custom-shape draw:style-name="gr8" draw:text-style-name="P2" draw:layer="layout" svg:width="12.7cm" svg:height="1.277cm" svg:x="12.991cm" svg:y="16.184cm">
          <text:p text:style-name="P6"><text:span text:style-name="T10">,</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3">lvalues</text:span></text:p>
          </draw:text-box>
        </draw:frame>
        <draw:custom-shape draw:style-name="gr6" draw:text-style-name="P2" draw:layer="layout" svg:width="16.201cm" svg:height="3.985cm" svg:x="6.959cm" svg:y="3.308cm">
          <text:p text:style-name="P5"><text:span text:style-name="T8"/></text:p>
          <text:p text:style-name="P5"><text:span text:style-name="T8"/></text:p>
          <draw:enhanced-geometry svg:viewBox="0 0 21600 21600" draw:type="rectangle" draw:enhanced-path="M 0 0 L 21600 0 21600 21600 0 21600 0 0 Z N"/>
        </draw:custom-shape>
        <draw:custom-shape draw:style-name="gr7" draw:text-style-name="P2" draw:layer="layout" svg:width="6.2cm" svg:height="1.277cm" svg:x="7.558cm" svg:y="3.731cm">
          <text:p text:style-name="P6"><text:span text:style-name="T9">primary</text:span></text:p>
          <draw:enhanced-geometry svg:viewBox="0 0 21600 21600" draw:type="mso-spt202" draw:enhanced-path="M 0 0 L 21600 0 21600 21600 0 21600 0 0 Z N"/>
        </draw:custom-shape>
        <draw:custom-shape draw:style-name="gr8" draw:text-style-name="P2" draw:layer="layout" svg:width="7.999cm" svg:height="1.277cm" svg:x="14.358cm" svg:y="3.731cm">
          <text:p text:style-name="P6"><text:span text:style-name="T10">identifier</text:span></text:p>
          <draw:enhanced-geometry svg:viewBox="0 0 21600 21600" draw:type="mso-spt202" draw:enhanced-path="M 0 0 L 21600 0 21600 21600 0 21600 0 0 Z N"/>
        </draw:custom-shape>
        <draw:custom-shape draw:style-name="gr7" draw:text-style-name="P2" draw:layer="layout" svg:width="6.2cm" svg:height="1.277cm" svg:x="7.558cm" svg:y="5.424cm">
          <text:p text:style-name="P6"><text:span text:style-name="T9">parentheses</text:span></text:p>
          <draw:enhanced-geometry svg:viewBox="0 0 21600 21600" draw:type="mso-spt202" draw:enhanced-path="M 0 0 L 21600 0 21600 21600 0 21600 0 0 Z N"/>
        </draw:custom-shape>
        <draw:custom-shape draw:style-name="gr8" draw:text-style-name="P2" draw:layer="layout" svg:width="7.999cm" svg:height="1.277cm" svg:x="14.358cm" svg:y="5.424cm">
          <text:p text:style-name="P6"><text:span text:style-name="T10">( )</text:span></text:p>
          <draw:enhanced-geometry svg:viewBox="0 0 21600 21600" draw:type="mso-spt202" draw:enhanced-path="M 0 0 L 21600 0 21600 21600 0 21600 0 0 Z N"/>
        </draw:custom-shape>
        <draw:frame presentation:style-name="pr5" draw:text-style-name="P2" draw:layer="layout" svg:width="22.649cm" svg:height="16.934cm" svg:x="3.597cm" svg:y="1.058cm" presentation:class="outline" presentation:user-transformed="true">
          <draw:text-box>
            <text:list text:style-name="L4">
              <text:list-item>
                <text:p text:style-name="P7"><text:span text:style-name="T3">these expressions sometimes yield lvalues</text:span></text:p>
                <text:p text:style-name="P7"><text:span text:style-name="T3"/></text:p>
                <text:p text:style-name="P7"><text:span text:style-name="T3"/></text:p>
                <text:p text:style-name="P7"><text:span text:style-name="T3"/></text:p>
                <text:p text:style-name="P7"><text:span text:style-name="T3"/></text:p>
              </text:list-item>
              <text:list-item>
                <text:p text:style-name="P7"><text:span text:style-name="T3">these operators sometimes yield lvalues</text:span></text:p>
              </text:list-item>
            </text:list>
          </draw:text-box>
        </draw:frame>
        <draw:custom-shape draw:style-name="gr6" draw:text-style-name="P2" draw:layer="layout" svg:width="16.201cm" svg:height="7.709cm" svg:x="6.959cm" svg:y="10.155cm">
          <text:p text:style-name="P5"><text:span text:style-name="T8"/></text:p>
          <text:p text:style-name="P5"><text:span text:style-name="T8"/></text:p>
          <text:p text:style-name="P5"><text:span text:style-name="T8"/></text:p>
          <text:p text:style-name="P5"><text:span text:style-name="T8"/></text:p>
          <draw:enhanced-geometry svg:viewBox="0 0 21600 21600" draw:type="rectangle" draw:enhanced-path="M 0 0 L 21600 0 21600 21600 0 21600 0 0 Z N"/>
        </draw:custom-shape>
        <draw:custom-shape draw:style-name="gr7" draw:text-style-name="P2" draw:layer="layout" svg:width="6.2cm" svg:height="1.277cm" svg:x="7.558cm" svg:y="10.698cm">
          <text:p text:style-name="P6"><text:span text:style-name="T9">subscript</text:span></text:p>
          <draw:enhanced-geometry svg:viewBox="0 0 21600 21600" draw:type="mso-spt202" draw:enhanced-path="M 0 0 L 21600 0 21600 21600 0 21600 0 0 Z N"/>
        </draw:custom-shape>
        <draw:custom-shape draw:style-name="gr8" draw:text-style-name="P2" draw:layer="layout" svg:width="7.999cm" svg:height="1.277cm" svg:x="14.358cm" svg:y="10.698cm">
          <text:p text:style-name="P6"><text:span text:style-name="T10">[ ]</text:span></text:p>
          <draw:enhanced-geometry svg:viewBox="0 0 21600 21600" draw:type="mso-spt202" draw:enhanced-path="M 0 0 L 21600 0 21600 21600 0 21600 0 0 Z N"/>
        </draw:custom-shape>
        <draw:custom-shape draw:style-name="gr7" draw:text-style-name="P2" draw:layer="layout" svg:width="6.2cm" svg:height="1.277cm" svg:x="7.558cm" svg:y="12.44cm">
          <text:p text:style-name="P6"><text:span text:style-name="T9">arrow</text:span></text:p>
          <draw:enhanced-geometry svg:viewBox="0 0 21600 21600" draw:type="mso-spt202" draw:enhanced-path="M 0 0 L 21600 0 21600 21600 0 21600 0 0 Z N"/>
        </draw:custom-shape>
        <draw:custom-shape draw:style-name="gr8" draw:text-style-name="P2" draw:layer="layout" svg:width="7.999cm" svg:height="1.277cm" svg:x="14.358cm" svg:y="12.44cm">
          <text:p text:style-name="P6"><text:span text:style-name="T10">-&gt;</text:span></text:p>
          <draw:enhanced-geometry svg:viewBox="0 0 21600 21600" draw:type="mso-spt202" draw:enhanced-path="M 0 0 L 21600 0 21600 21600 0 21600 0 0 Z N"/>
        </draw:custom-shape>
        <draw:custom-shape draw:style-name="gr7" draw:text-style-name="P2" draw:layer="layout" svg:width="6.2cm" svg:height="1.277cm" svg:x="7.558cm" svg:y="14.239cm">
          <text:p text:style-name="P6"><text:span text:style-name="T9">dot</text:span></text:p>
          <draw:enhanced-geometry svg:viewBox="0 0 21600 21600" draw:type="mso-spt202" draw:enhanced-path="M 0 0 L 21600 0 21600 21600 0 21600 0 0 Z N"/>
        </draw:custom-shape>
        <draw:custom-shape draw:style-name="gr8" draw:text-style-name="P2" draw:layer="layout" svg:width="7.999cm" svg:height="1.277cm" svg:x="14.358cm" svg:y="14.239cm">
          <text:p text:style-name="P6"><text:span text:style-name="T10">.</text:span></text:p>
          <draw:enhanced-geometry svg:viewBox="0 0 21600 21600" draw:type="mso-spt202" draw:enhanced-path="M 0 0 L 21600 0 21600 21600 0 21600 0 0 Z N"/>
        </draw:custom-shape>
        <draw:custom-shape draw:style-name="gr7" draw:text-style-name="P2" draw:layer="layout" svg:width="6.2cm" svg:height="1.277cm" svg:x="7.558cm" svg:y="16.06cm">
          <text:p text:style-name="P6"><text:span text:style-name="T9">dereference</text:span></text:p>
          <draw:enhanced-geometry svg:viewBox="0 0 21600 21600" draw:type="mso-spt202" draw:enhanced-path="M 0 0 L 21600 0 21600 21600 0 21600 0 0 Z N"/>
        </draw:custom-shape>
        <draw:custom-shape draw:style-name="gr8" draw:text-style-name="P2" draw:layer="layout" svg:width="7.999cm" svg:height="1.277cm" svg:x="14.358cm" svg:y="16.06cm">
          <text:p text:style-name="P6"><text:span text:style-name="T10">*</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6" presentation:class="page"/>
          <draw:frame presentation:style-name="pr4" draw:layer="layout" svg:width="14.394cm" svg:height="11.499cm" svg:x="2.963cm" svg:y="11.861cm" presentation:class="notes" presentation:placeholder="true">
            <draw:text-box/>
          </draw:frame>
        </presentation:notes>
      </draw:page>
      <draw:page draw:name="identifi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dentifiers</text:p>
          </draw:text-box>
        </draw:frame>
        <draw:frame presentation:style-name="pr5" draw:text-style-name="P2" draw:layer="layout" svg:width="22.649cm" svg:height="16.934cm" svg:x="3.597cm" svg:y="1.058cm" presentation:class="outline" presentation:user-transformed="true">
          <draw:text-box>
            <text:list text:style-name="L4">
              <text:list-header>
                <text:p text:style-name="P7"><text:span text:style-name="T3"/></text:p>
                <text:p text:style-name="P7"><text:span text:style-name="T3"/></text:p>
                <text:p text:style-name="P7"><text:span text:style-name="T3"/></text:p>
                <text:p text:style-name="P7"><text:span text:style-name="T3"/></text:p>
                <text:list text:style-name="L5">
                  <text:list-header>
                    <text:p text:style-name="P8"><text:span text:style-name="T3"/></text:p>
                    <text:p text:style-name="P8"><text:span text:style-name="T3"/></text:p>
                  </text:list-header>
                  <text:list-item>
                    <text:p text:style-name="P8"><text:span text:style-name="T3">m designates an object and is an lvalue</text:span></text:p>
                  </text:list-item>
                  <text:list-item>
                    <text:p text:style-name="P8"><text:span text:style-name="T3">m is a modifiable lvalue</text:span></text:p>
                    <text:list>
                      <text:list-item>
                        <text:p text:style-name="P8"><text:span text:style-name="T3">(not array, incomplete, const)</text:span></text:p>
                      </text:list-item>
                    </text:list>
                  </text:list-item>
                  <text:list-item>
                    <text:p text:style-name="P8"><text:span text:style-name="T3">m is </text:span><text:span text:style-name="T12">not</text:span><text:span text:style-name="T3"> converted to a value</text:span></text:p>
                    <text:list>
                      <text:list-item>
                        <text:p text:style-name="P8"><text:span text:style-name="T3">(left hand side of assignment)</text:span></text:p>
                      </text:list-item>
                    </text:list>
                  </text:list-item>
                </text:list>
              </text:list-header>
            </text:list>
          </draw:text-box>
        </draw:frame>
        <draw:custom-shape draw:style-name="gr4" draw:text-style-name="P2" draw:layer="layout" svg:width="9.199cm" svg:height="2.801cm" svg:x="7.955cm" svg:y="5.737cm">
          <text:p text:style-name="P9"><text:span text:style-name="T13">int </text:span><text:span text:style-name="T14">function(</text:span><text:span text:style-name="T13">int</text:span><text:span text:style-name="T14"> m) </text:span><text:span text:style-name="T15">{</text:span></text:p>
          <text:p text:style-name="P9"><text:span text:style-name="T15"><text:s text:c="4"/></text:span><text:span text:style-name="T15">m = 42;</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21.356cm" svg:y1="7.523cm" svg:x2="13.154cm" svg:y2="7.523cm">
          <text:p/>
        </draw:line>
        <draw:custom-shape draw:style-name="gr10" draw:text-style-name="P2" draw:layer="layout" svg:width="3.201cm" svg:height="3.295cm" svg:x="21.158cm" svg:y="5.631cm">
          <text:p text:style-name="P4"><text:span text:style-name="T16"></text:span></text:p>
          <draw:enhanced-geometry svg:viewBox="0 0 21600 21600" draw:type="rectangle" draw:enhanced-path="M 0 0 L 21600 0 21600 21600 0 21600 0 0 Z N"/>
        </draw:custom-shape>
        <draw:custom-shape draw:style-name="gr3" draw:text-style-name="P2" draw:layer="layout" svg:width="22.401cm" svg:height="3.649cm" svg:x="4.357cm" svg:y="1.226cm">
          <text:p text:style-name="P4"><text:span text:style-name="T4">6.5.1 Primary Expressions</text:span></text:p>
          <text:p text:style-name="P4"><text:span text:style-name="T4">para 2 - An </text:span><text:span text:style-name="T5">identifier</text:span><text:span text:style-name="T4"> is a primary </text:span><text:span text:style-name="T5">expression</text:span><text:span text:style-name="T4">, provided it has been declared as designating an </text:span><text:span text:style-name="T5">object</text:span><text:span text:style-name="T4"> (in which case it is an </text:span><text:span text:style-name="T5">lvalue</text:span><text:span text:style-name="T4">)</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parenthes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parentheses</text:p>
          </draw:text-box>
        </draw:frame>
        <draw:frame presentation:style-name="pr5" draw:text-style-name="P2" draw:layer="layout" svg:width="22.649cm" svg:height="16.934cm" svg:x="3.597cm" svg:y="1.058cm" presentation:class="outline" presentation:user-transformed="true">
          <draw:text-box>
            <text:list text:style-name="L4">
              <text:list-header>
                <text:p text:style-name="P7"><text:span text:style-name="T3"/></text:p>
                <text:p text:style-name="P7"><text:span text:style-name="T3"/></text:p>
                <text:p text:style-name="P7"><text:span text:style-name="T3"/></text:p>
                <text:p text:style-name="P7"><text:span text:style-name="T3"/></text:p>
                <text:list text:style-name="L5">
                  <text:list-header>
                    <text:p text:style-name="P8"><text:span text:style-name="T3"/></text:p>
                    <text:p text:style-name="P8"><text:span text:style-name="T3"/></text:p>
                  </text:list-header>
                  <text:list-item>
                    <text:p text:style-name="P8"><text:span text:style-name="T3">m is an lvalue (previous slide)</text:span></text:p>
                  </text:list-item>
                  <text:list-item>
                    <text:p text:style-name="P8"><text:span text:style-name="T3">so (m) is an lvalue</text:span></text:p>
                  </text:list-item>
                  <text:list-item>
                    <text:p text:style-name="P8"><text:span text:style-name="T3">(m) is a modifiable lvalue</text:span></text:p>
                    <text:list>
                      <text:list-item>
                        <text:p text:style-name="P8"><text:span text:style-name="T3">(not array, incomplete, const)</text:span></text:p>
                      </text:list-item>
                    </text:list>
                  </text:list-item>
                  <text:list-item>
                    <text:p text:style-name="P8"><text:span text:style-name="T3">(m) is </text:span><text:span text:style-name="T12">not</text:span><text:span text:style-name="T3"> converted to a value</text:span></text:p>
                    <text:list>
                      <text:list-item>
                        <text:p text:style-name="P8"><text:span text:style-name="T3">(operand of ++)</text:span></text:p>
                      </text:list-item>
                    </text:list>
                  </text:list-item>
                </text:list>
              </text:list-header>
            </text:list>
          </draw:text-box>
        </draw:frame>
        <draw:custom-shape draw:style-name="gr4" draw:text-style-name="P2" draw:layer="layout" svg:width="9.199cm" svg:height="2.801cm" svg:x="8.356cm" svg:y="5.199cm">
          <text:p text:style-name="P9"><text:span text:style-name="T13">int </text:span><text:span text:style-name="T14">function(</text:span><text:span text:style-name="T13">int m)</text:span></text:p>
          <text:p text:style-name="P9"><text:span text:style-name="T15">{</text:span></text:p>
          <text:p text:style-name="P9"><text:span text:style-name="T15"><text:s text:c="4"/></text:span><text:span text:style-name="T15">(m)++;</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19.358cm" svg:y1="6.936cm" svg:x2="14.357cm" svg:y2="6.941cm">
          <text:p/>
        </draw:line>
        <draw:custom-shape draw:style-name="gr10" draw:text-style-name="P2" draw:layer="layout" svg:width="3.202cm" svg:height="3.295cm" svg:x="19.16cm" svg:y="5.031cm">
          <text:p text:style-name="P4"><text:span text:style-name="T16"></text:span></text:p>
          <draw:enhanced-geometry svg:viewBox="0 0 21600 21600" draw:type="rectangle" draw:enhanced-path="M 0 0 L 21600 0 21600 21600 0 21600 0 0 Z N"/>
        </draw:custom-shape>
        <draw:custom-shape draw:style-name="gr11" draw:text-style-name="P2" draw:layer="layout" svg:width="1.453cm" svg:height="2.797cm" svg:x="21.36cm" svg:y="5.036cm">
          <text:p text:style-name="P3"><text:span text:style-name="T17">?</text:span></text:p>
          <draw:enhanced-geometry svg:viewBox="0 0 21600 21600" draw:type="mso-spt202" draw:enhanced-path="M 0 0 L 21600 0 21600 21600 0 21600 0 0 Z N"/>
        </draw:custom-shape>
        <draw:custom-shape draw:style-name="gr3" draw:text-style-name="P2" draw:layer="layout" svg:width="18cm" svg:height="3.649cm" svg:x="4.357cm" svg:y="1.323cm">
          <text:p text:style-name="P4"><text:span text:style-name="T4">6.5.1 Primary Expressions</text:span></text:p>
          <text:p text:style-name="P4"><text:span text:style-name="T4">para 5 - A parenthesized </text:span><text:span text:style-name="T5">expression</text:span><text:span text:style-name="T4"> ... is an </text:span><text:span text:style-name="T5">lvalue</text:span><text:span text:style-name="T4"> ... if the unparenthesized </text:span><text:span text:style-name="T5">expression</text:span><text:span text:style-name="T4"> is ... an </text:span><text:span text:style-name="T5">lvalu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 operat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 operator</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11"><text:span text:style-name="T3"/></text:p>
                <text:p text:style-name="P11"><text:span text:style-name="T3"/></text:p>
                <text:p text:style-name="P11"><text:span text:style-name="T3"/></text:p>
                <text:p text:style-name="P11"><text:span text:style-name="T3"/></text:p>
                <text:list text:style-name="L5">
                  <text:list-header>
                    <text:p text:style-name="P12"><text:span text:style-name="T3"/></text:p>
                    <text:p text:style-name="P12"><text:span text:style-name="T3"/></text:p>
                    <text:p text:style-name="P12"><text:span text:style-name="T3"/></text:p>
                  </text:list-header>
                  <text:list-item>
                    <text:p text:style-name="P12"><text:span text:style-name="T3">w designates an object and is an lvalue</text:span></text:p>
                  </text:list-item>
                  <text:list-item>
                    <text:p text:style-name="P12"><text:span text:style-name="T3">w is a modifiable lvalue</text:span></text:p>
                    <text:list>
                      <text:list-item>
                        <text:p text:style-name="P12"><text:span text:style-name="T3">(not array, incomplete, const)</text:span></text:p>
                      </text:list-item>
                    </text:list>
                  </text:list-item>
                  <text:list-item>
                    <text:p text:style-name="P12"><text:span text:style-name="T3">w is </text:span><text:span text:style-name="T12">not</text:span><text:span text:style-name="T3"> converted to a value</text:span></text:p>
                    <text:list>
                      <text:list-item>
                        <text:p text:style-name="P12"><text:span text:style-name="T3">(left operand of . operator)</text:span></text:p>
                      </text:list-item>
                    </text:list>
                  </text:list-item>
                  <text:list-item>
                    <text:p text:style-name="P12"><text:span text:style-name="T3">so w.member is also an lvalue</text:span></text:p>
                  </text:list-item>
                  <text:list-item>
                    <text:p text:style-name="P12"><text:span text:style-name="T3">w.member is </text:span><text:span text:style-name="T12">not</text:span><text:span text:style-name="T3"> converted to a value</text:span></text:p>
                    <text:list>
                      <text:list-item>
                        <text:p text:style-name="P12"><text:span text:style-name="T3">(left hand side of assignment)</text:span></text:p>
                      </text:list-item>
                    </text:list>
                  </text:list-item>
                </text:list>
              </text:list-header>
            </text:list>
          </draw:text-box>
        </draw:frame>
        <draw:custom-shape draw:style-name="gr10" draw:text-style-name="P2" draw:layer="layout" svg:width="3.202cm" svg:height="3.295cm" svg:x="19.958cm" svg:y="6.429cm">
          <text:p text:style-name="P4"><text:span text:style-name="T16"></text:span></text:p>
          <draw:enhanced-geometry svg:viewBox="0 0 21600 21600" draw:type="rectangle" draw:enhanced-path="M 0 0 L 21600 0 21600 21600 0 21600 0 0 Z N"/>
        </draw:custom-shape>
        <draw:custom-shape draw:style-name="gr4" draw:text-style-name="P2" draw:layer="layout" svg:width="9.198cm" svg:height="2.801cm" svg:x="8.758cm" svg:y="6.522cm">
          <text:p text:style-name="P9"><text:span text:style-name="T13">void</text:span><text:span text:style-name="T14"> f(wibble w)</text:span></text:p>
          <text:p text:style-name="P9"><text:span text:style-name="T15">{</text:span></text:p>
          <text:p text:style-name="P9"><text:span text:style-name="T15"><text:s text:c="4"/></text:span><text:span text:style-name="T15">w.member = 42;</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20.407cm" svg:y1="8.237cm" svg:x2="16.756cm" svg:y2="8.233cm">
          <text:p/>
        </draw:line>
        <draw:custom-shape draw:style-name="gr3" draw:text-style-name="P2" draw:layer="layout" svg:width="23.759cm" svg:height="4.496cm" svg:x="2.558cm" svg:y="1.323cm">
          <text:p text:style-name="P4"><text:span text:style-name="T4">6.5.2.3 Structure and union members</text:span></text:p>
          <text:p text:style-name="P4"><text:span text:style-name="T4">para 3 - A postfix </text:span><text:span text:style-name="T5">expression</text:span><text:span text:style-name="T4"> followed by the . operator and an </text:span><text:span text:style-name="T5">identifier</text:span><text:span text:style-name="T4"> designates a member of a structure or union. The </text:span><text:span text:style-name="T5">value</text:span><text:span text:style-name="T4"> is that of the named member, and is an </text:span><text:span text:style-name="T5">lvalue</text:span><text:span text:style-name="T4"> if the first </text:span><text:span text:style-name="T5">expression</text:span><text:span text:style-name="T4"> is an </text:span><text:span text:style-name="T5">lvalu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4"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5" draw:text-style-name="P2" draw:layer="layout" svg:width="22.649cm" svg:height="16.934cm" svg:x="3.597cm" svg:y="1.058cm" presentation:class="outline" presentation:user-transformed="true">
          <draw:text-box>
            <text:list text:style-name="L4">
              <text:list-item>
                <text:p text:style-name="P7">is this a conforming program?</text:p>
              </text:list-item>
              <text:list-item>
                <text:p text:style-name="P7">if not why not? </text:p>
                <text:list text:style-name="L5">
                  <text:list-item>
                    <text:p text:style-name="P8">what clause? what paragraph? what sentence?</text:p>
                  </text:list-item>
                </text:list>
              </text:list-item>
            </text:list>
          </draw:text-box>
        </draw:frame>
        <draw:custom-shape draw:style-name="gr4" draw:text-style-name="P2" draw:layer="layout" svg:width="8.207cm" svg:height="11.056cm" svg:x="6.954cm" svg:y="5.909cm">
          <text:p text:style-name="P9"><text:span text:style-name="T13">typedef struct</text:span></text:p>
          <text:p text:style-name="P9"><text:span text:style-name="T14">{</text:span></text:p>
          <text:p text:style-name="P9"><text:span text:style-name="T14"><text:s text:c="4"/></text:span><text:span text:style-name="T13">int</text:span><text:span text:style-name="T14"> member;</text:span></text:p>
          <text:p text:style-name="P9"><text:span text:style-name="T14">}</text:span></text:p>
          <text:p text:style-name="P9"><text:span text:style-name="T14">wibble;</text:span></text:p>
          <text:p text:style-name="P9"><text:span text:style-name="T14"/></text:p>
          <text:p text:style-name="P9"><text:span text:style-name="T14">wibble f(</text:span><text:span text:style-name="T13">void</text:span><text:span text:style-name="T14">)</text:span></text:p>
          <text:p text:style-name="P9"><text:span text:style-name="T14">{</text:span></text:p>
          <text:p text:style-name="P9"><text:span text:style-name="T14"><text:s text:c="4"/></text:span><text:span text:style-name="T14">wibble w;</text:span></text:p>
          <text:p text:style-name="P9"><text:span text:style-name="T14"><text:s text:c="4"/></text:span><text:span text:style-name="T14">...</text:span></text:p>
          <text:p text:style-name="P9"><text:span text:style-name="T14"><text:s text:c="4"/></text:span><text:span text:style-name="T13">return</text:span><text:span text:style-name="T14"> w;</text:span></text:p>
          <text:p text:style-name="P9"><text:span text:style-name="T14">}</text:span></text:p>
          <text:p text:style-name="P9"><text:span text:style-name="T15"/></text:p>
          <text:p text:style-name="P9"><text:span text:style-name="T13">void</text:span><text:span text:style-name="T15"> use(</text:span><text:span text:style-name="T13">void</text:span><text:span text:style-name="T15">)</text:span></text:p>
          <text:p text:style-name="P9"><text:span text:style-name="T15">{</text:span></text:p>
          <text:p text:style-name="P9"><text:span text:style-name="T15"><text:s text:c="4"/></text:span><text:span text:style-name="T15">f().member--;</text:span></text:p>
          <text:p text:style-name="P9"><text:span text:style-name="T15">}</text:span></text:p>
          <draw:enhanced-geometry svg:viewBox="0 0 21600 21600" draw:type="mso-spt202" draw:enhanced-path="M 0 0 L 21600 0 21600 21600 0 21600 0 0 Z N"/>
        </draw:custom-shape>
        <draw:g>
          <draw:rect draw:style-name="gr12" draw:text-style-name="P10" draw:layer="layout" svg:width="10.203cm" svg:height="9.586cm" svg:x="13.958cm" svg:y="6.341cm">
            <text:p/>
          </draw:rect>
          <draw:g>
            <draw:custom-shape draw:style-name="gr13" draw:text-style-name="P2" draw:layer="layout" svg:width="0.364cm" svg:height="0.455cm" svg:x="17.415cm" svg:y="8.698cm">
              <text:p/>
              <draw:enhanced-geometry svg:viewBox="0 0 402 505" draw:mirror-horizontal="true"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4" draw:text-style-name="P2" draw:layer="layout" svg:width="0.27cm" svg:height="0.229cm" svg:x="22.02cm" svg:y="13.168cm">
              <text:p/>
              <draw:enhanced-geometry svg:viewBox="0 0 301 254" draw:mirror-horizontal="true" draw:type="non-primitive" draw:enhanced-path="M 4 175 L 6 80 0 25 5 1 38 0 38 0 109 14 196 37 270 60 301 70 301 70 289 93 258 145 217 204 170 248 125 254 125 254 63 218 20 188 4 175 4 175 4 175 Z N"/>
            </draw:custom-shape>
            <draw:custom-shape draw:style-name="gr15" draw:text-style-name="P2" draw:layer="layout" svg:width="1.449cm" svg:height="1.165cm" svg:x="20.789cm" svg:y="13.078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6" draw:text-style-name="P2" draw:layer="layout" svg:width="1.449cm" svg:height="1.165cm" svg:x="20.789cm" svg:y="13.078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7" draw:text-style-name="P10" draw:layer="layout" svg:x1="21.692cm" svg:y1="13.379cm" svg:x2="21.808cm" svg:y2="13.496cm">
              <text:p/>
            </draw:line>
            <draw:custom-shape draw:style-name="gr18" draw:text-style-name="P2" draw:layer="layout" svg:width="3.294cm" svg:height="2.714cm" svg:x="20.854cm" svg:y="13.199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6" draw:text-style-name="P2" draw:layer="layout" svg:width="3.294cm" svg:height="2.714cm" svg:x="20.854cm" svg:y="13.199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9" draw:text-style-name="P2" draw:layer="layout" svg:width="2.097cm" svg:height="1.862cm" svg:x="21.742cm" svg:y="13.546cm">
              <text:p/>
              <draw:enhanced-geometry svg:viewBox="0 0 2328 2071" draw:mirror-horizontal="true"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6" draw:text-style-name="P2" draw:layer="layout" svg:width="0.436cm" svg:height="0.314cm" svg:x="20.922cm" svg:y="15.009cm">
              <text:p/>
              <draw:enhanced-geometry svg:viewBox="0 0 486 353" draw:mirror-horizontal="true" draw:type="non-primitive" draw:enhanced-path="M 486 0 L 459 30 424 62 380 97 331 135 277 173 220 212 163 250 105 288 51 322 0 353 N"/>
            </draw:custom-shape>
            <draw:custom-shape draw:style-name="gr16" draw:text-style-name="P2" draw:layer="layout" svg:width="0.999cm" svg:height="0.41cm" svg:x="21.355cm" svg:y="15.323cm">
              <text:p/>
              <draw:enhanced-geometry svg:viewBox="0 0 1111 453" draw:mirror-horizontal="true" draw:type="non-primitive" draw:enhanced-path="M 1111 0 L 1085 15 1052 33 1013 52 969 74 921 96 869 120 812 145 753 171 691 197 629 224 565 250 502 276 439 301 376 326 316 349 259 370 203 391 152 409 106 424 65 436 29 446 0 453 N"/>
            </draw:custom-shape>
            <draw:custom-shape draw:style-name="gr16" draw:text-style-name="P2" draw:layer="layout" svg:width="0.887cm" svg:height="0.039cm" svg:x="22.354cm" svg:y="15.711cm">
              <text:p/>
              <draw:enhanced-geometry svg:viewBox="0 0 982 46" draw:mirror-horizontal="true" draw:type="non-primitive" draw:enhanced-path="M 982 27 L 947 33 905 37 856 41 803 44 745 45 684 46 620 46 554 46 488 44 422 42 356 39 293 36 233 31 175 26 122 20 75 15 34 8 0 0 N"/>
            </draw:custom-shape>
            <draw:custom-shape draw:style-name="gr16" draw:text-style-name="P2" draw:layer="layout" svg:width="0.575cm" svg:height="0.279cm" svg:x="23.242cm" svg:y="15.432cm">
              <text:p/>
              <draw:enhanced-geometry svg:viewBox="0 0 641 307" draw:mirror-horizontal="true" draw:type="non-primitive" draw:enhanced-path="M 641 307 L 595 295 546 281 492 264 436 245 377 223 318 200 260 176 205 148 153 121 104 92 62 62 27 32 0 0 N"/>
            </draw:custom-shape>
            <draw:custom-shape draw:style-name="gr16" draw:text-style-name="P2" draw:layer="layout" svg:width="0.485cm" svg:height="0.476cm" svg:x="20.888cm" svg:y="14.208cm">
              <text:p/>
              <draw:enhanced-geometry svg:viewBox="0 0 541 528" draw:mirror-horizontal="true" draw:type="non-primitive" draw:enhanced-path="M 541 0 L 502 59 465 116 427 172 390 225 353 276 315 322 279 365 243 405 207 439 172 468 135 493 102 511 68 523 34 528 0 526 N"/>
            </draw:custom-shape>
            <draw:custom-shape draw:style-name="gr16" draw:text-style-name="P2" draw:layer="layout" svg:width="0.472cm" svg:height="0.233cm" svg:x="21.377cm" svg:y="14.447cm">
              <text:p/>
              <draw:enhanced-geometry svg:viewBox="0 0 524 264" draw:mirror-horizontal="true" draw:type="non-primitive" draw:enhanced-path="M 524 264 L 469 249 407 225 338 195 269 159 200 121 137 85 82 52 38 25 10 7 0 0 N"/>
            </draw:custom-shape>
            <draw:custom-shape draw:style-name="gr16" draw:text-style-name="P2" draw:layer="layout" svg:width="0.134cm" svg:height="0.715cm" svg:x="21.715cm" svg:y="14.447cm">
              <text:p/>
              <draw:enhanced-geometry svg:viewBox="0 0 148 798" draw:mirror-horizontal="true" draw:type="non-primitive" draw:enhanced-path="M 0 0 L 30 36 59 78 82 125 103 176 119 229 132 283 141 341 147 398 148 454 147 510 141 562 132 611 119 658 103 699 82 735 59 763 30 785 0 798 N"/>
            </draw:custom-shape>
            <draw:custom-shape draw:style-name="gr16" draw:text-style-name="P2" draw:layer="layout" svg:width="0.607cm" svg:height="0.171cm" svg:x="21.846cm" svg:y="15.013cm">
              <text:p/>
              <draw:enhanced-geometry svg:viewBox="0 0 678 190" draw:mirror-horizontal="true" draw:type="non-primitive" draw:enhanced-path="M 678 164 L 631 175 583 183 533 188 481 190 429 188 376 181 323 171 268 156 214 136 160 110 106 79 53 43 0 0 N"/>
            </draw:custom-shape>
            <draw:custom-shape draw:style-name="gr16" draw:text-style-name="P2" draw:layer="layout" svg:width="0.13cm" svg:height="0.409cm" svg:x="22.349cm" svg:y="15.013cm">
              <text:p/>
              <draw:enhanced-geometry svg:viewBox="0 0 145 454" draw:mirror-horizontal="true" draw:type="non-primitive" draw:enhanced-path="M 26 0 L 63 45 94 93 118 142 135 191 144 240 145 286 140 329 127 368 106 401 78 427 43 445 0 454 N"/>
            </draw:custom-shape>
            <draw:custom-shape draw:style-name="gr16" draw:text-style-name="P2" draw:layer="layout" svg:width="0.823cm" svg:height="0.031cm" svg:x="22.476cm" svg:y="15.414cm">
              <text:p/>
              <draw:enhanced-geometry svg:viewBox="0 0 912 32" draw:mirror-horizontal="true" draw:type="non-primitive" draw:enhanced-path="M 912 9 L 871 12 824 16 768 19 707 22 642 26 574 28 504 30 432 32 362 32 294 30 229 29 169 26 114 22 67 17 28 9 0 0 N"/>
            </draw:custom-shape>
            <draw:custom-shape draw:style-name="gr16" draw:text-style-name="P2" draw:layer="layout" svg:width="0.216cm" svg:height="0.207cm" svg:x="23.303cm" svg:y="15.207cm">
              <text:p/>
              <draw:enhanced-geometry svg:viewBox="0 0 242 234" draw:mirror-horizontal="true" draw:type="non-primitive" draw:enhanced-path="M 242 234 L 181 204 128 172 80 134 43 94 16 48 0 0 N"/>
            </draw:custom-shape>
            <draw:custom-shape draw:style-name="gr16" draw:text-style-name="P2" draw:layer="layout" svg:width="0.216cm" svg:height="0.324cm" svg:x="22.655cm" svg:y="14.95cm">
              <text:p/>
              <draw:enhanced-geometry svg:viewBox="0 0 242 362" draw:mirror-horizontal="true" draw:type="non-primitive" draw:enhanced-path="M 0 0 L 46 42 92 82 137 123 175 163 208 202 231 238 242 274 241 306 225 336 191 362 N"/>
            </draw:custom-shape>
            <draw:custom-shape draw:style-name="gr16" draw:text-style-name="P2" draw:layer="layout" svg:width="0.634cm" svg:height="0.121cm" svg:x="22.7cm" svg:y="15.274cm">
              <text:p/>
              <draw:enhanced-geometry svg:viewBox="0 0 705 131" draw:mirror-horizontal="true" draw:type="non-primitive" draw:enhanced-path="M 705 0 L 669 19 628 37 584 53 536 69 485 84 431 96 375 107 316 116 255 124 192 129 129 131 66 131 0 128 N"/>
            </draw:custom-shape>
            <draw:custom-shape draw:style-name="gr16" draw:text-style-name="P2" draw:layer="layout" svg:width="0.386cm" svg:height="0.135cm" svg:x="21.161cm" svg:y="13.906cm">
              <text:p/>
              <draw:enhanced-geometry svg:viewBox="0 0 430 154" draw:mirror-horizontal="true" draw:type="non-primitive" draw:enhanced-path="M 430 154 L 373 124 313 94 252 65 193 40 136 20 84 6 38 0 0 5 N"/>
            </draw:custom-shape>
            <draw:custom-shape draw:style-name="gr16" draw:text-style-name="P2" draw:layer="layout" svg:width="0.18cm" svg:height="0.093cm" svg:x="21.547cm" svg:y="13.911cm">
              <text:p/>
              <draw:enhanced-geometry svg:viewBox="0 0 200 105" draw:mirror-horizontal="true" draw:type="non-primitive" draw:enhanced-path="M 200 0 L 110 40 33 84 0 105 N"/>
            </draw:custom-shape>
            <draw:custom-shape draw:style-name="gr16" draw:text-style-name="P2" draw:layer="layout" svg:width="0.08cm" svg:height="0.166cm" svg:x="21.728cm" svg:y="13.838cm">
              <text:p/>
              <draw:enhanced-geometry svg:viewBox="0 0 86 183" draw:mirror-horizontal="true" draw:type="non-primitive" draw:enhanced-path="M 86 183 L 41 86 10 22 0 0 N"/>
            </draw:custom-shape>
            <draw:custom-shape draw:style-name="gr16" draw:text-style-name="P2" draw:layer="layout" svg:width="0.211cm" svg:height="0.539cm" svg:x="21.364cm" svg:y="13.947cm">
              <text:p/>
              <draw:enhanced-geometry svg:viewBox="0 0 235 600" draw:mirror-horizontal="true" draw:type="non-primitive" draw:enhanced-path="M 0 0 L 4 38 17 93 40 157 67 228 99 303 131 378 162 447 190 508 214 556 229 588 235 600 N"/>
            </draw:custom-shape>
            <draw:custom-shape draw:style-name="gr16" draw:text-style-name="P2" draw:layer="layout" svg:width="0.589cm" svg:height="0.121cm" svg:x="21.365cm" svg:y="14.365cm">
              <text:p/>
              <draw:enhanced-geometry svg:viewBox="0 0 653 136" draw:mirror-horizontal="true" draw:type="non-primitive" draw:enhanced-path="M 653 136 L 572 106 496 80 425 58 358 39 297 24 242 12 191 4 146 0 107 0 73 3 46 11 25 24 10 41 1 61 0 86 4 116 N"/>
            </draw:custom-shape>
            <draw:custom-shape draw:style-name="gr16" draw:text-style-name="P2" draw:layer="layout" svg:width="0.067cm" svg:height="0.579cm" svg:x="21.882cm" svg:y="14.469cm">
              <text:p/>
              <draw:enhanced-geometry svg:viewBox="0 0 73 643" draw:mirror-horizontal="true" draw:type="non-primitive" draw:enhanced-path="M 0 0 L 12 54 23 119 32 192 41 270 49 348 56 424 63 494 67 554 70 601 72 632 73 643 N"/>
            </draw:custom-shape>
            <draw:custom-shape draw:style-name="gr16" draw:text-style-name="P2" draw:layer="layout" svg:width="0.72cm" svg:height="0.166cm" svg:x="21.885cm" svg:y="14.892cm">
              <text:p/>
              <draw:enhanced-geometry svg:viewBox="0 0 798 181" draw:mirror-horizontal="true" draw:type="non-primitive" draw:enhanced-path="M 798 171 L 714 141 635 114 560 89 490 66 425 48 364 32 309 20 258 11 212 4 170 0 132 0 101 4 72 11 49 20 31 33 16 49 6 68 1 92 0 118 3 148 11 181 N"/>
            </draw:custom-shape>
            <draw:custom-shape draw:style-name="gr16" draw:text-style-name="P2" draw:layer="layout" svg:width="0.274cm" svg:height="0.22cm" svg:x="22.597cm" svg:y="14.838cm">
              <text:p/>
              <draw:enhanced-geometry svg:viewBox="0 0 306 244" draw:mirror-horizontal="true" draw:type="non-primitive" draw:enhanced-path="M 306 244 L 231 160 159 96 96 50 45 20 12 5 0 0 N"/>
            </draw:custom-shape>
            <draw:custom-shape draw:style-name="gr16" draw:text-style-name="P2" draw:layer="layout" svg:width="0.612cm" svg:height="0.328cm" svg:x="20.854cm" svg:y="14.5cm">
              <text:p/>
              <draw:enhanced-geometry svg:viewBox="0 0 676 364" draw:mirror-horizontal="true" draw:type="non-primitive" draw:enhanced-path="M 676 0 L 658 40 634 81 604 121 572 159 534 195 494 231 449 262 403 289 354 314 305 335 253 349 202 360 150 364 99 361 49 352 0 336 N"/>
            </draw:custom-shape>
            <draw:custom-shape draw:style-name="gr16" draw:text-style-name="P2" draw:layer="layout" svg:width="0.175cm" svg:height="0.125cm" svg:x="21.464cm" svg:y="14.68cm">
              <text:p/>
              <draw:enhanced-geometry svg:viewBox="0 0 197 136" draw:mirror-horizontal="true" draw:type="non-primitive" draw:enhanced-path="M 197 136 L 80 79 21 41 0 16 2 3 6 0 N"/>
            </draw:custom-shape>
            <draw:custom-shape draw:style-name="gr16" draw:text-style-name="P2" draw:layer="layout" svg:width="0.068cm" svg:height="0.418cm" svg:x="21.569cm" svg:y="14.68cm">
              <text:p/>
              <draw:enhanced-geometry svg:viewBox="0 0 75 462" draw:mirror-horizontal="true" draw:type="non-primitive" draw:enhanced-path="M 0 0 L 28 74 50 140 65 201 72 258 75 311 69 362 57 412 36 462 N"/>
            </draw:custom-shape>
            <draw:custom-shape draw:style-name="gr16" draw:text-style-name="P2" draw:layer="layout" svg:width="0.391cm" svg:height="0.13cm" svg:x="21.212cm" svg:y="15.099cm">
              <text:p/>
              <draw:enhanced-geometry svg:viewBox="0 0 434 145" draw:mirror-horizontal="true" draw:type="non-primitive" draw:enhanced-path="M 0 0 L 76 0 142 1 199 5 251 14 299 31 343 57 387 95 434 145 N"/>
            </draw:custom-shape>
            <draw:custom-shape draw:style-name="gr16" draw:text-style-name="P2" draw:layer="layout" svg:width="0.477cm" svg:height="0.148cm" svg:x="23.412cm" svg:y="14.901cm">
              <text:p/>
              <draw:enhanced-geometry svg:viewBox="0 0 531 165" draw:mirror-horizontal="true" draw:type="non-primitive" draw:enhanced-path="M 531 162 L 452 165 375 162 303 155 236 145 175 131 122 114 77 94 40 73 15 49 1 25 0 0 N"/>
            </draw:custom-shape>
            <draw:custom-shape draw:style-name="gr16" draw:text-style-name="P2" draw:layer="layout" svg:width="0.242cm" svg:height="0.171cm" svg:x="23.083cm" svg:y="14.675cm">
              <text:p/>
              <draw:enhanced-geometry svg:viewBox="0 0 271 190" draw:mirror-horizontal="true" draw:type="non-primitive" draw:enhanced-path="M 0 0 L 55 33 119 67 179 102 231 136 264 165 271 190 N"/>
            </draw:custom-shape>
            <draw:custom-shape draw:style-name="gr16" draw:text-style-name="P2" draw:layer="layout" svg:width="0.724cm" svg:height="0.247cm" svg:x="21.773cm" svg:y="15.194cm">
              <text:p/>
              <draw:enhanced-geometry svg:viewBox="0 0 802 272" draw:mirror-horizontal="true" draw:type="non-primitive" draw:enhanced-path="M 0 272 L 34 264 77 254 126 241 179 226 238 208 299 188 362 168 426 146 490 124 552 101 612 80 668 58 719 38 765 18 802 0 N"/>
            </draw:custom-shape>
            <draw:custom-shape draw:style-name="gr16" draw:text-style-name="P2" draw:layer="layout" svg:width="0.459cm" svg:height="0.138cm" svg:x="21.31cm" svg:y="15.171cm">
              <text:p/>
              <draw:enhanced-geometry svg:viewBox="0 0 514 155" draw:mirror-horizontal="true" draw:type="non-primitive" draw:enhanced-path="M 0 29 L 50 11 106 2 163 0 222 3 280 14 335 29 387 49 433 72 470 98 497 127 514 155 N"/>
            </draw:custom-shape>
            <draw:custom-shape draw:style-name="gr16" draw:text-style-name="P2" draw:layer="layout" svg:width="0.445cm" svg:height="0.067cm" svg:x="21.769cm" svg:y="13.506cm">
              <text:p/>
              <draw:enhanced-geometry svg:viewBox="0 0 495 73" draw:mirror-horizontal="true" draw:type="non-primitive" draw:enhanced-path="M 495 73 L 439 53 378 34 313 18 249 6 186 0 129 0 77 9 33 26 0 54 N"/>
            </draw:custom-shape>
            <draw:custom-shape draw:style-name="gr16" draw:text-style-name="P2" draw:layer="layout" svg:width="0.126cm" svg:height="0.161cm" svg:x="22.218cm" svg:y="13.393cm">
              <text:p/>
              <draw:enhanced-geometry svg:viewBox="0 0 136 180" draw:mirror-horizontal="true" draw:type="non-primitive" draw:enhanced-path="M 136 180 L 71 90 21 25 0 0 N"/>
            </draw:custom-shape>
            <draw:custom-shape draw:style-name="gr16" draw:text-style-name="P2" draw:layer="layout" svg:width="0.328cm" svg:height="0.167cm" svg:x="23.807cm" svg:y="15.148cm">
              <text:p/>
              <draw:enhanced-geometry svg:viewBox="0 0 365 187" draw:mirror-horizontal="true" draw:type="non-primitive" draw:enhanced-path="M 365 187 L 304 174 237 152 170 122 108 88 56 55 18 24 0 0 N"/>
            </draw:custom-shape>
            <draw:custom-shape draw:style-name="gr20" draw:text-style-name="P2" draw:layer="layout" svg:width="0.311cm" svg:height="0.13cm" svg:x="22.948cm" svg:y="14.5cm">
              <text:p/>
              <draw:enhanced-geometry svg:viewBox="0 0 344 145" draw:mirror-horizontal="true" draw:type="non-primitive" draw:enhanced-path="M 344 145 L 297 91 237 53 171 27 108 11 54 3 15 0 0 0 N"/>
            </draw:custom-shape>
            <draw:custom-shape draw:style-name="gr20" draw:text-style-name="P2" draw:layer="layout" svg:width="0.229cm" svg:height="0.166cm" svg:x="22.881cm" svg:y="14.37cm">
              <text:p/>
              <draw:enhanced-geometry svg:viewBox="0 0 254 181" draw:mirror-horizontal="true" draw:type="non-primitive" draw:enhanced-path="M 254 181 L 203 128 137 78 70 37 21 10 0 0 N"/>
            </draw:custom-shape>
            <draw:custom-shape draw:style-name="gr20" draw:text-style-name="P2" draw:layer="layout" svg:width="0.269cm" svg:height="0.117cm" svg:x="22.778cm" svg:y="14.288cm">
              <text:p/>
              <draw:enhanced-geometry svg:viewBox="0 0 297 126" draw:mirror-horizontal="true" draw:type="non-primitive" draw:enhanced-path="M 297 126 L 238 82 160 47 83 21 23 5 0 0 N"/>
            </draw:custom-shape>
            <draw:custom-shape draw:style-name="gr20" draw:text-style-name="P2" draw:layer="layout" svg:width="0.252cm" svg:height="0.149cm" svg:x="22.69cm" svg:y="14.167cm">
              <text:p/>
              <draw:enhanced-geometry svg:viewBox="0 0 279 161" draw:mirror-horizontal="true" draw:type="non-primitive" draw:enhanced-path="M 279 161 L 222 113 150 69 77 32 23 9 0 0 N"/>
            </draw:custom-shape>
            <draw:custom-shape draw:style-name="gr20" draw:text-style-name="P2" draw:layer="layout" svg:width="0.292cm" svg:height="0.121cm" svg:x="22.579cm" svg:y="14.073cm">
              <text:p/>
              <draw:enhanced-geometry svg:viewBox="0 0 324 135" draw:mirror-horizontal="true" draw:type="non-primitive" draw:enhanced-path="M 324 135 L 278 100 212 68 138 41 70 19 19 4 0 0 N"/>
            </draw:custom-shape>
            <draw:custom-shape draw:style-name="gr20" draw:text-style-name="P2" draw:layer="layout" svg:width="0.27cm" svg:height="0.13cm" svg:x="22.52cm" svg:y="13.987cm">
              <text:p/>
              <draw:enhanced-geometry svg:viewBox="0 0 300 145" draw:mirror-horizontal="true" draw:type="non-primitive" draw:enhanced-path="M 300 145 L 248 95 171 56 89 25 26 6 0 0 N"/>
            </draw:custom-shape>
            <draw:custom-shape draw:style-name="gr20" draw:text-style-name="P2" draw:layer="layout" svg:width="0.257cm" svg:height="0.125cm" svg:x="22.422cm" svg:y="13.879cm">
              <text:p/>
              <draw:enhanced-geometry svg:viewBox="0 0 287 138" draw:mirror-horizontal="true" draw:type="non-primitive" draw:enhanced-path="M 287 138 L 233 95 159 58 82 28 24 8 0 0 N"/>
            </draw:custom-shape>
            <draw:custom-shape draw:style-name="gr20" draw:text-style-name="P2" draw:layer="layout" svg:width="0.233cm" svg:height="0.116cm" svg:x="22.342cm" svg:y="13.776cm">
              <text:p/>
              <draw:enhanced-geometry svg:viewBox="0 0 263 127" draw:mirror-horizontal="true" draw:type="non-primitive" draw:enhanced-path="M 263 127 L 187 80 101 39 30 11 0 0 N"/>
            </draw:custom-shape>
            <draw:custom-shape draw:style-name="gr20" draw:text-style-name="P2" draw:layer="layout" svg:width="0.252cm" svg:height="0.108cm" svg:x="22.263cm" svg:y="13.676cm">
              <text:p/>
              <draw:enhanced-geometry svg:viewBox="0 0 279 117" draw:mirror-horizontal="true" draw:type="non-primitive" draw:enhanced-path="M 279 117 L 226 74 154 41 80 18 22 5 0 0 N"/>
            </draw:custom-shape>
            <draw:custom-shape draw:style-name="gr20" draw:text-style-name="P2" draw:layer="layout" svg:width="0.252cm" svg:height="0.121cm" svg:x="22.195cm" svg:y="13.573cm">
              <text:p/>
              <draw:enhanced-geometry svg:viewBox="0 0 281 135" draw:mirror-horizontal="true" draw:type="non-primitive" draw:enhanced-path="M 281 135 L 223 90 151 53 78 24 22 6 0 0 N"/>
            </draw:custom-shape>
            <draw:custom-shape draw:style-name="gr20" draw:text-style-name="P2" draw:layer="layout" svg:width="0.044cm" svg:height="0.71cm" svg:x="22.227cm" svg:y="13.515cm">
              <text:p/>
              <draw:enhanced-geometry svg:viewBox="0 0 49 788" draw:mirror-horizontal="true" draw:type="non-primitive" draw:enhanced-path="M 0 0 L 10 28 21 67 29 116 35 172 41 234 46 301 48 369 49 439 48 507 44 572 40 632 33 685 25 730 14 765 0 788 N"/>
            </draw:custom-shape>
            <draw:custom-shape draw:style-name="gr20" draw:text-style-name="P2" draw:layer="layout" svg:width="0.184cm" svg:height="0.283cm" svg:x="22.272cm" svg:y="13.965cm">
              <text:p/>
              <draw:enhanced-geometry svg:viewBox="0 0 208 317" draw:mirror-horizontal="true" draw:type="non-primitive" draw:enhanced-path="M 208 290 L 182 310 155 317 126 310 97 290 70 257 45 211 25 153 9 83 0 0 N"/>
            </draw:custom-shape>
            <draw:custom-shape draw:style-name="gr20" draw:text-style-name="P2" draw:layer="layout" svg:width="0.13cm" svg:height="0.432cm" svg:x="22.326cm" svg:y="13.532cm">
              <text:p/>
              <draw:enhanced-geometry svg:viewBox="0 0 145 481" draw:mirror-horizontal="true" draw:type="non-primitive" draw:enhanced-path="M 0 481 L 1 395 11 315 31 240 53 172 79 114 104 67 126 31 140 8 145 0 N"/>
            </draw:custom-shape>
            <draw:custom-shape draw:style-name="gr20" draw:text-style-name="P2" draw:layer="layout" svg:width="0.351cm" svg:height="0.441cm" svg:x="22.323cm" svg:y="13.532cm">
              <text:p/>
              <draw:enhanced-geometry svg:viewBox="0 0 387 491" draw:mirror-horizontal="true" draw:type="non-primitive" draw:enhanced-path="M 387 0 L 355 61 324 121 292 179 259 234 227 286 195 334 162 377 129 414 97 445 64 469 32 484 0 491 N"/>
            </draw:custom-shape>
            <draw:custom-shape draw:style-name="gr20" draw:text-style-name="P2" draw:layer="layout" svg:width="0.113cm" svg:height="0.248cm" svg:x="22.674cm" svg:y="13.726cm">
              <text:p/>
              <draw:enhanced-geometry svg:viewBox="0 0 128 274" draw:mirror-horizontal="true" draw:type="non-primitive" draw:enhanced-path="M 128 274 L 78 269 41 247 14 212 0 168 1 116 16 59 46 0 N"/>
            </draw:custom-shape>
            <draw:custom-shape draw:style-name="gr20" draw:text-style-name="P2" draw:layer="layout" svg:width="0.414cm" svg:height="0.261cm" svg:x="22.335cm" svg:y="13.465cm">
              <text:p/>
              <draw:enhanced-geometry svg:viewBox="0 0 460 289" draw:mirror-horizontal="true" draw:type="non-primitive" draw:enhanced-path="M 0 289 L 39 244 94 199 159 155 229 113 298 77 360 45 412 21 447 5 460 0 N"/>
            </draw:custom-shape>
            <draw:custom-shape draw:style-name="gr20" draw:text-style-name="P2" draw:layer="layout" svg:width="0.265cm" svg:height="0.144cm" svg:x="22.472cm" svg:y="14.675cm">
              <text:p/>
              <draw:enhanced-geometry svg:viewBox="0 0 297 162" draw:mirror-horizontal="true" draw:type="non-primitive" draw:enhanced-path="M 297 162 L 253 112 192 71 125 40 63 17 18 4 0 0 N"/>
            </draw:custom-shape>
            <draw:custom-shape draw:style-name="gr20" draw:text-style-name="P2" draw:layer="layout" svg:width="0.233cm" svg:height="0.175cm" svg:x="22.342cm" svg:y="14.541cm">
              <text:p/>
              <draw:enhanced-geometry svg:viewBox="0 0 263 191" draw:mirror-horizontal="true" draw:type="non-primitive" draw:enhanced-path="M 263 191 L 184 119 112 64 54 28 14 7 0 0 N"/>
            </draw:custom-shape>
            <draw:custom-shape draw:style-name="gr20" draw:text-style-name="P2" draw:layer="layout" svg:width="0.269cm" svg:height="0.143cm" svg:x="22.184cm" svg:y="14.464cm">
              <text:p/>
              <draw:enhanced-geometry svg:viewBox="0 0 300 161" draw:mirror-horizontal="true" draw:type="non-primitive" draw:enhanced-path="M 300 161 L 243 107 166 62 87 28 25 7 0 0 N"/>
            </draw:custom-shape>
            <draw:custom-shape draw:style-name="gr20" draw:text-style-name="P2" draw:layer="layout" svg:width="0.265cm" svg:height="0.121cm" svg:x="22.08cm" svg:y="14.356cm">
              <text:p/>
              <draw:enhanced-geometry svg:viewBox="0 0 297 134" draw:mirror-horizontal="true" draw:type="non-primitive" draw:enhanced-path="M 297 134 L 228 82 149 44 76 19 21 4 0 0 N"/>
            </draw:custom-shape>
            <draw:custom-shape draw:style-name="gr20" draw:text-style-name="P2" draw:layer="layout" svg:width="0.211cm" svg:height="0.113cm" svg:x="21.999cm" svg:y="14.257cm">
              <text:p/>
              <draw:enhanced-geometry svg:viewBox="0 0 234 126" draw:mirror-horizontal="true" draw:type="non-primitive" draw:enhanced-path="M 234 126 L 170 75 94 35 27 9 0 0 N"/>
            </draw:custom-shape>
            <draw:custom-shape draw:style-name="gr20" draw:text-style-name="P2" draw:layer="layout" svg:width="0.211cm" svg:height="0.103cm" svg:x="21.891cm" svg:y="14.176cm">
              <text:p/>
              <draw:enhanced-geometry svg:viewBox="0 0 236 118" draw:mirror-horizontal="true" draw:type="non-primitive" draw:enhanced-path="M 236 118 L 176 70 98 32 30 8 0 0 N"/>
            </draw:custom-shape>
            <draw:custom-shape draw:style-name="gr20" draw:text-style-name="P2" draw:layer="layout" svg:width="0.233cm" svg:height="0.121cm" svg:x="21.779cm" svg:y="14.086cm">
              <text:p/>
              <draw:enhanced-geometry svg:viewBox="0 0 261 136" draw:mirror-horizontal="true" draw:type="non-primitive" draw:enhanced-path="M 261 136 L 185 84 99 41 29 11 0 0 N"/>
            </draw:custom-shape>
            <draw:custom-shape draw:style-name="gr20" draw:text-style-name="P2" draw:layer="layout" svg:width="0.265cm" svg:height="0.138cm" svg:x="21.675cm" svg:y="13.987cm">
              <text:p/>
              <draw:enhanced-geometry svg:viewBox="0 0 299 154" draw:mirror-horizontal="true" draw:type="non-primitive" draw:enhanced-path="M 299 154 L 237 103 159 60 82 29 23 7 0 0 N"/>
            </draw:custom-shape>
            <draw:custom-shape draw:style-name="gr20" draw:text-style-name="P2" draw:layer="layout" svg:width="0.054cm" svg:height="0.337cm" svg:x="22.06cm" svg:y="14.585cm">
              <text:p/>
              <draw:enhanced-geometry svg:viewBox="0 0 62 379" draw:mirror-horizontal="true" draw:type="non-primitive" draw:enhanced-path="M 0 379 L 23 333 40 271 51 201 59 127 62 58 62 0 N"/>
            </draw:custom-shape>
            <draw:custom-shape draw:style-name="gr20" draw:text-style-name="P2" draw:layer="layout" svg:width="0.278cm" svg:height="0.629cm" svg:x="21.782cm" svg:y="13.956cm">
              <text:p/>
              <draw:enhanced-geometry svg:viewBox="0 0 308 698" draw:mirror-horizontal="true" draw:type="non-primitive" draw:enhanced-path="M 0 698 L 4 675 12 647 24 616 41 579 62 540 85 496 111 448 139 396 167 340 196 280 226 215 254 147 282 76 308 0 N"/>
            </draw:custom-shape>
            <draw:custom-shape draw:style-name="gr20" draw:text-style-name="P2" draw:layer="layout" svg:width="0.039cm" svg:height="0.683cm" svg:x="21.779cm" svg:y="13.956cm">
              <text:p/>
              <draw:enhanced-geometry svg:viewBox="0 0 45 762" draw:mirror-horizontal="true" draw:type="non-primitive" draw:enhanced-path="M 45 0 L 44 9 41 36 35 78 29 131 23 195 16 265 9 340 4 415 1 491 0 563 1 628 6 685 15 730 28 762 N"/>
            </draw:custom-shape>
            <draw:custom-shape draw:style-name="gr20" draw:text-style-name="P2" draw:layer="layout" svg:width="0.161cm" svg:height="0.139cm" svg:x="21.635cm" svg:y="14.541cm">
              <text:p/>
              <draw:enhanced-geometry svg:viewBox="0 0 179 154" draw:mirror-horizontal="true" draw:type="non-primitive" draw:enhanced-path="M 0 110 L 32 146 59 154 83 137 109 101 139 54 179 0 N"/>
            </draw:custom-shape>
            <draw:custom-shape draw:style-name="gr20" draw:text-style-name="P2" draw:layer="layout" svg:width="0.099cm" svg:height="0.607cm" svg:x="21.607cm" svg:y="13.933cm">
              <text:p/>
              <draw:enhanced-geometry svg:viewBox="0 0 111 679" draw:mirror-horizontal="true" draw:type="non-primitive" draw:enhanced-path="M 80 679 L 97 648 107 606 111 556 109 498 103 434 94 369 81 303 66 238 52 176 37 119 22 70 10 29 0 0 N"/>
            </draw:custom-shape>
            <draw:custom-shape draw:style-name="gr20" draw:text-style-name="P2" draw:layer="layout" svg:width="0.233cm" svg:height="0.081cm" svg:x="21.707cm" svg:y="13.852cm">
              <text:p/>
              <draw:enhanced-geometry svg:viewBox="0 0 263 86" draw:mirror-horizontal="true" draw:type="non-primitive" draw:enhanced-path="M 263 86 L 217 45 168 15 114 0 58 7 0 41 N"/>
            </draw:custom-shape>
            <draw:custom-shape draw:style-name="gr20" draw:text-style-name="P2" draw:layer="layout" svg:width="0.518cm" svg:height="0.535cm" svg:x="21.943cm" svg:y="13.892cm">
              <text:p/>
              <draw:enhanced-geometry svg:viewBox="0 0 571 598" draw:mirror-horizontal="true" draw:type="non-primitive" draw:enhanced-path="M 571 0 L 547 19 516 46 477 80 434 120 386 164 336 211 284 260 232 310 183 359 136 407 94 452 58 494 29 530 10 561 0 584 2 598 N"/>
            </draw:custom-shape>
            <draw:custom-shape draw:style-name="gr20" draw:text-style-name="P2" draw:layer="layout" svg:width="0.269cm" svg:height="0.104cm" svg:x="22.184cm" svg:y="14.365cm">
              <text:p/>
              <draw:enhanced-geometry svg:viewBox="0 0 300 114" draw:mirror-horizontal="true" draw:type="non-primitive" draw:enhanced-path="M 0 72 L 31 96 75 112 127 114 184 99 243 63 300 0 N"/>
            </draw:custom-shape>
            <draw:custom-shape draw:style-name="gr20" draw:text-style-name="P2" draw:layer="layout" svg:width="0.337cm" svg:height="0.459cm" svg:x="21.847cm" svg:y="13.906cm">
              <text:p/>
              <draw:enhanced-geometry svg:viewBox="0 0 378 507" draw:mirror-horizontal="true" draw:type="non-primitive" draw:enhanced-path="M 0 507 L 33 460 72 406 115 347 161 286 207 225 251 166 291 113 326 67 353 32 371 8 378 0 N"/>
            </draw:custom-shape>
            <draw:custom-shape draw:style-name="gr20" draw:text-style-name="P2" draw:layer="layout" svg:width="0.323cm" svg:height="0.67cm" svg:x="21.846cm" svg:y="13.906cm">
              <text:p/>
              <draw:enhanced-geometry svg:viewBox="0 0 361 741" draw:mirror-horizontal="true" draw:type="non-primitive" draw:enhanced-path="M 361 0 L 352 41 335 90 313 146 286 207 256 273 222 339 188 406 153 471 120 533 88 589 59 639 35 682 17 714 4 734 0 741 N"/>
            </draw:custom-shape>
            <draw:custom-shape draw:style-name="gr21" draw:text-style-name="P2" draw:layer="layout" svg:width="1.759cm" svg:height="2.223cm" svg:x="17.917cm" svg:y="12.241cm">
              <text:p/>
              <draw:enhanced-geometry svg:viewBox="0 0 1954 2472" draw:mirror-horizontal="true"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2" draw:text-style-name="P2" draw:layer="layout" svg:width="3.776cm" svg:height="5.532cm" svg:x="13.967cm" svg:y="7.937cm">
              <text:p/>
              <draw:enhanced-geometry svg:viewBox="0 0 4193 6145" draw:mirror-horizontal="true"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3" draw:text-style-name="P2" draw:layer="layout" svg:width="3.767cm" svg:height="5.532cm" svg:x="13.973cm" svg:y="7.937cm">
              <text:p/>
              <draw:enhanced-geometry svg:viewBox="0 0 4185 6145" draw:mirror-horizontal="true"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3" draw:text-style-name="P2" draw:layer="layout" svg:width="0.396cm" svg:height="0.588cm" svg:x="14.76cm" svg:y="9.482cm">
              <text:p/>
              <draw:enhanced-geometry svg:viewBox="0 0 440 651" draw:mirror-horizontal="true"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4" draw:text-style-name="P2" draw:layer="layout" svg:width="0.495cm" svg:height="0.153cm" svg:x="15.211cm" svg:y="12.839cm">
              <text:p/>
              <draw:enhanced-geometry svg:viewBox="0 0 550 167" draw:mirror-horizontal="true" draw:type="non-primitive" draw:enhanced-path="M 0 149 L 44 157 94 163 148 166 205 167 263 163 320 154 376 139 428 116 475 87 516 48 550 0 N"/>
            </draw:custom-shape>
            <draw:custom-shape draw:style-name="gr24" draw:text-style-name="P2" draw:layer="layout" svg:width="0.332cm" svg:height="0.27cm" svg:x="15.215cm" svg:y="12.839cm">
              <text:p/>
              <draw:enhanced-geometry svg:viewBox="0 0 372 300" draw:mirror-horizontal="true" draw:type="non-primitive" draw:enhanced-path="M 372 0 L 322 93 279 164 241 218 207 257 175 280 144 294 112 300 78 297 42 291 0 283 N"/>
            </draw:custom-shape>
            <draw:custom-shape draw:style-name="gr24" draw:text-style-name="P2" draw:layer="layout" svg:width="0.225cm" svg:height="0.094cm" svg:x="15.544cm" svg:y="13.001cm">
              <text:p/>
              <draw:enhanced-geometry svg:viewBox="0 0 252 103" draw:mirror-horizontal="true" draw:type="non-primitive" draw:enhanced-path="M 252 103 L 150 74 70 40 19 12 0 0 N"/>
            </draw:custom-shape>
            <draw:custom-shape draw:style-name="gr24" draw:text-style-name="P2" draw:layer="layout" svg:width="0.963cm" svg:height="0.144cm" svg:x="15.049cm" svg:y="12.533cm">
              <text:p/>
              <draw:enhanced-geometry svg:viewBox="0 0 1072 161" draw:mirror-horizontal="true" draw:type="non-primitive" draw:enhanced-path="M 1072 0 L 1047 28 1013 53 972 76 924 94 871 110 812 123 749 134 684 144 617 149 548 155 480 158 412 159 347 161 284 161 226 159 171 157 123 156 81 154 47 151 22 150 5 149 0 148 N"/>
            </draw:custom-shape>
            <draw:custom-shape draw:style-name="gr24" draw:text-style-name="P2" draw:layer="layout" svg:width="0.603cm" svg:height="0.207cm" svg:x="15.409cm" svg:y="12.663cm">
              <text:p/>
              <draw:enhanced-geometry svg:viewBox="0 0 669 228" draw:mirror-horizontal="true" draw:type="non-primitive" draw:enhanced-path="M 0 0 L 71 28 138 57 204 84 266 110 325 135 381 157 433 178 481 196 527 209 568 220 606 226 640 228 669 224 N"/>
            </draw:custom-shape>
            <draw:custom-shape draw:style-name="gr24" draw:text-style-name="P2" draw:layer="layout" svg:width="0.306cm" svg:height="0.203cm" svg:x="15.106cm" svg:y="12.663cm">
              <text:p/>
              <draw:enhanced-geometry svg:viewBox="0 0 344 224" draw:mirror-horizontal="true" draw:type="non-primitive" draw:enhanced-path="M 0 224 L 58 203 121 166 186 123 247 79 297 40 332 11 344 0 N"/>
            </draw:custom-shape>
            <draw:custom-shape draw:style-name="gr24" draw:text-style-name="P2" draw:layer="layout" svg:width="0.278cm" svg:height="0.737cm" svg:x="16.578cm" svg:y="9.738cm">
              <text:p/>
              <draw:enhanced-geometry svg:viewBox="0 0 312 821" draw:mirror-horizontal="true" draw:type="non-primitive" draw:enhanced-path="M 0 821 L 29 760 55 699 79 638 100 578 121 519 139 461 157 404 173 349 189 297 204 246 220 197 236 152 253 109 271 69 290 33 312 0 N"/>
            </draw:custom-shape>
            <draw:custom-shape draw:style-name="gr24" draw:text-style-name="P2" draw:layer="layout" svg:width="0.211cm" svg:height="0.594cm" svg:x="16.364cm" svg:y="9.144cm">
              <text:p/>
              <draw:enhanced-geometry svg:viewBox="0 0 237 656" draw:mirror-horizontal="true" draw:type="non-primitive" draw:enhanced-path="M 0 656 L 26 618 54 574 82 524 111 471 138 414 164 358 187 301 207 244 222 191 233 141 237 95 235 56 226 24 208 0 N"/>
            </draw:custom-shape>
            <draw:custom-shape draw:style-name="gr24" draw:text-style-name="P2" draw:layer="layout" svg:width="0.346cm" svg:height="0.391cm" svg:x="15.804cm" svg:y="9.279cm">
              <text:p/>
              <draw:enhanced-geometry svg:viewBox="0 0 385 433" draw:mirror-horizontal="true" draw:type="non-primitive" draw:enhanced-path="M 385 0 L 332 52 278 109 224 167 173 223 126 278 84 328 50 371 23 403 6 425 0 433 N"/>
            </draw:custom-shape>
            <draw:custom-shape draw:style-name="gr24" draw:text-style-name="P2" draw:layer="layout" svg:width="0.306cm" svg:height="0.454cm" svg:x="16.15cm" svg:y="9.671cm">
              <text:p/>
              <draw:enhanced-geometry svg:viewBox="0 0 344 507" draw:mirror-horizontal="true" draw:type="non-primitive" draw:enhanced-path="M 344 0 L 312 84 279 158 246 224 214 282 181 331 150 374 119 411 89 442 58 467 29 489 0 507 N"/>
            </draw:custom-shape>
            <draw:custom-shape draw:style-name="gr24" draw:text-style-name="P2" draw:layer="layout" svg:width="0.747cm" svg:height="1.021cm" svg:x="15.665cm" svg:y="9.346cm">
              <text:p/>
              <draw:enhanced-geometry svg:viewBox="0 0 831 1134" draw:mirror-horizontal="true"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4" draw:text-style-name="P2" draw:layer="layout" svg:width="1.017cm" svg:height="0.832cm" svg:x="16.413cm" svg:y="10.368cm">
              <text:p/>
              <draw:enhanced-geometry svg:viewBox="0 0 1132 925" draw:mirror-horizontal="true"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4" draw:text-style-name="P2" draw:layer="layout" svg:width="0.067cm" svg:height="0.846cm" svg:x="17.232cm" svg:y="8.46cm">
              <text:p/>
              <draw:enhanced-geometry svg:viewBox="0 0 74 942" draw:mirror-horizontal="true" draw:type="non-primitive" draw:enhanced-path="M 0 942 L 3 894 5 845 9 790 11 734 14 675 18 614 21 553 24 490 29 429 32 367 37 307 43 249 48 193 54 139 60 89 67 42 74 0 N"/>
            </draw:custom-shape>
            <draw:custom-shape draw:style-name="gr24" draw:text-style-name="P2" draw:layer="layout" svg:width="0.067cm" svg:height="0.509cm" svg:x="17.219cm" svg:y="7.951cm">
              <text:p/>
              <draw:enhanced-geometry svg:viewBox="0 0 71 566" draw:mirror-horizontal="true" draw:type="non-primitive" draw:enhanced-path="M 59 566 L 68 496 71 422 66 346 57 271 47 200 33 135 21 80 11 38 3 9 0 0 N"/>
            </draw:custom-shape>
            <draw:custom-shape draw:style-name="gr24" draw:text-style-name="P2" draw:layer="layout" svg:width="0.252cm" svg:height="1.179cm" svg:x="17.289cm" svg:y="7.951cm">
              <text:p/>
              <draw:enhanced-geometry svg:viewBox="0 0 282 1313" draw:mirror-horizontal="true"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4" draw:text-style-name="P2" draw:layer="layout" svg:width="0.134cm" svg:height="0.455cm" svg:x="16.885cm" svg:y="8.302cm">
              <text:p/>
              <draw:enhanced-geometry svg:viewBox="0 0 148 507" draw:mirror-horizontal="true" draw:type="non-primitive" draw:enhanced-path="M 148 0 L 141 56 129 117 113 181 95 244 76 306 55 366 35 421 17 468 0 507 N"/>
            </draw:custom-shape>
            <draw:custom-shape draw:style-name="gr24" draw:text-style-name="P2" draw:layer="layout" svg:width="0.283cm" svg:height="0.643cm" svg:x="17.016cm" svg:y="8.757cm">
              <text:p/>
              <draw:enhanced-geometry svg:viewBox="0 0 313 715" draw:mirror-horizontal="true" draw:type="non-primitive" draw:enhanced-path="M 313 0 L 301 26 282 59 260 98 234 142 205 192 175 245 145 301 115 360 87 420 61 481 38 542 20 602 6 660 0 715 N"/>
            </draw:custom-shape>
            <draw:custom-shape draw:style-name="gr24" draw:text-style-name="P2" draw:layer="layout" svg:width="0.162cm" svg:height="0.886cm" svg:x="17.14cm" svg:y="8.514cm">
              <text:p/>
              <draw:enhanced-geometry svg:viewBox="0 0 179 985" draw:mirror-horizontal="true" draw:type="non-primitive" draw:enhanced-path="M 0 985 L 3 914 9 841 14 770 22 701 30 632 40 564 50 499 62 436 73 376 86 318 98 264 110 213 123 167 134 124 147 85 158 52 169 24 179 0 N"/>
            </draw:custom-shape>
            <draw:custom-shape draw:style-name="gr24" draw:text-style-name="P2" draw:layer="layout" svg:width="0.054cm" svg:height="0.414cm" svg:x="17.086cm" svg:y="8.1cm">
              <text:p/>
              <draw:enhanced-geometry svg:viewBox="0 0 59 463" draw:mirror-horizontal="true" draw:type="non-primitive" draw:enhanced-path="M 0 463 L 20 409 34 341 45 264 52 187 56 115 58 56 59 15 59 0 N"/>
            </draw:custom-shape>
            <draw:custom-shape draw:style-name="gr24" draw:text-style-name="P2" draw:layer="layout" svg:width="0.373cm" svg:height="0.4cm" svg:x="16.549cm" svg:y="8.987cm">
              <text:p/>
              <draw:enhanced-geometry svg:viewBox="0 0 417 448" draw:mirror-horizontal="true" draw:type="non-primitive" draw:enhanced-path="M 417 0 L 347 44 283 94 225 147 173 202 128 255 89 306 58 352 33 391 15 421 3 441 0 448 N"/>
            </draw:custom-shape>
            <draw:custom-shape draw:style-name="gr24" draw:text-style-name="P2" draw:layer="layout" svg:width="0.269cm" svg:height="0.229cm" svg:x="16.922cm" svg:y="9.387cm">
              <text:p/>
              <draw:enhanced-geometry svg:viewBox="0 0 298 254" draw:mirror-horizontal="true" draw:type="non-primitive" draw:enhanced-path="M 298 0 L 226 33 161 76 107 125 61 172 29 214 7 244 0 254 N"/>
            </draw:custom-shape>
            <draw:custom-shape draw:style-name="gr24" draw:text-style-name="P2" draw:layer="layout" svg:width="0.377cm" svg:height="0.805cm" svg:x="16.814cm" svg:y="8.811cm">
              <text:p/>
              <draw:enhanced-geometry svg:viewBox="0 0 418 895" draw:mirror-horizontal="true" draw:type="non-primitive" draw:enhanced-path="M 0 895 L 6 809 16 727 27 650 42 580 59 513 78 452 100 396 123 344 146 295 170 252 196 211 222 175 248 142 274 113 300 88 326 64 351 45 375 27 397 12 418 0 N"/>
            </draw:custom-shape>
            <draw:custom-shape draw:style-name="gr24" draw:text-style-name="P2" draw:layer="layout" svg:width="0.504cm" svg:height="0.521cm" svg:x="15.214cm" svg:y="11.647cm">
              <text:p/>
              <draw:enhanced-geometry svg:viewBox="0 0 564 582" draw:mirror-horizontal="true" draw:type="non-primitive" draw:enhanced-path="M 0 582 L 39 551 82 517 127 483 174 446 221 408 268 369 314 328 358 288 400 246 440 204 475 162 505 121 531 79 551 40 564 0 N"/>
            </draw:custom-shape>
            <draw:custom-shape draw:style-name="gr24" draw:text-style-name="P2" draw:layer="layout" svg:width="0.126cm" svg:height="1.333cm" svg:x="15.088cm" svg:y="10.314cm">
              <text:p/>
              <draw:enhanced-geometry svg:viewBox="0 0 139 1476" draw:mirror-horizontal="true"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4" draw:text-style-name="P2" draw:layer="layout" svg:width="0.149cm" svg:height="1.237cm" svg:x="15.116cm" svg:y="9.077cm">
              <text:p/>
              <draw:enhanced-geometry svg:viewBox="0 0 167 1375" draw:mirror-horizontal="true"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4" draw:text-style-name="P2" draw:layer="layout" svg:width="0.198cm" svg:height="0.297cm" svg:x="15.201cm" svg:y="9.036cm">
              <text:p/>
              <draw:enhanced-geometry svg:viewBox="0 0 221 331" draw:mirror-horizontal="true" draw:type="non-primitive" draw:enhanced-path="M 192 46 L 212 17 221 1 219 0 209 9 193 28 172 55 147 88 120 125 93 164 66 205 42 242 21 278 7 308 0 331 N"/>
            </draw:custom-shape>
            <draw:custom-shape draw:style-name="gr24" draw:text-style-name="P2" draw:layer="layout" svg:width="0.009cm" svg:height="0.5cm" svg:x="15.396cm" svg:y="9.333cm">
              <text:p/>
              <draw:enhanced-geometry svg:viewBox="0 0 7 552" draw:mirror-horizontal="true" draw:type="non-primitive" draw:enhanced-path="M 7 0 L 2 42 0 106 0 183 0 268 1 351 4 428 5 493 6 536 7 552 N"/>
            </draw:custom-shape>
            <draw:custom-shape draw:style-name="gr24" draw:text-style-name="P2" draw:layer="layout" svg:width="0.139cm" svg:height="0.806cm" svg:x="15.315cm" svg:y="9.027cm">
              <text:p/>
              <draw:enhanced-geometry svg:viewBox="0 0 151 896" draw:mirror-horizontal="true" draw:type="non-primitive" draw:enhanced-path="M 62 896 L 50 865 38 830 28 789 19 744 11 695 5 643 2 590 0 533 1 476 4 418 10 360 19 303 31 246 47 190 68 138 91 89 119 42 151 0 N"/>
            </draw:custom-shape>
            <draw:custom-shape draw:style-name="gr24" draw:text-style-name="P2" draw:layer="layout" svg:width="0.252cm" svg:height="1.116cm" svg:x="15.317cm" svg:y="9.027cm">
              <text:p/>
              <draw:enhanced-geometry svg:viewBox="0 0 279 1240" draw:mirror-horizontal="true" draw:type="non-primitive" draw:enhanced-path="M 279 0 L 250 41 223 80 198 117 174 153 152 189 131 226 112 262 95 298 79 336 64 375 51 415 39 458 30 502 21 549 15 599 9 652 4 710 2 771 1 836 0 906 1 980 3 1061 8 1147 12 1240 N"/>
            </draw:custom-shape>
            <draw:custom-shape draw:style-name="gr24" draw:text-style-name="P2" draw:layer="layout" svg:width="0.063cm" svg:height="0.782cm" svg:x="15.557cm" svg:y="9.36cm">
              <text:p/>
              <draw:enhanced-geometry svg:viewBox="0 0 73 867" draw:mirror-horizontal="true" draw:type="non-primitive" draw:enhanced-path="M 73 867 L 62 768 51 675 41 589 31 509 24 435 17 368 11 304 7 248 3 197 1 150 0 109 1 74 3 45 7 20 12 0 N"/>
            </draw:custom-shape>
            <draw:custom-shape draw:style-name="gr24" draw:text-style-name="P2" draw:layer="layout" svg:width="0.297cm" svg:height="0.414cm" svg:x="15.314cm" svg:y="8.946cm">
              <text:p/>
              <draw:enhanced-geometry svg:viewBox="0 0 328 462" draw:mirror-horizontal="true" draw:type="non-primitive" draw:enhanced-path="M 0 462 L 17 428 47 380 85 324 129 261 176 198 222 137 264 83 297 40 320 10 328 0 N"/>
            </draw:custom-shape>
            <draw:custom-shape draw:style-name="gr24" draw:text-style-name="P2" draw:layer="layout" svg:width="0.98cm" svg:height="0.355cm" svg:x="15.359cm" svg:y="8.879cm">
              <text:p/>
              <draw:enhanced-geometry svg:viewBox="0 0 1086 396" draw:mirror-horizontal="true"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4" draw:text-style-name="P2" draw:layer="layout" svg:width="0.188cm" svg:height="0.242cm" svg:x="14.382cm" svg:y="10.152cm">
              <text:p/>
              <draw:enhanced-geometry svg:viewBox="0 0 210 274" draw:mirror-horizontal="true" draw:type="non-primitive" draw:enhanced-path="M 210 274 L 176 196 149 130 127 77 104 37 78 11 44 0 0 4 N"/>
            </draw:custom-shape>
            <draw:custom-shape draw:style-name="gr24" draw:text-style-name="P2" draw:layer="layout" svg:width="0.212cm" svg:height="0.094cm" svg:x="14.57cm" svg:y="10.057cm">
              <text:p/>
              <draw:enhanced-geometry svg:viewBox="0 0 236 105" draw:mirror-horizontal="true" draw:type="non-primitive" draw:enhanced-path="M 236 105 L 149 101 73 63 20 20 0 0 N"/>
            </draw:custom-shape>
            <draw:custom-shape draw:style-name="gr24" draw:text-style-name="P2" draw:layer="layout" svg:width="0.401cm" svg:height="1.007cm" svg:x="14.675cm" svg:y="10.261cm">
              <text:p/>
              <draw:enhanced-geometry svg:viewBox="0 0 447 1118" draw:mirror-horizontal="true" draw:type="non-primitive" draw:enhanced-path="M 447 1118 L 437 1086 424 1046 407 998 386 945 364 888 340 824 314 758 287 691 258 622 230 551 202 481 174 413 146 347 119 283 95 224 73 170 52 122 34 81 21 47 9 21 3 5 0 0 N"/>
            </draw:custom-shape>
            <draw:custom-shape draw:style-name="gr24" draw:text-style-name="P2" draw:layer="layout" svg:width="0.242cm" svg:height="0.404cm" svg:x="14.837cm" svg:y="10.261cm">
              <text:p/>
              <draw:enhanced-geometry svg:viewBox="0 0 270 448" draw:mirror-horizontal="true" draw:type="non-primitive" draw:enhanced-path="M 0 0 L 48 68 86 130 116 188 138 239 158 285 176 327 193 364 213 396 238 423 270 448 N"/>
            </draw:custom-shape>
            <draw:custom-shape draw:style-name="gr24" draw:text-style-name="P2" draw:layer="layout" svg:width="0.266cm" svg:height="0.481cm" svg:x="14.57cm" svg:y="10.665cm">
              <text:p/>
              <draw:enhanced-geometry svg:viewBox="0 0 295 536" draw:mirror-horizontal="true" draw:type="non-primitive" draw:enhanced-path="M 0 0 L 31 25 62 59 92 101 122 149 150 202 177 257 203 315 228 373 252 430 275 485 295 536 N"/>
            </draw:custom-shape>
            <draw:custom-shape draw:style-name="gr25" draw:text-style-name="P2" draw:layer="layout" svg:width="4.852cm" svg:height="3.578cm" svg:x="14.174cm" svg:y="6.466cm">
              <text:p/>
              <draw:enhanced-geometry svg:viewBox="0 0 5391 3976" draw:mirror-horizontal="true"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6" draw:text-style-name="P2" draw:layer="layout" svg:width="0.805cm" svg:height="0.81cm" svg:x="15.405cm" svg:y="8.311cm">
              <text:p/>
              <draw:enhanced-geometry svg:viewBox="0 0 899 900" draw:mirror-horizontal="true"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7" draw:text-style-name="P2" draw:layer="layout" svg:width="0.706cm" svg:height="0.554cm" svg:x="15.507cm" svg:y="8.311cm">
              <text:p/>
              <draw:enhanced-geometry svg:viewBox="0 0 787 614" draw:mirror-horizontal="true" draw:type="non-primitive" draw:enhanced-path="M 787 0 L 774 23 753 48 727 76 696 107 658 140 616 176 571 213 522 250 471 290 418 329 364 369 310 408 254 446 200 483 147 518 95 552 46 584 0 614 N"/>
            </draw:custom-shape>
            <draw:custom-shape draw:style-name="gr26" draw:text-style-name="P2" draw:layer="layout" svg:width="1.165cm" svg:height="1.21cm" svg:x="17.345cm" svg:y="7.551cm">
              <text:p/>
              <draw:enhanced-geometry svg:viewBox="0 0 1298 1344" draw:mirror-horizontal="true"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8" draw:text-style-name="P2" draw:layer="layout" svg:width="0.589cm" svg:height="0.229cm" svg:x="14.622cm" svg:y="7.177cm">
              <text:p/>
              <draw:enhanced-geometry svg:viewBox="0 0 657 255" draw:mirror-horizontal="true"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6" draw:text-style-name="P2" draw:layer="layout" svg:width="1.931cm" svg:height="0.652cm" svg:x="16.827cm" svg:y="6.992cm">
              <text:p/>
              <draw:enhanced-geometry svg:viewBox="0 0 2145 728" draw:mirror-horizontal="true"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6" draw:text-style-name="P2" draw:layer="layout" svg:width="0.765cm" svg:height="0.881cm" svg:x="14.752cm" svg:y="7.42cm">
              <text:p/>
              <draw:enhanced-geometry svg:viewBox="0 0 851 977" draw:mirror-horizontal="true"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7" draw:text-style-name="P2" draw:layer="layout" svg:width="0.05cm" svg:height="0.512cm" svg:x="15.47cm" svg:y="7.789cm">
              <text:p/>
              <draw:enhanced-geometry svg:viewBox="0 0 57 567" draw:mirror-horizontal="true" draw:type="non-primitive" draw:enhanced-path="M 0 567 L 0 502 3 439 5 377 10 317 14 259 21 202 29 148 37 96 47 46 57 0 N"/>
            </draw:custom-shape>
            <draw:custom-shape draw:style-name="gr26" draw:text-style-name="P2" draw:layer="layout" svg:width="0.882cm" svg:height="1.823cm" svg:x="14.449cm" svg:y="7.996cm">
              <text:p/>
              <draw:enhanced-geometry svg:viewBox="0 0 982 2025" draw:mirror-horizontal="true"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7" draw:text-style-name="P2" draw:layer="layout" svg:width="0.112cm" svg:height="0.347cm" svg:x="16.744cm" svg:y="7.73cm">
              <text:p/>
              <draw:enhanced-geometry svg:viewBox="0 0 125 386" draw:mirror-horizontal="true" draw:type="non-primitive" draw:enhanced-path="M 0 386 L 29 309 59 235 86 166 107 105 122 54 125 19 115 0 N"/>
            </draw:custom-shape>
            <draw:custom-shape draw:style-name="gr29" draw:text-style-name="P2" draw:layer="layout" svg:width="0.166cm" svg:height="0.116cm" svg:x="16.754cm" svg:y="7.614cm">
              <text:p/>
              <draw:enhanced-geometry svg:viewBox="0 0 185 128" draw:mirror-horizontal="true" draw:type="non-primitive" draw:enhanced-path="M 185 128 L 151 74 89 34 27 9 0 0 N"/>
            </draw:custom-shape>
            <draw:custom-shape draw:style-name="gr29" draw:text-style-name="P2" draw:layer="layout" svg:width="0.49cm" svg:height="0.067cm" svg:x="16.065cm" svg:y="7.663cm">
              <text:p/>
              <draw:enhanced-geometry svg:viewBox="0 0 547 73" draw:mirror-horizontal="true" draw:type="non-primitive" draw:enhanced-path="M 0 31 L 75 15 148 5 217 0 280 1 340 6 394 15 443 26 485 40 520 56 547 73 N"/>
            </draw:custom-shape>
            <draw:custom-shape draw:style-name="gr30" draw:text-style-name="P2" draw:layer="layout" svg:width="0.377cm" svg:height="0.113cm" svg:x="16.153cm" svg:y="7.743cm">
              <text:p/>
              <draw:enhanced-geometry svg:viewBox="0 0 420 128" draw:mirror-horizontal="true" draw:type="non-primitive" draw:enhanced-path="M 420 85 L 361 56 299 32 234 16 170 6 107 0 50 2 0 6 0 6 50 57 60 106 56 128 56 128 161 110 249 98 321 91 374 88 407 86 420 85 420 85 420 85 Z N"/>
            </draw:custom-shape>
            <draw:custom-shape draw:style-name="gr31" draw:text-style-name="P2" draw:layer="layout" svg:width="0.377cm" svg:height="0.113cm" svg:x="16.153cm" svg:y="7.743cm">
              <text:p/>
              <draw:enhanced-geometry svg:viewBox="0 0 420 128" draw:mirror-horizontal="true" draw:type="non-primitive" draw:enhanced-path="M 420 85 L 361 56 299 32 234 16 170 6 107 0 50 2 0 6 0 6 50 57 60 106 56 128 56 128 161 110 249 98 321 91 374 88 407 86 420 85 420 85 420 85 N"/>
            </draw:custom-shape>
            <draw:custom-shape draw:style-name="gr27" draw:text-style-name="P2" draw:layer="layout" svg:width="0.157cm" svg:height="0.008cm" svg:x="16.584cm" svg:y="8.559cm">
              <text:p/>
              <draw:enhanced-geometry svg:viewBox="0 0 172 14" draw:mirror-horizontal="true" draw:type="non-primitive" draw:enhanced-path="M 172 14 L 92 11 27 3 0 0 N"/>
            </draw:custom-shape>
            <draw:custom-shape draw:style-name="gr27" draw:text-style-name="P2" draw:layer="layout" svg:width="0.261cm" svg:height="0.009cm" svg:x="16.485cm" svg:y="8.442cm">
              <text:p/>
              <draw:enhanced-geometry svg:viewBox="0 0 291 11" draw:mirror-horizontal="true" draw:type="non-primitive" draw:enhanced-path="M 0 0 L 81 10 176 11 257 9 291 8 N"/>
            </draw:custom-shape>
            <draw:custom-shape draw:style-name="gr27" draw:text-style-name="P2" draw:layer="layout" svg:width="0.103cm" svg:height="0.018cm" svg:x="16.647cm" svg:y="8.244cm">
              <text:p/>
              <draw:enhanced-geometry svg:viewBox="0 0 114 21" draw:mirror-horizontal="true" draw:type="non-primitive" draw:enhanced-path="M 114 21 L 68 0 22 7 0 15 N"/>
            </draw:custom-shape>
            <draw:custom-shape draw:style-name="gr27" draw:text-style-name="P2" draw:layer="layout" svg:width="0.085cm" svg:height="0.117cm" svg:x="16.553cm" svg:y="8.158cm">
              <text:p/>
              <draw:enhanced-geometry svg:viewBox="0 0 94 128" draw:mirror-horizontal="true" draw:type="non-primitive" draw:enhanced-path="M 0 0 L 69 33 94 76 58 128 N"/>
            </draw:custom-shape>
            <draw:custom-shape draw:style-name="gr27" draw:text-style-name="P2" draw:layer="layout" svg:width="0.179cm" svg:height="0.224cm" svg:x="16.351cm" svg:y="8.154cm">
              <text:p/>
              <draw:enhanced-geometry svg:viewBox="0 0 200 249" draw:mirror-horizontal="true" draw:type="non-primitive" draw:enhanced-path="M 0 0 L 63 39 121 92 166 151 196 207 200 249 N"/>
            </draw:custom-shape>
            <draw:custom-shape draw:style-name="gr27" draw:text-style-name="P2" draw:layer="layout" svg:width="0.093cm" svg:height="0.234cm" svg:x="16.351cm" svg:y="8.378cm">
              <text:p/>
              <draw:enhanced-geometry svg:viewBox="0 0 107 263" draw:mirror-horizontal="true" draw:type="non-primitive" draw:enhanced-path="M 107 0 L 83 64 47 152 14 230 0 263 N"/>
            </draw:custom-shape>
            <draw:custom-shape draw:style-name="gr32" draw:text-style-name="P2" draw:layer="layout" svg:width="2.137cm" svg:height="1.462cm" svg:x="14.824cm" svg:y="6.367cm">
              <text:p/>
              <draw:enhanced-geometry svg:viewBox="0 0 2374 1625" draw:mirror-horizontal="true"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0" draw:text-style-name="P2" draw:layer="layout" svg:width="0.099cm" svg:height="0.125cm" svg:x="16.75cm" svg:y="7.717cm">
              <text:p/>
              <draw:enhanced-geometry svg:viewBox="0 0 107 141" draw:mirror-horizontal="true" draw:type="non-primitive" draw:enhanced-path="M 13 141 L 99 128 107 63 0 0 13 141 13 141 Z N"/>
            </draw:custom-shape>
            <draw:custom-shape draw:style-name="gr31" draw:text-style-name="P2" draw:layer="layout" svg:width="0.099cm" svg:height="0.125cm" svg:x="16.75cm" svg:y="7.717cm">
              <text:p/>
              <draw:enhanced-geometry svg:viewBox="0 0 107 141" draw:mirror-horizontal="true" draw:type="non-primitive" draw:enhanced-path="M 13 141 L 99 128 107 63 0 0 13 141 13 141 N"/>
            </draw:custom-shape>
            <draw:custom-shape draw:style-name="gr21" draw:text-style-name="P2" draw:layer="layout" svg:width="1.075cm" svg:height="1.651cm" svg:x="15.572cm" svg:y="12.349cm">
              <text:p/>
              <draw:enhanced-geometry svg:viewBox="0 0 1196 1834" draw:mirror-horizontal="true"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3" draw:text-style-name="P2" draw:layer="layout" svg:width="6.504cm" svg:height="4.991cm" svg:x="15.668cm" svg:y="9.607cm">
              <text:p/>
              <draw:enhanced-geometry svg:viewBox="0 0 7225 5543" draw:mirror-horizontal="true"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4" draw:text-style-name="P2" draw:layer="layout" svg:width="0.139cm" svg:height="0.22cm" svg:x="16.463cm" svg:y="12.331cm">
              <text:p/>
              <draw:enhanced-geometry svg:viewBox="0 0 156 247" draw:mirror-horizontal="true" draw:type="non-primitive" draw:enhanced-path="M 0 0 L 53 71 100 138 135 198 156 247 N"/>
            </draw:custom-shape>
            <draw:custom-shape draw:style-name="gr34" draw:text-style-name="P2" draw:layer="layout" svg:width="0.274cm" svg:height="0.405cm" svg:x="16.191cm" svg:y="12.551cm">
              <text:p/>
              <draw:enhanced-geometry svg:viewBox="0 0 307 451" draw:mirror-horizontal="true" draw:type="non-primitive" draw:enhanced-path="M 0 0 L 15 37 39 75 68 115 102 155 140 200 178 245 216 292 252 343 282 395 307 451 N"/>
            </draw:custom-shape>
            <draw:custom-shape draw:style-name="gr34" draw:text-style-name="P2" draw:layer="layout" svg:width="0.279cm" svg:height="0.724cm" svg:x="15.909cm" svg:y="12.956cm">
              <text:p/>
              <draw:enhanced-geometry svg:viewBox="0 0 308 806" draw:mirror-horizontal="true" draw:type="non-primitive" draw:enhanced-path="M 0 0 L 12 36 25 79 37 127 50 180 63 235 77 293 92 353 106 412 122 472 140 528 158 584 179 636 201 682 224 724 250 759 277 786 308 806 N"/>
            </draw:custom-shape>
            <draw:custom-shape draw:style-name="gr34" draw:text-style-name="P2" draw:layer="layout" svg:width="0.242cm" svg:height="0.224cm" svg:x="15.669cm" svg:y="13.681cm">
              <text:p/>
              <draw:enhanced-geometry svg:viewBox="0 0 270 248" draw:mirror-horizontal="true" draw:type="non-primitive" draw:enhanced-path="M 0 0 L 80 46 148 100 201 154 238 201 262 235 270 248 N"/>
            </draw:custom-shape>
            <draw:custom-shape draw:style-name="gr34" draw:text-style-name="P2" draw:layer="layout" svg:width="0.531cm" svg:height="1.075cm" svg:x="18.128cm" svg:y="13.33cm">
              <text:p/>
              <draw:enhanced-geometry svg:viewBox="0 0 589 1195" draw:mirror-horizontal="true"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4" draw:text-style-name="P2" draw:layer="layout" svg:width="0.413cm" svg:height="0.926cm" svg:x="18.659cm" svg:y="12.403cm">
              <text:p/>
              <draw:enhanced-geometry svg:viewBox="0 0 458 1029" draw:mirror-horizontal="true" draw:type="non-primitive" draw:enhanced-path="M 458 1029 L 446 1008 431 975 411 932 388 881 362 823 333 760 303 692 271 621 238 548 207 475 174 402 143 332 114 265 87 203 62 146 40 98 23 57 11 26 3 7 0 0 N"/>
            </draw:custom-shape>
            <draw:custom-shape draw:style-name="gr34" draw:text-style-name="P2" draw:layer="layout" svg:width="0.689cm" svg:height="0.715cm" svg:x="19.072cm" svg:y="12.403cm">
              <text:p/>
              <draw:enhanced-geometry svg:viewBox="0 0 768 793" draw:mirror-horizontal="true" draw:type="non-primitive" draw:enhanced-path="M 768 0 L 729 58 689 115 648 170 605 224 562 276 517 327 472 376 428 424 384 469 340 512 297 553 255 590 215 626 177 659 141 688 107 716 75 739 47 761 22 778 0 793 N"/>
            </draw:custom-shape>
            <draw:custom-shape draw:style-name="gr21" draw:text-style-name="P2" draw:layer="layout" svg:width="2.407cm" svg:height="3.335cm" svg:x="19.308cm" svg:y="10.134cm">
              <text:p/>
              <draw:enhanced-geometry svg:viewBox="0 0 2677 3703" draw:mirror-horizontal="true"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4" draw:text-style-name="P2" draw:layer="layout" svg:width="0.58cm" svg:height="0.522cm" svg:x="19.311cm" svg:y="10.134cm">
              <text:p/>
              <draw:enhanced-geometry svg:viewBox="0 0 648 579" draw:mirror-horizontal="true" draw:type="non-primitive" draw:enhanced-path="M 648 0 L 598 41 545 83 492 127 439 171 386 215 333 259 282 303 233 346 187 387 144 427 105 463 70 498 41 529 17 556 0 579 N"/>
            </draw:custom-shape>
            <draw:custom-shape draw:style-name="gr34" draw:text-style-name="P2" draw:layer="layout" svg:width="0.458cm" svg:height="0.764cm" svg:x="19.891cm" svg:y="10.657cm">
              <text:p/>
              <draw:enhanced-geometry svg:viewBox="0 0 508 850" draw:mirror-horizontal="true" draw:type="non-primitive" draw:enhanced-path="M 508 0 L 493 23 474 55 452 94 424 142 395 194 363 251 329 309 294 372 258 435 222 497 187 557 153 616 120 672 89 721 61 766 36 803 16 831 0 850 N"/>
            </draw:custom-shape>
            <draw:custom-shape draw:style-name="gr34" draw:text-style-name="P2" draw:layer="layout" svg:width="0.509cm" svg:height="0.801cm" svg:x="20.347cm" svg:y="11.421cm">
              <text:p/>
              <draw:enhanced-geometry svg:viewBox="0 0 565 888" draw:mirror-horizontal="true" draw:type="non-primitive" draw:enhanced-path="M 565 0 L 549 19 530 46 506 80 478 122 447 169 415 221 380 277 343 335 307 397 269 458 231 520 195 580 159 638 125 693 94 744 65 790 40 830 17 863 0 888 N"/>
            </draw:custom-shape>
            <draw:custom-shape draw:style-name="gr34" draw:text-style-name="P2" draw:layer="layout" svg:width="0.287cm" svg:height="0.584cm" svg:x="20.856cm" svg:y="12.222cm">
              <text:p/>
              <draw:enhanced-geometry svg:viewBox="0 0 319 651" draw:mirror-horizontal="true" draw:type="non-primitive" draw:enhanced-path="M 319 0 L 297 34 271 74 245 121 217 172 188 226 161 283 133 340 106 399 81 456 57 511 35 562 16 610 0 651 N"/>
            </draw:custom-shape>
            <draw:custom-shape draw:style-name="gr34" draw:text-style-name="P2" draw:layer="layout" svg:width="0.242cm" svg:height="0.274cm" svg:x="21.147cm" svg:y="12.807cm">
              <text:p/>
              <draw:enhanced-geometry svg:viewBox="0 0 270 307" draw:mirror-horizontal="true" draw:type="non-primitive" draw:enhanced-path="M 270 0 L 241 65 206 118 165 164 122 203 79 238 37 272 0 307 N"/>
            </draw:custom-shape>
            <draw:custom-shape draw:style-name="gr34" draw:text-style-name="P2" draw:layer="layout" svg:width="0.179cm" svg:height="0.387cm" svg:x="21.387cm" svg:y="13.082cm">
              <text:p/>
              <draw:enhanced-geometry svg:viewBox="0 0 200 428" draw:mirror-horizontal="true" draw:type="non-primitive" draw:enhanced-path="M 200 0 L 168 42 134 102 100 172 69 245 42 315 19 373 5 412 0 428 N"/>
            </draw:custom-shape>
            <draw:custom-shape draw:style-name="gr35" draw:text-style-name="P2" draw:layer="layout" svg:width="3.641cm" svg:height="2.281cm" svg:x="16.143cm" svg:y="10.823cm">
              <text:p/>
              <draw:enhanced-geometry svg:viewBox="0 0 4042 2535" draw:mirror-horizontal="true"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6" draw:text-style-name="P2" draw:layer="layout" svg:width="0.414cm" svg:height="0.31cm" svg:x="15.723cm" svg:y="12.871cm">
              <text:p/>
              <draw:enhanced-geometry svg:viewBox="0 0 459 343" draw:mirror-horizontal="true" draw:type="non-primitive" draw:enhanced-path="M 0 177 L 11 343 11 343 83 340 150 334 213 322 270 305 321 283 367 254 404 221 436 179 459 131 459 131 369 71 312 20 293 0 293 0 223 82 154 136 94 164 44 176 11 177 0 177 0 177 0 177 Z N"/>
            </draw:custom-shape>
            <draw:custom-shape draw:style-name="gr34" draw:text-style-name="P2" draw:layer="layout" svg:width="0.436cm" svg:height="0.337cm" svg:x="16.052cm" svg:y="12.51cm">
              <text:p/>
              <draw:enhanced-geometry svg:viewBox="0 0 483 377" draw:mirror-horizontal="true" draw:type="non-primitive" draw:enhanced-path="M 0 0 L 86 44 164 87 234 130 296 171 349 210 395 246 430 280 457 309 475 336 483 359 482 377 N"/>
            </draw:custom-shape>
            <draw:custom-shape draw:style-name="gr34" draw:text-style-name="P2" draw:layer="layout" svg:width="0.171cm" svg:height="0.13cm" svg:x="16.048cm" svg:y="12.736cm">
              <text:p/>
              <draw:enhanced-geometry svg:viewBox="0 0 189 148" draw:mirror-horizontal="true" draw:type="non-primitive" draw:enhanced-path="M 189 129 L 169 148 139 137 100 104 53 55 0 0 N"/>
            </draw:custom-shape>
            <draw:custom-shape draw:style-name="gr34" draw:text-style-name="P2" draw:layer="layout" svg:width="0.22cm" svg:height="0.153cm" svg:x="16.223cm" svg:y="12.583cm">
              <text:p/>
              <draw:enhanced-geometry svg:viewBox="0 0 246 166" draw:mirror-horizontal="true" draw:type="non-primitive" draw:enhanced-path="M 246 166 L 168 99 87 47 25 12 0 0 N"/>
            </draw:custom-shape>
            <draw:custom-shape draw:style-name="gr34" draw:text-style-name="P2" draw:layer="layout" svg:width="0.297cm" svg:height="0.396cm" svg:x="15.868cm" svg:y="13.402cm">
              <text:p/>
              <draw:enhanced-geometry svg:viewBox="0 0 330 439" draw:mirror-horizontal="true" draw:type="non-primitive" draw:enhanced-path="M 330 439 L 295 399 253 353 208 301 161 246 116 191 75 137 40 86 14 39 0 0 N"/>
            </draw:custom-shape>
            <draw:custom-shape draw:style-name="gr34" draw:text-style-name="P2" draw:layer="layout" svg:width="0.076cm" svg:height="0.117cm" svg:x="16.169cm" svg:y="13.298cm">
              <text:p/>
              <draw:enhanced-geometry svg:viewBox="0 0 83 130" draw:mirror-horizontal="true" draw:type="non-primitive" draw:enhanced-path="M 83 117 L 71 78 55 43 38 16 21 1 8 0 0 19 1 61 12 130 N"/>
            </draw:custom-shape>
            <draw:custom-shape draw:style-name="gr34" draw:text-style-name="P2" draw:layer="layout" svg:width="0.266cm" svg:height="0.435cm" svg:x="15.966cm" svg:y="13.416cm">
              <text:p/>
              <draw:enhanced-geometry svg:viewBox="0 0 296 486" draw:mirror-horizontal="true" draw:type="non-primitive" draw:enhanced-path="M 0 0 L 14 61 30 119 49 176 69 230 92 281 118 327 146 370 179 408 214 439 254 465 296 486 N"/>
            </draw:custom-shape>
            <draw:custom-shape draw:style-name="gr34" draw:text-style-name="P2" draw:layer="layout" svg:width="0.396cm" svg:height="0.048cm" svg:x="15.795cm" svg:y="13.978cm">
              <text:p/>
              <draw:enhanced-geometry svg:viewBox="0 0 437 54" draw:mirror-horizontal="true" draw:type="non-primitive" draw:enhanced-path="M 437 0 L 367 23 296 40 230 50 165 54 104 51 50 42 0 25 N"/>
            </draw:custom-shape>
            <draw:custom-shape draw:style-name="gr34" draw:text-style-name="P2" draw:layer="layout" svg:width="0.192cm" svg:height="0.252cm" svg:x="15.742cm" svg:y="12.916cm">
              <text:p/>
              <draw:enhanced-geometry svg:viewBox="0 0 214 284" draw:mirror-horizontal="true" draw:type="non-primitive" draw:enhanced-path="M 0 0 L 68 59 119 110 156 155 182 197 200 239 214 284 N"/>
            </draw:custom-shape>
            <draw:custom-shape draw:style-name="gr34" draw:text-style-name="P2" draw:layer="layout" svg:width="0.027cm" svg:height="0.427cm" svg:x="15.711cm" svg:y="13.168cm">
              <text:p/>
              <draw:enhanced-geometry svg:viewBox="0 0 34 473" draw:mirror-horizontal="true" draw:type="non-primitive" draw:enhanced-path="M 0 0 L 8 48 14 115 20 192 25 273 29 349 31 414 32 458 34 473 N"/>
            </draw:custom-shape>
            <draw:custom-shape draw:style-name="gr34" draw:text-style-name="P2" draw:layer="layout" svg:width="0.108cm" svg:height="0.588cm" svg:x="18.248cm" svg:y="11.305cm">
              <text:p/>
              <draw:enhanced-geometry svg:viewBox="0 0 119 651" draw:mirror-horizontal="true" draw:type="non-primitive" draw:enhanced-path="M 0 0 L 23 33 45 74 63 120 79 171 92 227 103 286 111 346 117 408 119 470 119 532 115 592 108 651 N"/>
            </draw:custom-shape>
            <draw:custom-shape draw:style-name="gr34" draw:text-style-name="P2" draw:layer="layout" svg:width="0.108cm" svg:height="1.404cm" svg:x="18.257cm" svg:y="11.894cm">
              <text:p/>
              <draw:enhanced-geometry svg:viewBox="0 0 120 1561" draw:mirror-horizontal="true"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4" draw:text-style-name="P2" draw:layer="layout" svg:width="0.265cm" svg:height="1.116cm" svg:x="19.519cm" svg:y="10.904cm">
              <text:p/>
              <draw:enhanced-geometry svg:viewBox="0 0 294 1241" draw:mirror-horizontal="true" draw:type="non-primitive" draw:enhanced-path="M 294 0 L 284 71 272 143 261 213 248 283 234 352 219 421 205 489 189 556 173 621 157 684 141 745 126 804 111 860 96 915 81 965 68 1013 54 1057 42 1098 31 1135 21 1168 12 1198 5 1221 0 1241 N"/>
            </draw:custom-shape>
            <draw:custom-shape draw:style-name="gr34" draw:text-style-name="P2" draw:layer="layout" svg:width="0.094cm" svg:height="0.476cm" svg:x="19.788cm" svg:y="12.02cm">
              <text:p/>
              <draw:enhanced-geometry svg:viewBox="0 0 107 533" draw:mirror-horizontal="true" draw:type="non-primitive" draw:enhanced-path="M 107 0 L 93 53 78 121 63 196 47 276 32 354 20 424 9 481 3 518 0 533 N"/>
            </draw:custom-shape>
            <draw:custom-shape draw:style-name="gr34" draw:text-style-name="P2" draw:layer="layout" svg:width="0.063cm" svg:height="0.563cm" svg:x="20.63cm" svg:y="13.213cm">
              <text:p/>
              <draw:enhanced-geometry svg:viewBox="0 0 73 626" draw:mirror-horizontal="true" draw:type="non-primitive" draw:enhanced-path="M 0 626 L 10 571 22 517 33 462 44 406 54 351 62 294 69 238 73 180 71 121 67 61 57 0 N"/>
            </draw:custom-shape>
            <draw:custom-shape draw:style-name="gr34" draw:text-style-name="P2" draw:layer="layout" svg:width="0.378cm" svg:height="1.233cm" svg:x="20.273cm" svg:y="11.98cm">
              <text:p/>
              <draw:enhanced-geometry svg:viewBox="0 0 418 1372" draw:mirror-horizontal="true"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4" draw:text-style-name="P2" draw:layer="layout" svg:width="0.233cm" svg:height="0.549cm" svg:x="19.839cm" svg:y="10.702cm">
              <text:p/>
              <draw:enhanced-geometry svg:viewBox="0 0 260 613" draw:mirror-horizontal="true" draw:type="non-primitive" draw:enhanced-path="M 260 0 L 252 32 242 61 228 92 211 122 192 157 171 197 146 242 120 295 92 358 63 430 33 515 0 613 N"/>
            </draw:custom-shape>
            <draw:custom-shape draw:style-name="gr34" draw:text-style-name="P2" draw:layer="layout" svg:width="0.72cm" svg:height="1.597cm" svg:x="20.075cm" svg:y="11.251cm">
              <text:p/>
              <draw:enhanced-geometry svg:viewBox="0 0 801 1775" draw:mirror-horizontal="true"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4" draw:text-style-name="P2" draw:layer="layout" svg:width="0.233cm" svg:height="0.621cm" svg:x="20.793cm" svg:y="12.848cm">
              <text:p/>
              <draw:enhanced-geometry svg:viewBox="0 0 262 688" draw:mirror-horizontal="true" draw:type="non-primitive" draw:enhanced-path="M 262 0 L 240 45 216 89 191 132 164 174 138 217 112 260 87 304 65 351 44 398 27 449 14 504 5 560 0 621 3 688 N"/>
            </draw:custom-shape>
            <draw:custom-shape draw:style-name="gr34" draw:text-style-name="P2" draw:layer="layout" svg:width="0.108cm" svg:height="0.381cm" svg:x="21.025cm" svg:y="13.47cm">
              <text:p/>
              <draw:enhanced-geometry svg:viewBox="0 0 123 426" draw:mirror-horizontal="true" draw:type="non-primitive" draw:enhanced-path="M 118 0 L 123 107 122 193 115 258 102 310 84 349 61 378 33 403 0 426 N"/>
            </draw:custom-shape>
            <draw:custom-shape draw:style-name="gr34" draw:text-style-name="P2" draw:layer="layout" svg:width="0.054cm" svg:height="0.319cm" svg:x="21.079cm" svg:y="13.532cm">
              <text:p/>
              <draw:enhanced-geometry svg:viewBox="0 0 63 356" draw:mirror-horizontal="true" draw:type="non-primitive" draw:enhanced-path="M 0 356 L 22 300 43 237 58 169 63 102 56 44 36 0 N"/>
            </draw:custom-shape>
            <draw:custom-shape draw:style-name="gr34" draw:text-style-name="P2" draw:layer="layout" svg:width="0.126cm" svg:height="0.211cm" svg:x="20.193cm" svg:y="13.767cm">
              <text:p/>
              <draw:enhanced-geometry svg:viewBox="0 0 141 236" draw:mirror-horizontal="true" draw:type="non-primitive" draw:enhanced-path="M 0 236 L 64 167 110 119 136 83 141 47 119 0 N"/>
            </draw:custom-shape>
            <draw:custom-shape draw:style-name="gr34" draw:text-style-name="P2" draw:layer="layout" svg:width="0.099cm" svg:height="0.328cm" svg:x="20.122cm" svg:y="13.438cm">
              <text:p/>
              <draw:enhanced-geometry svg:viewBox="0 0 106 367" draw:mirror-horizontal="true" draw:type="non-primitive" draw:enhanced-path="M 13 367 L 0 317 5 253 24 183 50 115 78 56 98 16 106 0 N"/>
            </draw:custom-shape>
            <draw:custom-shape draw:style-name="gr34" draw:text-style-name="P2" draw:layer="layout" svg:width="0.198cm" svg:height="0.328cm" svg:x="20.125cm" svg:y="13.438cm">
              <text:p/>
              <draw:enhanced-geometry svg:viewBox="0 0 220 367" draw:mirror-horizontal="true" draw:type="non-primitive" draw:enhanced-path="M 220 0 L 159 69 108 125 66 173 34 215 13 252 1 287 0 326 8 367 N"/>
            </draw:custom-shape>
            <draw:custom-shape draw:style-name="gr34" draw:text-style-name="P2" draw:layer="layout" svg:width="0.22cm" svg:height="0.233cm" svg:x="20.319cm" svg:y="13.767cm">
              <text:p/>
              <draw:enhanced-geometry svg:viewBox="0 0 248 261" draw:mirror-horizontal="true" draw:type="non-primitive" draw:enhanced-path="M 248 0 L 246 52 215 104 166 152 109 195 56 230 16 253 0 261 N"/>
            </draw:custom-shape>
            <draw:custom-shape draw:style-name="gr34" draw:text-style-name="P2" draw:layer="layout" svg:width="0.116cm" svg:height="0.566cm" svg:x="20.881cm" svg:y="13.393cm">
              <text:p/>
              <draw:enhanced-geometry svg:viewBox="0 0 131 628" draw:mirror-horizontal="true" draw:type="non-primitive" draw:enhanced-path="M 0 628 L 28 576 51 513 71 442 88 367 100 290 110 215 118 147 124 89 128 42 131 12 131 0 N"/>
            </draw:custom-shape>
            <draw:custom-shape draw:style-name="gr34" draw:text-style-name="P2" draw:layer="layout" svg:width="0.094cm" svg:height="0.584cm" svg:x="20.819cm" svg:y="13.393cm">
              <text:p/>
              <draw:enhanced-geometry svg:viewBox="0 0 105 651" draw:mirror-horizontal="true" draw:type="non-primitive" draw:enhanced-path="M 34 0 L 60 57 80 115 94 173 101 233 105 292 104 351 97 407 88 460 74 508 58 554 40 592 21 625 0 651 N"/>
            </draw:custom-shape>
            <draw:custom-shape draw:style-name="gr34" draw:text-style-name="P2" draw:layer="layout" svg:width="0.13cm" svg:height="0.287cm" svg:x="21.147cm" svg:y="13.47cm">
              <text:p/>
              <draw:enhanced-geometry svg:viewBox="0 0 146 318" draw:mirror-horizontal="true" draw:type="non-primitive" draw:enhanced-path="M 146 0 L 81 23 37 58 11 103 0 152 0 200 7 246 16 283 25 309 29 318 N"/>
            </draw:custom-shape>
            <draw:custom-shape draw:style-name="gr34" draw:text-style-name="P2" draw:layer="layout" svg:width="0.103cm" svg:height="0.287cm" svg:x="21.144cm" svg:y="13.47cm">
              <text:p/>
              <draw:enhanced-geometry svg:viewBox="0 0 117 318" draw:mirror-horizontal="true" draw:type="non-primitive" draw:enhanced-path="M 0 318 L 21 231 52 145 83 71 108 19 117 0 N"/>
            </draw:custom-shape>
            <draw:custom-shape draw:style-name="gr34" draw:text-style-name="P2" draw:layer="layout" svg:width="0.081cm" svg:height="0.233cm" svg:x="21.333cm" svg:y="13.425cm">
              <text:p/>
              <draw:enhanced-geometry svg:viewBox="0 0 88 261" draw:mirror-horizontal="true" draw:type="non-primitive" draw:enhanced-path="M 52 261 L 28 221 11 195 1 178 0 162 6 143 22 114 49 68 88 0 N"/>
            </draw:custom-shape>
            <draw:custom-shape draw:style-name="gr34" draw:text-style-name="P2" draw:layer="layout" svg:width="0.297cm" svg:height="0.563cm" svg:x="21.035cm" svg:y="12.861cm">
              <text:p/>
              <draw:enhanced-geometry svg:viewBox="0 0 330 627" draw:mirror-horizontal="true" draw:type="non-primitive" draw:enhanced-path="M 0 627 L 30 574 62 520 94 465 125 409 157 355 188 300 217 247 244 194 270 143 293 93 313 46 330 0 N"/>
            </draw:custom-shape>
            <draw:custom-shape draw:style-name="gr34" draw:text-style-name="P2" draw:layer="layout" svg:width="0.202cm" svg:height="0.467cm" svg:x="20.836cm" svg:y="12.394cm">
              <text:p/>
              <draw:enhanced-geometry svg:viewBox="0 0 223 521" draw:mirror-horizontal="true" draw:type="non-primitive" draw:enhanced-path="M 0 521 L 23 456 52 383 84 308 118 231 150 159 179 96 202 45 217 12 223 0 N"/>
            </draw:custom-shape>
            <draw:custom-shape draw:style-name="gr34" draw:text-style-name="P2" draw:layer="layout" svg:width="0.054cm" svg:height="0.256cm" svg:x="19.755cm" svg:y="10.242cm">
              <text:p/>
              <draw:enhanced-geometry svg:viewBox="0 0 60 284" draw:mirror-horizontal="true" draw:type="non-primitive" draw:enhanced-path="M 60 284 L 20 199 3 106 0 30 1 0 N"/>
            </draw:custom-shape>
            <draw:custom-shape draw:style-name="gr34" draw:text-style-name="P2" draw:layer="layout" svg:width="0.035cm" svg:height="0.266cm" svg:x="19.92cm" svg:y="10.413cm">
              <text:p/>
              <draw:enhanced-geometry svg:viewBox="0 0 36 295" draw:mirror-horizontal="true" draw:type="non-primitive" draw:enhanced-path="M 36 295 L 16 205 4 107 1 31 0 0 N"/>
            </draw:custom-shape>
            <draw:custom-shape draw:style-name="gr34" draw:text-style-name="P2" draw:layer="layout" svg:width="0.04cm" svg:height="0.761cm" svg:x="20.107cm" svg:y="10.314cm">
              <text:p/>
              <draw:enhanced-geometry svg:viewBox="0 0 44 841" draw:mirror-horizontal="true" draw:type="non-primitive" draw:enhanced-path="M 23 0 L 33 83 40 166 43 246 44 325 43 402 41 475 36 544 31 607 25 665 19 716 14 759 8 794 4 820 1 836 0 841 N"/>
            </draw:custom-shape>
            <draw:custom-shape draw:style-name="gr34" draw:text-style-name="P2" draw:layer="layout" svg:width="0.072cm" svg:height="0.638cm" svg:x="20.445cm" svg:y="10.85cm">
              <text:p/>
              <draw:enhanced-geometry svg:viewBox="0 0 79 710" draw:mirror-horizontal="true" draw:type="non-primitive" draw:enhanced-path="M 31 710 L 14 655 4 594 0 526 1 455 6 383 15 311 26 241 38 177 51 119 61 70 71 33 77 9 79 0 N"/>
            </draw:custom-shape>
            <draw:custom-shape draw:style-name="gr34" draw:text-style-name="P2" draw:layer="layout" svg:width="0.233cm" svg:height="0.913cm" svg:x="20.685cm" svg:y="11.341cm">
              <text:p/>
              <draw:enhanced-geometry svg:viewBox="0 0 259 1016" draw:mirror-horizontal="true" draw:type="non-primitive" draw:enhanced-path="M 0 1016 L 4 931 10 847 21 766 34 685 49 609 66 535 84 464 104 397 124 333 144 275 163 220 182 172 201 128 216 90 231 58 242 32 252 14 257 3 259 0 N"/>
            </draw:custom-shape>
            <draw:custom-shape draw:style-name="gr34" draw:text-style-name="P2" draw:layer="layout" svg:width="0.054cm" svg:height="0.427cm" svg:x="21.124cm" svg:y="12.317cm">
              <text:p/>
              <draw:enhanced-geometry svg:viewBox="0 0 60 473" draw:mirror-horizontal="true" draw:type="non-primitive" draw:enhanced-path="M 60 0 L 44 116 31 214 21 296 13 361 7 411 4 446 1 467 0 473 N"/>
            </draw:custom-shape>
            <draw:custom-shape draw:style-name="gr34" draw:text-style-name="P2" draw:layer="layout" svg:width="0.306cm" svg:height="0.306cm" svg:x="21.178cm" svg:y="12.745cm">
              <text:p/>
              <draw:enhanced-geometry svg:viewBox="0 0 340 343" draw:mirror-horizontal="true" draw:type="non-primitive" draw:enhanced-path="M 340 0 L 269 73 203 138 144 197 95 247 54 288 25 318 5 338 0 343 N"/>
            </draw:custom-shape>
            <draw:custom-shape draw:style-name="gr34" draw:text-style-name="P2" draw:layer="layout" svg:width="0.157cm" svg:height="0.278cm" svg:x="21.482cm" svg:y="13.051cm">
              <text:p/>
              <draw:enhanced-geometry svg:viewBox="0 0 177 308" draw:mirror-horizontal="true" draw:type="non-primitive" draw:enhanced-path="M 177 0 L 149 73 126 135 102 189 76 236 43 275 0 308 N"/>
            </draw:custom-shape>
            <draw:custom-shape draw:style-name="gr34" draw:text-style-name="P2" draw:layer="layout" svg:width="0.311cm" svg:height="0.715cm" svg:x="20.927cm" svg:y="10.251cm">
              <text:p/>
              <draw:enhanced-geometry svg:viewBox="0 0 343 795" draw:mirror-horizontal="true" draw:type="non-primitive" draw:enhanced-path="M 343 0 L 309 60 276 115 246 168 216 216 189 263 164 307 140 351 118 394 97 437 79 480 62 525 46 573 33 622 20 676 9 732 0 795 N"/>
            </draw:custom-shape>
            <draw:custom-shape draw:style-name="gr34" draw:text-style-name="P2" draw:layer="layout" svg:width="0.454cm" svg:height="1.03cm" svg:x="21.242cm" svg:y="10.967cm">
              <text:p/>
              <draw:enhanced-geometry svg:viewBox="0 0 506 1145" draw:mirror-horizontal="true" draw:type="non-primitive" draw:enhanced-path="M 506 0 L 498 46 488 96 473 149 457 203 438 260 418 320 394 380 370 441 344 503 317 564 290 625 262 685 233 743 206 800 178 854 151 905 125 952 100 997 76 1036 53 1071 33 1102 16 1127 0 1145 N"/>
            </draw:custom-shape>
            <draw:custom-shape draw:style-name="gr34" draw:text-style-name="P2" draw:layer="layout" svg:width="0.166cm" svg:height="0.162cm" svg:x="18.919cm" svg:y="12.254cm">
              <text:p/>
              <draw:enhanced-geometry svg:viewBox="0 0 188 178" draw:mirror-horizontal="true" draw:type="non-primitive" draw:enhanced-path="M 0 178 L 34 127 56 93 69 70 83 54 102 42 135 25 188 0 N"/>
            </draw:custom-shape>
            <draw:custom-shape draw:style-name="gr34" draw:text-style-name="P2" draw:layer="layout" svg:width="0.297cm" svg:height="0.328cm" svg:x="18.618cm" svg:y="11.925cm">
              <text:p/>
              <draw:enhanced-geometry svg:viewBox="0 0 330 366" draw:mirror-horizontal="true" draw:type="non-primitive" draw:enhanced-path="M 0 366 L 58 331 115 279 171 219 222 157 266 98 300 47 323 13 330 0 N"/>
            </draw:custom-shape>
            <draw:custom-shape draw:style-name="gr34" draw:text-style-name="P2" draw:layer="layout" svg:width="0.117cm" svg:height="1.115cm" svg:x="18.605cm" svg:y="10.81cm">
              <text:p/>
              <draw:enhanced-geometry svg:viewBox="0 0 133 1241" draw:mirror-horizontal="true" draw:type="non-primitive" draw:enhanced-path="M 118 1241 L 125 1186 131 1127 133 1064 133 998 132 929 129 859 123 788 116 716 108 644 99 573 90 503 80 436 70 370 60 309 49 251 39 197 30 148 22 105 14 69 9 39 4 18 1 4 0 0 N"/>
            </draw:custom-shape>
          </draw:g>
          <draw:custom-shape draw:style-name="gr34" draw:text-style-name="P2" draw:layer="layout" svg:width="0.089cm" svg:height="0.427cm" svg:x="18.547cm" svg:y="11.741cm">
            <text:p/>
            <draw:enhanced-geometry svg:viewBox="0 0 100 473" draw:mirror-horizontal="true" draw:type="non-primitive" draw:enhanced-path="M 83 0 L 96 84 100 157 98 222 89 280 74 334 53 382 28 429 0 473 N"/>
          </draw:custom-shape>
          <draw:custom-shape draw:style-name="gr34" draw:text-style-name="P2" draw:layer="layout" svg:width="0.13cm" svg:height="0.319cm" svg:x="18.64cm" svg:y="12.169cm">
            <text:p/>
            <draw:enhanced-geometry svg:viewBox="0 0 142 355" draw:mirror-horizontal="true" draw:type="non-primitive" draw:enhanced-path="M 142 0 L 112 53 94 110 80 167 69 223 54 274 33 319 0 355 N"/>
          </draw:custom-shape>
          <draw:custom-shape draw:style-name="gr34" draw:text-style-name="P2" draw:layer="layout" svg:width="0.297cm" svg:height="0.058cm" svg:x="18.767cm" svg:y="12.449cm">
            <text:p/>
            <draw:enhanced-geometry svg:viewBox="0 0 329 68" draw:mirror-horizontal="true" draw:type="non-primitive" draw:enhanced-path="M 329 47 L 273 68 202 65 129 50 63 27 17 8 0 0 N"/>
          </draw:custom-shape>
          <draw:custom-shape draw:style-name="gr34" draw:text-style-name="P2" draw:layer="layout" svg:width="0.044cm" svg:height="0.562cm" svg:x="18.14cm" svg:y="11.724cm">
            <text:p/>
            <draw:enhanced-geometry svg:viewBox="0 0 51 626" draw:mirror-horizontal="true" draw:type="non-primitive" draw:enhanced-path="M 0 0 L 13 83 24 154 34 214 42 267 49 316 51 361 51 405 48 452 41 503 29 559 12 626 N"/>
          </draw:custom-shape>
          <draw:custom-shape draw:style-name="gr34" draw:text-style-name="P2" draw:layer="layout" svg:width="0.148cm" svg:height="0.949cm" svg:x="18.176cm" svg:y="12.286cm">
            <text:p/>
            <draw:enhanced-geometry svg:viewBox="0 0 164 1053" draw:mirror-horizontal="true" draw:type="non-primitive" draw:enhanced-path="M 164 0 L 152 45 141 99 130 158 117 223 106 292 94 364 82 438 71 514 61 587 51 661 40 731 32 797 25 858 17 912 11 960 6 999 3 1029 1 1047 0 1053 N"/>
          </draw:custom-shape>
          <draw:custom-shape draw:style-name="gr35" draw:text-style-name="P2" draw:layer="layout" svg:width="0.954cm" svg:height="1.584cm" svg:x="19.882cm" svg:y="12.48cm">
            <text:p/>
            <draw:enhanced-geometry svg:viewBox="0 0 1061 1763" draw:mirror-horizontal="true"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4" draw:text-style-name="P2" draw:layer="layout" svg:width="0.53cm" svg:height="1.584cm" svg:x="20.594cm" svg:y="10.383cm">
            <text:p/>
            <draw:enhanced-geometry svg:viewBox="0 0 590 1760" draw:mirror-horizontal="true"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4" draw:text-style-name="P2" draw:layer="layout" svg:width="0.616cm" svg:height="0.863cm" svg:x="21.124cm" svg:y="11.967cm">
            <text:p/>
            <draw:enhanced-geometry svg:viewBox="0 0 683 959" draw:mirror-horizontal="true" draw:type="non-primitive" draw:enhanced-path="M 683 0 L 668 19 650 46 628 80 602 120 572 165 541 214 507 267 469 323 432 381 392 441 353 501 312 561 272 620 233 676 193 731 156 783 120 829 86 871 54 907 26 937 0 959 N"/>
          </draw:custom-shape>
          <draw:custom-shape draw:style-name="gr34" draw:text-style-name="P2" draw:layer="layout" svg:width="0.149cm" svg:height="0.459cm" svg:x="21.737cm" svg:y="12.83cm">
            <text:p/>
            <draw:enhanced-geometry svg:viewBox="0 0 167 509" draw:mirror-horizontal="true" draw:type="non-primitive" draw:enhanced-path="M 167 0 L 121 47 85 103 58 168 37 236 22 304 12 367 5 424 3 468 2 497 0 509 N"/>
          </draw:custom-shape>
          <draw:custom-shape draw:style-name="gr34" draw:text-style-name="P2" draw:layer="layout" svg:width="0.108cm" svg:height="0.62cm" svg:x="21.781cm" svg:y="12.669cm">
            <text:p/>
            <draw:enhanced-geometry svg:viewBox="0 0 120 686" draw:mirror-horizontal="true" draw:type="non-primitive" draw:enhanced-path="M 1 686 L 0 623 0 562 3 500 6 440 13 380 21 321 32 263 44 208 60 153 77 100 98 50 120 0 N"/>
          </draw:custom-shape>
          <draw:custom-shape draw:style-name="gr34" draw:text-style-name="P2" draw:layer="layout" svg:width="0.554cm" svg:height="0.999cm" svg:x="21.227cm" svg:y="11.67cm">
            <text:p/>
            <draw:enhanced-geometry svg:viewBox="0 0 615 1113" draw:mirror-horizontal="true"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4" draw:text-style-name="P2" draw:layer="layout" svg:width="0.328cm" svg:height="0.945cm" svg:x="20.899cm" svg:y="10.725cm">
            <text:p/>
            <draw:enhanced-geometry svg:viewBox="0 0 364 1051" draw:mirror-horizontal="true" draw:type="non-primitive" draw:enhanced-path="M 0 1051 L 6 1003 18 947 32 888 51 824 71 757 94 689 117 619 142 548 168 479 194 411 220 345 245 282 269 223 292 168 312 121 329 79 344 45 355 20 362 4 364 0 N"/>
          </draw:custom-shape>
          <draw:custom-shape draw:style-name="gr34" draw:text-style-name="P2" draw:layer="layout" svg:width="0.446cm" svg:height="1.039cm" svg:x="20.898cm" svg:y="10.725cm">
            <text:p/>
            <draw:enhanced-geometry svg:viewBox="0 0 495 1159" draw:mirror-horizontal="true" draw:type="non-primitive" draw:enhanced-path="M 495 0 L 477 30 458 68 437 111 416 158 393 209 370 265 347 323 322 385 297 447 272 509 247 574 222 637 197 700 174 763 150 823 127 880 106 935 84 986 65 1031 46 1072 29 1108 14 1136 0 1159 N"/>
          </draw:custom-shape>
          <draw:custom-shape draw:style-name="gr34" draw:text-style-name="P2" draw:layer="layout" svg:width="0.491cm" svg:height="0.842cm" svg:x="21.341cm" svg:y="11.764cm">
            <text:p/>
            <draw:enhanced-geometry svg:viewBox="0 0 543 932" draw:mirror-horizontal="true" draw:type="non-primitive" draw:enhanced-path="M 543 0 L 527 26 505 59 481 97 454 141 424 191 392 243 359 300 324 357 289 417 254 477 218 538 184 598 150 656 118 713 89 766 61 815 38 860 17 899 0 932 N"/>
          </draw:custom-shape>
          <draw:custom-shape draw:style-name="gr34" draw:text-style-name="P2" draw:layer="layout" svg:width="0.134cm" svg:height="0.53cm" svg:x="21.836cm" svg:y="12.606cm">
            <text:p/>
            <draw:enhanced-geometry svg:viewBox="0 0 152 592" draw:mirror-horizontal="true" draw:type="non-primitive" draw:enhanced-path="M 152 0 L 128 53 105 107 83 160 65 214 48 270 34 324 21 378 12 433 5 487 1 540 0 592 N"/>
          </draw:custom-shape>
          <draw:custom-shape draw:style-name="gr32" draw:text-style-name="P2" draw:layer="layout" svg:width="0.125cm" svg:height="0.108cm" svg:x="16.354cm" svg:y="7.744cm">
            <text:p/>
            <draw:enhanced-geometry svg:viewBox="0 0 139 122" draw:mirror-horizontal="true" draw:type="non-primitive" draw:enhanced-path="M 108 5 L 127 38 139 74 124 107 124 107 76 113 47 120 38 122 38 122 8 81 0 39 14 0 14 0 64 1 96 4 108 5 108 5 108 5 Z N"/>
          </draw:custom-shape>
          <draw:custom-shape draw:style-name="gr32" draw:text-style-name="P2" draw:layer="layout" svg:width="0.067cm" svg:height="0.107cm" svg:x="16.791cm" svg:y="7.736cm">
            <text:p/>
            <draw:enhanced-geometry svg:viewBox="0 0 75 120" draw:mirror-horizontal="true"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text-style-name="P2" draw:layer="layout" svg:width="22.649cm" svg:height="16.934cm" svg:x="3.597cm" svg:y="1.058cm" presentation:class="outline" presentation:user-transformed="true">
          <draw:text-box>
            <text:list text:style-name="L4">
              <text:list-item>
                <text:p text:style-name="P7">no, it's <text:span text:style-name="T18">not</text:span> a conforming program</text:p>
                <text:list text:style-name="L5">
                  <text:list-item>
                    <text:p text:style-name="P8">6.3.2.1 paragraph 1, sentence 1</text:p>
                  </text:list-item>
                </text:list>
              </text:list-item>
            </text:list>
          </draw:text-box>
        </draw:frame>
        <draw:custom-shape draw:style-name="gr4" draw:text-style-name="P2" draw:layer="layout" svg:width="8.401cm" svg:height="11.056cm" svg:x="5.159cm" svg:y="4.674cm">
          <text:p text:style-name="P9"><text:span text:style-name="T13">typedef struct</text:span></text:p>
          <text:p text:style-name="P9"><text:span text:style-name="T14">{</text:span></text:p>
          <text:p text:style-name="P9"><text:span text:style-name="T14"><text:s text:c="4"/></text:span><text:span text:style-name="T13">int</text:span><text:span text:style-name="T14"> member;</text:span></text:p>
          <text:p text:style-name="P9"><text:span text:style-name="T14">}</text:span></text:p>
          <text:p text:style-name="P9"><text:span text:style-name="T14">wibble;</text:span></text:p>
          <text:p text:style-name="P9"><text:span text:style-name="T14"/></text:p>
          <text:p text:style-name="P9"><text:span text:style-name="T14">wibble f(</text:span><text:span text:style-name="T13">void</text:span><text:span text:style-name="T14">)</text:span></text:p>
          <text:p text:style-name="P9"><text:span text:style-name="T14">{</text:span></text:p>
          <text:p text:style-name="P9"><text:span text:style-name="T14"><text:s text:c="4"/></text:span><text:span text:style-name="T14">wibble w;</text:span><text:span text:style-name="T14"><text:line-break/></text:span><text:span text:style-name="T14"> <text:s text:c="3"/>...</text:span></text:p>
          <text:p text:style-name="P9"><text:span text:style-name="T14"><text:s text:c="4"/></text:span><text:span text:style-name="T13">return</text:span><text:span text:style-name="T14"> w ;</text:span></text:p>
          <text:p text:style-name="P9"><text:span text:style-name="T14">}</text:span></text:p>
          <text:p text:style-name="P9"><text:span text:style-name="T15"/></text:p>
          <text:p text:style-name="P9"><text:span text:style-name="T13">void</text:span><text:span text:style-name="T15"> use(</text:span><text:span text:style-name="T13">void</text:span><text:span text:style-name="T15">)</text:span></text:p>
          <text:p text:style-name="P9"><text:span text:style-name="T15">{</text:span></text:p>
          <text:p text:style-name="P9"><text:span text:style-name="T15"><text:s text:c="4"/></text:span><text:span text:style-name="T15">f().member--;</text:span></text:p>
          <text:p text:style-name="P9"><text:span text:style-name="T15">}</text:span></text:p>
          <draw:enhanced-geometry svg:viewBox="0 0 21600 21600" draw:type="mso-spt202" draw:enhanced-path="M 0 0 L 21600 0 21600 21600 0 21600 0 0 Z N"/>
        </draw:custom-shape>
        <draw:custom-shape draw:style-name="gr37" draw:text-style-name="P2" draw:layer="layout" svg:width="1.001cm" svg:height="1.001cm" svg:x="9.759cm" svg:y="1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0.8cm" svg:height="8.731cm" svg:x="15.76cm" svg:y="5.477cm">
          <text:list text:style-name="L6">
            <text:list-item>
              <text:p text:style-name="P4"><text:span text:style-name="T19"><text:s/></text:span><text:span text:style-name="T19">w designates an object </text:span><text:span text:style-name="T19"><text:line-break/></text:span><text:span text:style-name="T19"> <text:s/>and is an lvalue</text:span></text:p>
              <text:p text:style-name="P4"><text:span text:style-name="T19"/></text:p>
            </text:list-item>
            <text:list-item>
              <text:p text:style-name="P4"><text:span text:style-name="T19"><text:s/></text:span><text:span text:style-name="T19">w is converted to a value</text:span><text:span text:style-name="T19"><text:line-break/></text:span><text:span text:style-name="T19"/></text:p>
            </text:list-item>
            <text:list-item>
              <text:p text:style-name="P4"><text:span text:style-name="T19"><text:s/></text:span><text:span text:style-name="T19">f( ) is a value so f ( ).member </text:span><text:span text:style-name="T19"><text:line-break/></text:span><text:span text:style-name="T19"> <text:s/>is also a value</text:span></text:p>
              <text:p text:style-name="P4"><text:span text:style-name="T19"/></text:p>
            </text:list-item>
            <text:list-item>
              <text:p text:style-name="P4"><text:span text:style-name="T19"><text:s/></text:span><text:span text:style-name="T19">you can't do -- on a value</text:span></text:p>
              <text:p text:style-name="P4"><text:span text:style-name="T19"/></text:p>
            </text:list-item>
          </text:list>
          <draw:enhanced-geometry svg:viewBox="0 0 21600 21600" draw:type="mso-spt202" draw:enhanced-path="M 0 0 L 21600 0 21600 21600 0 21600 0 0 Z N"/>
        </draw:custom-shape>
        <draw:line draw:style-name="gr9" draw:text-style-name="P10" draw:layer="layout" svg:x1="10.561cm" svg:y1="10.874cm" svg:x2="15.562cm" svg:y2="6.478cm">
          <text:p/>
        </draw:line>
        <draw:custom-shape draw:style-name="gr37" draw:text-style-name="P2" draw:layer="layout" svg:width="10.601cm" svg:height="1.601cm" svg:x="14.958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layer="layout" svg:x1="24.5cm" svg:y1="6cm" svg:x2="25cm" svg:y2="8cm">
          <text:p/>
        </draw:line>
        <presentation:notes draw:style-name="dp2">
          <draw:page-thumbnail draw:style-name="gr2" draw:layer="layout" svg:width="13.472cm" svg:height="9.327cm" svg:x="3.126cm" svg:y="1.896cm" draw:page-number="11" presentation:class="page"/>
          <draw:frame presentation:style-name="pr4" draw:layer="layout" svg:width="14.394cm" svg:height="11.499cm" svg:x="2.963cm" svg:y="11.861cm" presentation:class="notes" presentation:placeholder="true">
            <draw:text-box/>
          </draw:frame>
        </presentation:notes>
      </draw:page>
      <draw:page draw:name=" operat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4"><text:span text:style-name="T20"></text:span> operator</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7"><text:span text:style-name="T3"/></text:p>
                <text:p text:style-name="P7"><text:span text:style-name="T3"/></text:p>
                <text:p text:style-name="P7"><text:span text:style-name="T3"/></text:p>
                <text:p text:style-name="P7"><text:span text:style-name="T3"/></text:p>
                <text:list text:style-name="L5">
                  <text:list-header>
                    <text:p text:style-name="P8"><text:span text:style-name="T3"/></text:p>
                    <text:p text:style-name="P8"><text:span text:style-name="T3"/></text:p>
                    <text:p text:style-name="P8"><text:span text:style-name="T3"/></text:p>
                  </text:list-header>
                  <text:list-item>
                    <text:p text:style-name="P8"><text:span text:style-name="T3">ptr</text:span><text:span text:style-name="T21"></text:span><text:span text:style-name="T3">member is an lvalue</text:span></text:p>
                  </text:list-item>
                  <text:list-item>
                    <text:p text:style-name="P8"><text:span text:style-name="T3">ptr</text:span><text:span text:style-name="T21"></text:span><text:span text:style-name="T3">member is a modifiable lvalue</text:span></text:p>
                    <text:list>
                      <text:list-item>
                        <text:p text:style-name="P8"><text:span text:style-name="T3">(not array, incomplete, const)</text:span></text:p>
                      </text:list-item>
                    </text:list>
                  </text:list-item>
                  <text:list-item>
                    <text:p text:style-name="P8"><text:span text:style-name="T3">ptr</text:span><text:span text:style-name="T21"></text:span><text:span text:style-name="T3">member is </text:span><text:span text:style-name="T12">not</text:span><text:span text:style-name="T3"> converted to a value</text:span></text:p>
                    <text:list>
                      <text:list-item>
                        <text:p text:style-name="P8"><text:span text:style-name="T3">(left hand side of assignment)</text:span></text:p>
                      </text:list-item>
                    </text:list>
                  </text:list-item>
                </text:list>
              </text:list-header>
            </text:list>
          </draw:text-box>
        </draw:frame>
        <draw:custom-shape draw:style-name="gr10" draw:text-style-name="P2" draw:layer="layout" svg:width="3.201cm" svg:height="3.295cm" svg:x="19.76cm" svg:y="7.029cm">
          <text:p text:style-name="P4"><text:span text:style-name="T16"></text:span></text:p>
          <draw:enhanced-geometry svg:viewBox="0 0 21600 21600" draw:type="rectangle" draw:enhanced-path="M 0 0 L 21600 0 21600 21600 0 21600 0 0 Z N"/>
        </draw:custom-shape>
        <draw:custom-shape draw:style-name="gr4" draw:text-style-name="P2" draw:layer="layout" svg:width="10.601cm" svg:height="3.436cm" svg:x="7.157cm" svg:y="6.535cm">
          <text:p text:style-name="P9"><text:span text:style-name="T13">void</text:span><text:span text:style-name="T14"> f(wibble w)</text:span></text:p>
          <text:p text:style-name="P9"><text:span text:style-name="T15">{</text:span></text:p>
          <text:p text:style-name="P9"><text:span text:style-name="T15"><text:s text:c="4"/></text:span><text:span text:style-name="T15">wibble * ptr = &amp;w;</text:span></text:p>
          <text:p text:style-name="P9"><text:span text:style-name="T15"><text:s text:c="4"/></text:span><text:span text:style-name="T15">ptr-&gt;member = 42;</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20.209cm" svg:y1="8.837cm" svg:x2="16.558cm" svg:y2="8.833cm">
          <text:p/>
        </draw:line>
        <draw:custom-shape draw:style-name="gr3" draw:text-style-name="P2" draw:layer="layout" svg:width="23.759cm" svg:height="4.496cm" svg:x="2.558cm" svg:y="1.323cm">
          <text:p text:style-name="P4"><text:span text:style-name="T4">6.5.2.3 Structure and union members</text:span></text:p>
          <text:p text:style-name="P4"><text:span text:style-name="T4">para 4 - A postfix </text:span><text:span text:style-name="T5">expression</text:span><text:span text:style-name="T4"> followed by the </text:span><text:span text:style-name="T22"></text:span><text:span text:style-name="T4"> operator and an </text:span><text:span text:style-name="T5">identifier</text:span><text:span text:style-name="T4"> designates a member of a structure or union. The </text:span><text:span text:style-name="T5">value</text:span><text:span text:style-name="T4"> is that of the named member of the </text:span><text:span text:style-name="T5">object</text:span><text:span text:style-name="T4"> to which the first </text:span><text:span text:style-name="T5">expression</text:span><text:span text:style-name="T4"> points to, and is an </text:span><text:span text:style-name="T5">lvalue</text:span><text:span text:style-name="T4">.</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5" draw:text-style-name="P2" draw:layer="layout" svg:width="22.649cm" svg:height="16.934cm" svg:x="3.597cm" svg:y="1.058cm" presentation:class="outline" presentation:user-transformed="true">
          <draw:text-box>
            <text:list text:style-name="L4">
              <text:list-item>
                <text:p text:style-name="P7">is this a conforming program?</text:p>
              </text:list-item>
              <text:list-item>
                <text:p text:style-name="P7">if not why not? </text:p>
                <text:list text:style-name="L5">
                  <text:list-item>
                    <text:p text:style-name="P8">what clause? what paragraph? what sentence?</text:p>
                  </text:list-item>
                </text:list>
              </text:list-item>
            </text:list>
          </draw:text-box>
        </draw:frame>
        <draw:custom-shape draw:style-name="gr4" draw:text-style-name="P2" draw:layer="layout" svg:width="10.804cm" svg:height="11.056cm" svg:x="6.954cm" svg:y="6.077cm">
          <text:p text:style-name="P9"><text:span text:style-name="T13">typedef struct</text:span></text:p>
          <text:p text:style-name="P9"><text:span text:style-name="T14">{</text:span></text:p>
          <text:p text:style-name="P9"><text:span text:style-name="T14"><text:s text:c="4"/></text:span><text:span text:style-name="T13">int</text:span><text:span text:style-name="T14"> member;</text:span></text:p>
          <text:p text:style-name="P9"><text:span text:style-name="T14">}</text:span></text:p>
          <text:p text:style-name="P9"><text:span text:style-name="T14">wibble;</text:span></text:p>
          <text:p text:style-name="P9"><text:span text:style-name="T14"/></text:p>
          <text:p text:style-name="P9"><text:span text:style-name="T14">wibble * f(</text:span><text:span text:style-name="T13">void</text:span><text:span text:style-name="T14">)</text:span></text:p>
          <text:p text:style-name="P9"><text:span text:style-name="T14">{</text:span></text:p>
          <text:p text:style-name="P9"><text:span text:style-name="T14"><text:s text:c="4"/></text:span><text:span text:style-name="T14">wibble w;</text:span></text:p>
          <text:p text:style-name="P9"><text:span text:style-name="T14"><text:s text:c="4"/></text:span><text:span text:style-name="T14">...</text:span></text:p>
          <text:p text:style-name="P9"><text:span text:style-name="T14"><text:s text:c="4"/></text:span><text:span text:style-name="T13">return</text:span><text:span text:style-name="T14"> &amp;w;</text:span></text:p>
          <text:p text:style-name="P9"><text:span text:style-name="T14">}</text:span></text:p>
          <text:p text:style-name="P9"><text:span text:style-name="T15"/></text:p>
          <text:p text:style-name="P9"><text:span text:style-name="T13">void</text:span><text:span text:style-name="T15"> use(</text:span><text:span text:style-name="T13">void</text:span><text:span text:style-name="T15">)</text:span></text:p>
          <text:p text:style-name="P9"><text:span text:style-name="T15">{</text:span></text:p>
          <text:p text:style-name="P9"><text:span text:style-name="T15"><text:s text:c="4"/></text:span><text:span text:style-name="T15">f()-&gt;member = 42;</text:span></text:p>
          <text:p text:style-name="P9"><text:span text:style-name="T15">}</text:span></text:p>
          <draw:enhanced-geometry svg:viewBox="0 0 21600 21600" draw:type="mso-spt202" draw:enhanced-path="M 0 0 L 21600 0 21600 21600 0 21600 0 0 Z N"/>
        </draw:custom-shape>
        <draw:g>
          <draw:rect draw:style-name="gr12" draw:text-style-name="P10" draw:layer="layout" svg:width="10.203cm" svg:height="9.586cm" svg:x="14.355cm" svg:y="6.707cm">
            <text:p/>
          </draw:rect>
          <draw:g>
            <draw:custom-shape draw:style-name="gr13" draw:text-style-name="P2" draw:layer="layout" svg:width="0.364cm" svg:height="0.455cm" svg:x="17.812cm" svg:y="9.064cm">
              <text:p/>
              <draw:enhanced-geometry svg:viewBox="0 0 402 505" draw:mirror-horizontal="true"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4" draw:text-style-name="P2" draw:layer="layout" svg:width="0.27cm" svg:height="0.229cm" svg:x="22.417cm" svg:y="13.534cm">
              <text:p/>
              <draw:enhanced-geometry svg:viewBox="0 0 301 254" draw:mirror-horizontal="true" draw:type="non-primitive" draw:enhanced-path="M 4 175 L 6 80 0 25 5 1 38 0 38 0 109 14 196 37 270 60 301 70 301 70 289 93 258 145 217 204 170 248 125 254 125 254 63 218 20 188 4 175 4 175 4 175 Z N"/>
            </draw:custom-shape>
            <draw:custom-shape draw:style-name="gr15" draw:text-style-name="P2" draw:layer="layout" svg:width="1.449cm" svg:height="1.165cm" svg:x="21.186cm" svg:y="13.444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16" draw:text-style-name="P2" draw:layer="layout" svg:width="1.449cm" svg:height="1.165cm" svg:x="21.186cm" svg:y="13.444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17" draw:text-style-name="P10" draw:layer="layout" svg:x1="22.089cm" svg:y1="13.745cm" svg:x2="22.205cm" svg:y2="13.862cm">
              <text:p/>
            </draw:line>
            <draw:custom-shape draw:style-name="gr18" draw:text-style-name="P2" draw:layer="layout" svg:width="3.294cm" svg:height="2.714cm" svg:x="21.251cm" svg:y="13.565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16" draw:text-style-name="P2" draw:layer="layout" svg:width="3.294cm" svg:height="2.714cm" svg:x="21.251cm" svg:y="13.565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19" draw:text-style-name="P2" draw:layer="layout" svg:width="2.097cm" svg:height="1.862cm" svg:x="22.139cm" svg:y="13.912cm">
              <text:p/>
              <draw:enhanced-geometry svg:viewBox="0 0 2328 2071" draw:mirror-horizontal="true"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16" draw:text-style-name="P2" draw:layer="layout" svg:width="0.436cm" svg:height="0.314cm" svg:x="21.319cm" svg:y="15.375cm">
              <text:p/>
              <draw:enhanced-geometry svg:viewBox="0 0 486 353" draw:mirror-horizontal="true" draw:type="non-primitive" draw:enhanced-path="M 486 0 L 459 30 424 62 380 97 331 135 277 173 220 212 163 250 105 288 51 322 0 353 N"/>
            </draw:custom-shape>
            <draw:custom-shape draw:style-name="gr16" draw:text-style-name="P2" draw:layer="layout" svg:width="0.999cm" svg:height="0.41cm" svg:x="21.752cm" svg:y="15.689cm">
              <text:p/>
              <draw:enhanced-geometry svg:viewBox="0 0 1111 453" draw:mirror-horizontal="true" draw:type="non-primitive" draw:enhanced-path="M 1111 0 L 1085 15 1052 33 1013 52 969 74 921 96 869 120 812 145 753 171 691 197 629 224 565 250 502 276 439 301 376 326 316 349 259 370 203 391 152 409 106 424 65 436 29 446 0 453 N"/>
            </draw:custom-shape>
            <draw:custom-shape draw:style-name="gr16" draw:text-style-name="P2" draw:layer="layout" svg:width="0.887cm" svg:height="0.039cm" svg:x="22.751cm" svg:y="16.077cm">
              <text:p/>
              <draw:enhanced-geometry svg:viewBox="0 0 982 46" draw:mirror-horizontal="true" draw:type="non-primitive" draw:enhanced-path="M 982 27 L 947 33 905 37 856 41 803 44 745 45 684 46 620 46 554 46 488 44 422 42 356 39 293 36 233 31 175 26 122 20 75 15 34 8 0 0 N"/>
            </draw:custom-shape>
            <draw:custom-shape draw:style-name="gr16" draw:text-style-name="P2" draw:layer="layout" svg:width="0.575cm" svg:height="0.279cm" svg:x="23.639cm" svg:y="15.798cm">
              <text:p/>
              <draw:enhanced-geometry svg:viewBox="0 0 641 307" draw:mirror-horizontal="true" draw:type="non-primitive" draw:enhanced-path="M 641 307 L 595 295 546 281 492 264 436 245 377 223 318 200 260 176 205 148 153 121 104 92 62 62 27 32 0 0 N"/>
            </draw:custom-shape>
            <draw:custom-shape draw:style-name="gr16" draw:text-style-name="P2" draw:layer="layout" svg:width="0.485cm" svg:height="0.476cm" svg:x="21.285cm" svg:y="14.574cm">
              <text:p/>
              <draw:enhanced-geometry svg:viewBox="0 0 541 528" draw:mirror-horizontal="true" draw:type="non-primitive" draw:enhanced-path="M 541 0 L 502 59 465 116 427 172 390 225 353 276 315 322 279 365 243 405 207 439 172 468 135 493 102 511 68 523 34 528 0 526 N"/>
            </draw:custom-shape>
            <draw:custom-shape draw:style-name="gr16" draw:text-style-name="P2" draw:layer="layout" svg:width="0.472cm" svg:height="0.233cm" svg:x="21.774cm" svg:y="14.813cm">
              <text:p/>
              <draw:enhanced-geometry svg:viewBox="0 0 524 264" draw:mirror-horizontal="true" draw:type="non-primitive" draw:enhanced-path="M 524 264 L 469 249 407 225 338 195 269 159 200 121 137 85 82 52 38 25 10 7 0 0 N"/>
            </draw:custom-shape>
            <draw:custom-shape draw:style-name="gr16" draw:text-style-name="P2" draw:layer="layout" svg:width="0.134cm" svg:height="0.715cm" svg:x="22.112cm" svg:y="14.813cm">
              <text:p/>
              <draw:enhanced-geometry svg:viewBox="0 0 148 798" draw:mirror-horizontal="true" draw:type="non-primitive" draw:enhanced-path="M 0 0 L 30 36 59 78 82 125 103 176 119 229 132 283 141 341 147 398 148 454 147 510 141 562 132 611 119 658 103 699 82 735 59 763 30 785 0 798 N"/>
            </draw:custom-shape>
            <draw:custom-shape draw:style-name="gr16" draw:text-style-name="P2" draw:layer="layout" svg:width="0.607cm" svg:height="0.171cm" svg:x="22.243cm" svg:y="15.379cm">
              <text:p/>
              <draw:enhanced-geometry svg:viewBox="0 0 678 190" draw:mirror-horizontal="true" draw:type="non-primitive" draw:enhanced-path="M 678 164 L 631 175 583 183 533 188 481 190 429 188 376 181 323 171 268 156 214 136 160 110 106 79 53 43 0 0 N"/>
            </draw:custom-shape>
            <draw:custom-shape draw:style-name="gr16" draw:text-style-name="P2" draw:layer="layout" svg:width="0.13cm" svg:height="0.409cm" svg:x="22.746cm" svg:y="15.379cm">
              <text:p/>
              <draw:enhanced-geometry svg:viewBox="0 0 145 454" draw:mirror-horizontal="true" draw:type="non-primitive" draw:enhanced-path="M 26 0 L 63 45 94 93 118 142 135 191 144 240 145 286 140 329 127 368 106 401 78 427 43 445 0 454 N"/>
            </draw:custom-shape>
            <draw:custom-shape draw:style-name="gr16" draw:text-style-name="P2" draw:layer="layout" svg:width="0.823cm" svg:height="0.031cm" svg:x="22.873cm" svg:y="15.78cm">
              <text:p/>
              <draw:enhanced-geometry svg:viewBox="0 0 912 32" draw:mirror-horizontal="true" draw:type="non-primitive" draw:enhanced-path="M 912 9 L 871 12 824 16 768 19 707 22 642 26 574 28 504 30 432 32 362 32 294 30 229 29 169 26 114 22 67 17 28 9 0 0 N"/>
            </draw:custom-shape>
            <draw:custom-shape draw:style-name="gr16" draw:text-style-name="P2" draw:layer="layout" svg:width="0.216cm" svg:height="0.207cm" svg:x="23.7cm" svg:y="15.573cm">
              <text:p/>
              <draw:enhanced-geometry svg:viewBox="0 0 242 234" draw:mirror-horizontal="true" draw:type="non-primitive" draw:enhanced-path="M 242 234 L 181 204 128 172 80 134 43 94 16 48 0 0 N"/>
            </draw:custom-shape>
            <draw:custom-shape draw:style-name="gr16" draw:text-style-name="P2" draw:layer="layout" svg:width="0.216cm" svg:height="0.324cm" svg:x="23.052cm" svg:y="15.316cm">
              <text:p/>
              <draw:enhanced-geometry svg:viewBox="0 0 242 362" draw:mirror-horizontal="true" draw:type="non-primitive" draw:enhanced-path="M 0 0 L 46 42 92 82 137 123 175 163 208 202 231 238 242 274 241 306 225 336 191 362 N"/>
            </draw:custom-shape>
            <draw:custom-shape draw:style-name="gr16" draw:text-style-name="P2" draw:layer="layout" svg:width="0.634cm" svg:height="0.121cm" svg:x="23.097cm" svg:y="15.64cm">
              <text:p/>
              <draw:enhanced-geometry svg:viewBox="0 0 705 131" draw:mirror-horizontal="true" draw:type="non-primitive" draw:enhanced-path="M 705 0 L 669 19 628 37 584 53 536 69 485 84 431 96 375 107 316 116 255 124 192 129 129 131 66 131 0 128 N"/>
            </draw:custom-shape>
            <draw:custom-shape draw:style-name="gr16" draw:text-style-name="P2" draw:layer="layout" svg:width="0.386cm" svg:height="0.135cm" svg:x="21.558cm" svg:y="14.272cm">
              <text:p/>
              <draw:enhanced-geometry svg:viewBox="0 0 430 154" draw:mirror-horizontal="true" draw:type="non-primitive" draw:enhanced-path="M 430 154 L 373 124 313 94 252 65 193 40 136 20 84 6 38 0 0 5 N"/>
            </draw:custom-shape>
            <draw:custom-shape draw:style-name="gr16" draw:text-style-name="P2" draw:layer="layout" svg:width="0.18cm" svg:height="0.093cm" svg:x="21.944cm" svg:y="14.277cm">
              <text:p/>
              <draw:enhanced-geometry svg:viewBox="0 0 200 105" draw:mirror-horizontal="true" draw:type="non-primitive" draw:enhanced-path="M 200 0 L 110 40 33 84 0 105 N"/>
            </draw:custom-shape>
            <draw:custom-shape draw:style-name="gr16" draw:text-style-name="P2" draw:layer="layout" svg:width="0.08cm" svg:height="0.166cm" svg:x="22.125cm" svg:y="14.204cm">
              <text:p/>
              <draw:enhanced-geometry svg:viewBox="0 0 86 183" draw:mirror-horizontal="true" draw:type="non-primitive" draw:enhanced-path="M 86 183 L 41 86 10 22 0 0 N"/>
            </draw:custom-shape>
            <draw:custom-shape draw:style-name="gr16" draw:text-style-name="P2" draw:layer="layout" svg:width="0.211cm" svg:height="0.539cm" svg:x="21.761cm" svg:y="14.313cm">
              <text:p/>
              <draw:enhanced-geometry svg:viewBox="0 0 235 600" draw:mirror-horizontal="true" draw:type="non-primitive" draw:enhanced-path="M 0 0 L 4 38 17 93 40 157 67 228 99 303 131 378 162 447 190 508 214 556 229 588 235 600 N"/>
            </draw:custom-shape>
            <draw:custom-shape draw:style-name="gr16" draw:text-style-name="P2" draw:layer="layout" svg:width="0.589cm" svg:height="0.121cm" svg:x="21.762cm" svg:y="14.731cm">
              <text:p/>
              <draw:enhanced-geometry svg:viewBox="0 0 653 136" draw:mirror-horizontal="true" draw:type="non-primitive" draw:enhanced-path="M 653 136 L 572 106 496 80 425 58 358 39 297 24 242 12 191 4 146 0 107 0 73 3 46 11 25 24 10 41 1 61 0 86 4 116 N"/>
            </draw:custom-shape>
            <draw:custom-shape draw:style-name="gr16" draw:text-style-name="P2" draw:layer="layout" svg:width="0.067cm" svg:height="0.579cm" svg:x="22.279cm" svg:y="14.835cm">
              <text:p/>
              <draw:enhanced-geometry svg:viewBox="0 0 73 643" draw:mirror-horizontal="true" draw:type="non-primitive" draw:enhanced-path="M 0 0 L 12 54 23 119 32 192 41 270 49 348 56 424 63 494 67 554 70 601 72 632 73 643 N"/>
            </draw:custom-shape>
            <draw:custom-shape draw:style-name="gr16" draw:text-style-name="P2" draw:layer="layout" svg:width="0.72cm" svg:height="0.166cm" svg:x="22.282cm" svg:y="15.258cm">
              <text:p/>
              <draw:enhanced-geometry svg:viewBox="0 0 798 181" draw:mirror-horizontal="true" draw:type="non-primitive" draw:enhanced-path="M 798 171 L 714 141 635 114 560 89 490 66 425 48 364 32 309 20 258 11 212 4 170 0 132 0 101 4 72 11 49 20 31 33 16 49 6 68 1 92 0 118 3 148 11 181 N"/>
            </draw:custom-shape>
            <draw:custom-shape draw:style-name="gr16" draw:text-style-name="P2" draw:layer="layout" svg:width="0.274cm" svg:height="0.22cm" svg:x="22.994cm" svg:y="15.204cm">
              <text:p/>
              <draw:enhanced-geometry svg:viewBox="0 0 306 244" draw:mirror-horizontal="true" draw:type="non-primitive" draw:enhanced-path="M 306 244 L 231 160 159 96 96 50 45 20 12 5 0 0 N"/>
            </draw:custom-shape>
            <draw:custom-shape draw:style-name="gr16" draw:text-style-name="P2" draw:layer="layout" svg:width="0.612cm" svg:height="0.328cm" svg:x="21.251cm" svg:y="14.866cm">
              <text:p/>
              <draw:enhanced-geometry svg:viewBox="0 0 676 364" draw:mirror-horizontal="true" draw:type="non-primitive" draw:enhanced-path="M 676 0 L 658 40 634 81 604 121 572 159 534 195 494 231 449 262 403 289 354 314 305 335 253 349 202 360 150 364 99 361 49 352 0 336 N"/>
            </draw:custom-shape>
            <draw:custom-shape draw:style-name="gr16" draw:text-style-name="P2" draw:layer="layout" svg:width="0.175cm" svg:height="0.125cm" svg:x="21.861cm" svg:y="15.046cm">
              <text:p/>
              <draw:enhanced-geometry svg:viewBox="0 0 197 136" draw:mirror-horizontal="true" draw:type="non-primitive" draw:enhanced-path="M 197 136 L 80 79 21 41 0 16 2 3 6 0 N"/>
            </draw:custom-shape>
            <draw:custom-shape draw:style-name="gr16" draw:text-style-name="P2" draw:layer="layout" svg:width="0.068cm" svg:height="0.418cm" svg:x="21.966cm" svg:y="15.046cm">
              <text:p/>
              <draw:enhanced-geometry svg:viewBox="0 0 75 462" draw:mirror-horizontal="true" draw:type="non-primitive" draw:enhanced-path="M 0 0 L 28 74 50 140 65 201 72 258 75 311 69 362 57 412 36 462 N"/>
            </draw:custom-shape>
            <draw:custom-shape draw:style-name="gr16" draw:text-style-name="P2" draw:layer="layout" svg:width="0.391cm" svg:height="0.13cm" svg:x="21.609cm" svg:y="15.465cm">
              <text:p/>
              <draw:enhanced-geometry svg:viewBox="0 0 434 145" draw:mirror-horizontal="true" draw:type="non-primitive" draw:enhanced-path="M 0 0 L 76 0 142 1 199 5 251 14 299 31 343 57 387 95 434 145 N"/>
            </draw:custom-shape>
            <draw:custom-shape draw:style-name="gr16" draw:text-style-name="P2" draw:layer="layout" svg:width="0.477cm" svg:height="0.148cm" svg:x="23.809cm" svg:y="15.267cm">
              <text:p/>
              <draw:enhanced-geometry svg:viewBox="0 0 531 165" draw:mirror-horizontal="true" draw:type="non-primitive" draw:enhanced-path="M 531 162 L 452 165 375 162 303 155 236 145 175 131 122 114 77 94 40 73 15 49 1 25 0 0 N"/>
            </draw:custom-shape>
            <draw:custom-shape draw:style-name="gr16" draw:text-style-name="P2" draw:layer="layout" svg:width="0.242cm" svg:height="0.171cm" svg:x="23.48cm" svg:y="15.041cm">
              <text:p/>
              <draw:enhanced-geometry svg:viewBox="0 0 271 190" draw:mirror-horizontal="true" draw:type="non-primitive" draw:enhanced-path="M 0 0 L 55 33 119 67 179 102 231 136 264 165 271 190 N"/>
            </draw:custom-shape>
            <draw:custom-shape draw:style-name="gr16" draw:text-style-name="P2" draw:layer="layout" svg:width="0.724cm" svg:height="0.247cm" svg:x="22.17cm" svg:y="15.56cm">
              <text:p/>
              <draw:enhanced-geometry svg:viewBox="0 0 802 272" draw:mirror-horizontal="true" draw:type="non-primitive" draw:enhanced-path="M 0 272 L 34 264 77 254 126 241 179 226 238 208 299 188 362 168 426 146 490 124 552 101 612 80 668 58 719 38 765 18 802 0 N"/>
            </draw:custom-shape>
            <draw:custom-shape draw:style-name="gr16" draw:text-style-name="P2" draw:layer="layout" svg:width="0.459cm" svg:height="0.138cm" svg:x="21.707cm" svg:y="15.537cm">
              <text:p/>
              <draw:enhanced-geometry svg:viewBox="0 0 514 155" draw:mirror-horizontal="true" draw:type="non-primitive" draw:enhanced-path="M 0 29 L 50 11 106 2 163 0 222 3 280 14 335 29 387 49 433 72 470 98 497 127 514 155 N"/>
            </draw:custom-shape>
            <draw:custom-shape draw:style-name="gr16" draw:text-style-name="P2" draw:layer="layout" svg:width="0.445cm" svg:height="0.067cm" svg:x="22.166cm" svg:y="13.872cm">
              <text:p/>
              <draw:enhanced-geometry svg:viewBox="0 0 495 73" draw:mirror-horizontal="true" draw:type="non-primitive" draw:enhanced-path="M 495 73 L 439 53 378 34 313 18 249 6 186 0 129 0 77 9 33 26 0 54 N"/>
            </draw:custom-shape>
            <draw:custom-shape draw:style-name="gr16" draw:text-style-name="P2" draw:layer="layout" svg:width="0.126cm" svg:height="0.161cm" svg:x="22.615cm" svg:y="13.759cm">
              <text:p/>
              <draw:enhanced-geometry svg:viewBox="0 0 136 180" draw:mirror-horizontal="true" draw:type="non-primitive" draw:enhanced-path="M 136 180 L 71 90 21 25 0 0 N"/>
            </draw:custom-shape>
            <draw:custom-shape draw:style-name="gr16" draw:text-style-name="P2" draw:layer="layout" svg:width="0.328cm" svg:height="0.167cm" svg:x="24.204cm" svg:y="15.514cm">
              <text:p/>
              <draw:enhanced-geometry svg:viewBox="0 0 365 187" draw:mirror-horizontal="true" draw:type="non-primitive" draw:enhanced-path="M 365 187 L 304 174 237 152 170 122 108 88 56 55 18 24 0 0 N"/>
            </draw:custom-shape>
            <draw:custom-shape draw:style-name="gr20" draw:text-style-name="P2" draw:layer="layout" svg:width="0.311cm" svg:height="0.13cm" svg:x="23.345cm" svg:y="14.866cm">
              <text:p/>
              <draw:enhanced-geometry svg:viewBox="0 0 344 145" draw:mirror-horizontal="true" draw:type="non-primitive" draw:enhanced-path="M 344 145 L 297 91 237 53 171 27 108 11 54 3 15 0 0 0 N"/>
            </draw:custom-shape>
            <draw:custom-shape draw:style-name="gr20" draw:text-style-name="P2" draw:layer="layout" svg:width="0.229cm" svg:height="0.166cm" svg:x="23.278cm" svg:y="14.736cm">
              <text:p/>
              <draw:enhanced-geometry svg:viewBox="0 0 254 181" draw:mirror-horizontal="true" draw:type="non-primitive" draw:enhanced-path="M 254 181 L 203 128 137 78 70 37 21 10 0 0 N"/>
            </draw:custom-shape>
            <draw:custom-shape draw:style-name="gr20" draw:text-style-name="P2" draw:layer="layout" svg:width="0.269cm" svg:height="0.117cm" svg:x="23.175cm" svg:y="14.654cm">
              <text:p/>
              <draw:enhanced-geometry svg:viewBox="0 0 297 126" draw:mirror-horizontal="true" draw:type="non-primitive" draw:enhanced-path="M 297 126 L 238 82 160 47 83 21 23 5 0 0 N"/>
            </draw:custom-shape>
            <draw:custom-shape draw:style-name="gr20" draw:text-style-name="P2" draw:layer="layout" svg:width="0.252cm" svg:height="0.149cm" svg:x="23.087cm" svg:y="14.533cm">
              <text:p/>
              <draw:enhanced-geometry svg:viewBox="0 0 279 161" draw:mirror-horizontal="true" draw:type="non-primitive" draw:enhanced-path="M 279 161 L 222 113 150 69 77 32 23 9 0 0 N"/>
            </draw:custom-shape>
            <draw:custom-shape draw:style-name="gr20" draw:text-style-name="P2" draw:layer="layout" svg:width="0.292cm" svg:height="0.121cm" svg:x="22.976cm" svg:y="14.439cm">
              <text:p/>
              <draw:enhanced-geometry svg:viewBox="0 0 324 135" draw:mirror-horizontal="true" draw:type="non-primitive" draw:enhanced-path="M 324 135 L 278 100 212 68 138 41 70 19 19 4 0 0 N"/>
            </draw:custom-shape>
            <draw:custom-shape draw:style-name="gr20" draw:text-style-name="P2" draw:layer="layout" svg:width="0.27cm" svg:height="0.13cm" svg:x="22.917cm" svg:y="14.353cm">
              <text:p/>
              <draw:enhanced-geometry svg:viewBox="0 0 300 145" draw:mirror-horizontal="true" draw:type="non-primitive" draw:enhanced-path="M 300 145 L 248 95 171 56 89 25 26 6 0 0 N"/>
            </draw:custom-shape>
            <draw:custom-shape draw:style-name="gr20" draw:text-style-name="P2" draw:layer="layout" svg:width="0.257cm" svg:height="0.125cm" svg:x="22.819cm" svg:y="14.245cm">
              <text:p/>
              <draw:enhanced-geometry svg:viewBox="0 0 287 138" draw:mirror-horizontal="true" draw:type="non-primitive" draw:enhanced-path="M 287 138 L 233 95 159 58 82 28 24 8 0 0 N"/>
            </draw:custom-shape>
            <draw:custom-shape draw:style-name="gr20" draw:text-style-name="P2" draw:layer="layout" svg:width="0.233cm" svg:height="0.116cm" svg:x="22.739cm" svg:y="14.142cm">
              <text:p/>
              <draw:enhanced-geometry svg:viewBox="0 0 263 127" draw:mirror-horizontal="true" draw:type="non-primitive" draw:enhanced-path="M 263 127 L 187 80 101 39 30 11 0 0 N"/>
            </draw:custom-shape>
            <draw:custom-shape draw:style-name="gr20" draw:text-style-name="P2" draw:layer="layout" svg:width="0.252cm" svg:height="0.108cm" svg:x="22.66cm" svg:y="14.042cm">
              <text:p/>
              <draw:enhanced-geometry svg:viewBox="0 0 279 117" draw:mirror-horizontal="true" draw:type="non-primitive" draw:enhanced-path="M 279 117 L 226 74 154 41 80 18 22 5 0 0 N"/>
            </draw:custom-shape>
            <draw:custom-shape draw:style-name="gr20" draw:text-style-name="P2" draw:layer="layout" svg:width="0.252cm" svg:height="0.121cm" svg:x="22.592cm" svg:y="13.939cm">
              <text:p/>
              <draw:enhanced-geometry svg:viewBox="0 0 281 135" draw:mirror-horizontal="true" draw:type="non-primitive" draw:enhanced-path="M 281 135 L 223 90 151 53 78 24 22 6 0 0 N"/>
            </draw:custom-shape>
            <draw:custom-shape draw:style-name="gr20" draw:text-style-name="P2" draw:layer="layout" svg:width="0.044cm" svg:height="0.71cm" svg:x="22.624cm" svg:y="13.881cm">
              <text:p/>
              <draw:enhanced-geometry svg:viewBox="0 0 49 788" draw:mirror-horizontal="true" draw:type="non-primitive" draw:enhanced-path="M 0 0 L 10 28 21 67 29 116 35 172 41 234 46 301 48 369 49 439 48 507 44 572 40 632 33 685 25 730 14 765 0 788 N"/>
            </draw:custom-shape>
            <draw:custom-shape draw:style-name="gr20" draw:text-style-name="P2" draw:layer="layout" svg:width="0.184cm" svg:height="0.283cm" svg:x="22.669cm" svg:y="14.331cm">
              <text:p/>
              <draw:enhanced-geometry svg:viewBox="0 0 208 317" draw:mirror-horizontal="true" draw:type="non-primitive" draw:enhanced-path="M 208 290 L 182 310 155 317 126 310 97 290 70 257 45 211 25 153 9 83 0 0 N"/>
            </draw:custom-shape>
            <draw:custom-shape draw:style-name="gr20" draw:text-style-name="P2" draw:layer="layout" svg:width="0.13cm" svg:height="0.432cm" svg:x="22.723cm" svg:y="13.898cm">
              <text:p/>
              <draw:enhanced-geometry svg:viewBox="0 0 145 481" draw:mirror-horizontal="true" draw:type="non-primitive" draw:enhanced-path="M 0 481 L 1 395 11 315 31 240 53 172 79 114 104 67 126 31 140 8 145 0 N"/>
            </draw:custom-shape>
            <draw:custom-shape draw:style-name="gr20" draw:text-style-name="P2" draw:layer="layout" svg:width="0.351cm" svg:height="0.441cm" svg:x="22.72cm" svg:y="13.898cm">
              <text:p/>
              <draw:enhanced-geometry svg:viewBox="0 0 387 491" draw:mirror-horizontal="true" draw:type="non-primitive" draw:enhanced-path="M 387 0 L 355 61 324 121 292 179 259 234 227 286 195 334 162 377 129 414 97 445 64 469 32 484 0 491 N"/>
            </draw:custom-shape>
            <draw:custom-shape draw:style-name="gr20" draw:text-style-name="P2" draw:layer="layout" svg:width="0.113cm" svg:height="0.248cm" svg:x="23.071cm" svg:y="14.092cm">
              <text:p/>
              <draw:enhanced-geometry svg:viewBox="0 0 128 274" draw:mirror-horizontal="true" draw:type="non-primitive" draw:enhanced-path="M 128 274 L 78 269 41 247 14 212 0 168 1 116 16 59 46 0 N"/>
            </draw:custom-shape>
            <draw:custom-shape draw:style-name="gr20" draw:text-style-name="P2" draw:layer="layout" svg:width="0.414cm" svg:height="0.261cm" svg:x="22.732cm" svg:y="13.831cm">
              <text:p/>
              <draw:enhanced-geometry svg:viewBox="0 0 460 289" draw:mirror-horizontal="true" draw:type="non-primitive" draw:enhanced-path="M 0 289 L 39 244 94 199 159 155 229 113 298 77 360 45 412 21 447 5 460 0 N"/>
            </draw:custom-shape>
            <draw:custom-shape draw:style-name="gr20" draw:text-style-name="P2" draw:layer="layout" svg:width="0.265cm" svg:height="0.144cm" svg:x="22.869cm" svg:y="15.041cm">
              <text:p/>
              <draw:enhanced-geometry svg:viewBox="0 0 297 162" draw:mirror-horizontal="true" draw:type="non-primitive" draw:enhanced-path="M 297 162 L 253 112 192 71 125 40 63 17 18 4 0 0 N"/>
            </draw:custom-shape>
            <draw:custom-shape draw:style-name="gr20" draw:text-style-name="P2" draw:layer="layout" svg:width="0.233cm" svg:height="0.175cm" svg:x="22.739cm" svg:y="14.907cm">
              <text:p/>
              <draw:enhanced-geometry svg:viewBox="0 0 263 191" draw:mirror-horizontal="true" draw:type="non-primitive" draw:enhanced-path="M 263 191 L 184 119 112 64 54 28 14 7 0 0 N"/>
            </draw:custom-shape>
            <draw:custom-shape draw:style-name="gr20" draw:text-style-name="P2" draw:layer="layout" svg:width="0.269cm" svg:height="0.143cm" svg:x="22.581cm" svg:y="14.83cm">
              <text:p/>
              <draw:enhanced-geometry svg:viewBox="0 0 300 161" draw:mirror-horizontal="true" draw:type="non-primitive" draw:enhanced-path="M 300 161 L 243 107 166 62 87 28 25 7 0 0 N"/>
            </draw:custom-shape>
            <draw:custom-shape draw:style-name="gr20" draw:text-style-name="P2" draw:layer="layout" svg:width="0.265cm" svg:height="0.121cm" svg:x="22.477cm" svg:y="14.722cm">
              <text:p/>
              <draw:enhanced-geometry svg:viewBox="0 0 297 134" draw:mirror-horizontal="true" draw:type="non-primitive" draw:enhanced-path="M 297 134 L 228 82 149 44 76 19 21 4 0 0 N"/>
            </draw:custom-shape>
            <draw:custom-shape draw:style-name="gr20" draw:text-style-name="P2" draw:layer="layout" svg:width="0.211cm" svg:height="0.113cm" svg:x="22.396cm" svg:y="14.623cm">
              <text:p/>
              <draw:enhanced-geometry svg:viewBox="0 0 234 126" draw:mirror-horizontal="true" draw:type="non-primitive" draw:enhanced-path="M 234 126 L 170 75 94 35 27 9 0 0 N"/>
            </draw:custom-shape>
            <draw:custom-shape draw:style-name="gr20" draw:text-style-name="P2" draw:layer="layout" svg:width="0.211cm" svg:height="0.103cm" svg:x="22.288cm" svg:y="14.542cm">
              <text:p/>
              <draw:enhanced-geometry svg:viewBox="0 0 236 118" draw:mirror-horizontal="true" draw:type="non-primitive" draw:enhanced-path="M 236 118 L 176 70 98 32 30 8 0 0 N"/>
            </draw:custom-shape>
            <draw:custom-shape draw:style-name="gr20" draw:text-style-name="P2" draw:layer="layout" svg:width="0.233cm" svg:height="0.121cm" svg:x="22.176cm" svg:y="14.452cm">
              <text:p/>
              <draw:enhanced-geometry svg:viewBox="0 0 261 136" draw:mirror-horizontal="true" draw:type="non-primitive" draw:enhanced-path="M 261 136 L 185 84 99 41 29 11 0 0 N"/>
            </draw:custom-shape>
            <draw:custom-shape draw:style-name="gr20" draw:text-style-name="P2" draw:layer="layout" svg:width="0.265cm" svg:height="0.138cm" svg:x="22.072cm" svg:y="14.353cm">
              <text:p/>
              <draw:enhanced-geometry svg:viewBox="0 0 299 154" draw:mirror-horizontal="true" draw:type="non-primitive" draw:enhanced-path="M 299 154 L 237 103 159 60 82 29 23 7 0 0 N"/>
            </draw:custom-shape>
            <draw:custom-shape draw:style-name="gr20" draw:text-style-name="P2" draw:layer="layout" svg:width="0.054cm" svg:height="0.337cm" svg:x="22.457cm" svg:y="14.951cm">
              <text:p/>
              <draw:enhanced-geometry svg:viewBox="0 0 62 379" draw:mirror-horizontal="true" draw:type="non-primitive" draw:enhanced-path="M 0 379 L 23 333 40 271 51 201 59 127 62 58 62 0 N"/>
            </draw:custom-shape>
            <draw:custom-shape draw:style-name="gr20" draw:text-style-name="P2" draw:layer="layout" svg:width="0.278cm" svg:height="0.629cm" svg:x="22.179cm" svg:y="14.322cm">
              <text:p/>
              <draw:enhanced-geometry svg:viewBox="0 0 308 698" draw:mirror-horizontal="true" draw:type="non-primitive" draw:enhanced-path="M 0 698 L 4 675 12 647 24 616 41 579 62 540 85 496 111 448 139 396 167 340 196 280 226 215 254 147 282 76 308 0 N"/>
            </draw:custom-shape>
            <draw:custom-shape draw:style-name="gr20" draw:text-style-name="P2" draw:layer="layout" svg:width="0.039cm" svg:height="0.683cm" svg:x="22.176cm" svg:y="14.322cm">
              <text:p/>
              <draw:enhanced-geometry svg:viewBox="0 0 45 762" draw:mirror-horizontal="true" draw:type="non-primitive" draw:enhanced-path="M 45 0 L 44 9 41 36 35 78 29 131 23 195 16 265 9 340 4 415 1 491 0 563 1 628 6 685 15 730 28 762 N"/>
            </draw:custom-shape>
            <draw:custom-shape draw:style-name="gr20" draw:text-style-name="P2" draw:layer="layout" svg:width="0.161cm" svg:height="0.139cm" svg:x="22.032cm" svg:y="14.907cm">
              <text:p/>
              <draw:enhanced-geometry svg:viewBox="0 0 179 154" draw:mirror-horizontal="true" draw:type="non-primitive" draw:enhanced-path="M 0 110 L 32 146 59 154 83 137 109 101 139 54 179 0 N"/>
            </draw:custom-shape>
            <draw:custom-shape draw:style-name="gr20" draw:text-style-name="P2" draw:layer="layout" svg:width="0.099cm" svg:height="0.607cm" svg:x="22.004cm" svg:y="14.299cm">
              <text:p/>
              <draw:enhanced-geometry svg:viewBox="0 0 111 679" draw:mirror-horizontal="true" draw:type="non-primitive" draw:enhanced-path="M 80 679 L 97 648 107 606 111 556 109 498 103 434 94 369 81 303 66 238 52 176 37 119 22 70 10 29 0 0 N"/>
            </draw:custom-shape>
            <draw:custom-shape draw:style-name="gr20" draw:text-style-name="P2" draw:layer="layout" svg:width="0.233cm" svg:height="0.081cm" svg:x="22.104cm" svg:y="14.218cm">
              <text:p/>
              <draw:enhanced-geometry svg:viewBox="0 0 263 86" draw:mirror-horizontal="true" draw:type="non-primitive" draw:enhanced-path="M 263 86 L 217 45 168 15 114 0 58 7 0 41 N"/>
            </draw:custom-shape>
            <draw:custom-shape draw:style-name="gr20" draw:text-style-name="P2" draw:layer="layout" svg:width="0.518cm" svg:height="0.535cm" svg:x="22.34cm" svg:y="14.258cm">
              <text:p/>
              <draw:enhanced-geometry svg:viewBox="0 0 571 598" draw:mirror-horizontal="true" draw:type="non-primitive" draw:enhanced-path="M 571 0 L 547 19 516 46 477 80 434 120 386 164 336 211 284 260 232 310 183 359 136 407 94 452 58 494 29 530 10 561 0 584 2 598 N"/>
            </draw:custom-shape>
            <draw:custom-shape draw:style-name="gr20" draw:text-style-name="P2" draw:layer="layout" svg:width="0.269cm" svg:height="0.104cm" svg:x="22.581cm" svg:y="14.731cm">
              <text:p/>
              <draw:enhanced-geometry svg:viewBox="0 0 300 114" draw:mirror-horizontal="true" draw:type="non-primitive" draw:enhanced-path="M 0 72 L 31 96 75 112 127 114 184 99 243 63 300 0 N"/>
            </draw:custom-shape>
            <draw:custom-shape draw:style-name="gr20" draw:text-style-name="P2" draw:layer="layout" svg:width="0.337cm" svg:height="0.459cm" svg:x="22.244cm" svg:y="14.272cm">
              <text:p/>
              <draw:enhanced-geometry svg:viewBox="0 0 378 507" draw:mirror-horizontal="true" draw:type="non-primitive" draw:enhanced-path="M 0 507 L 33 460 72 406 115 347 161 286 207 225 251 166 291 113 326 67 353 32 371 8 378 0 N"/>
            </draw:custom-shape>
            <draw:custom-shape draw:style-name="gr20" draw:text-style-name="P2" draw:layer="layout" svg:width="0.323cm" svg:height="0.67cm" svg:x="22.243cm" svg:y="14.272cm">
              <text:p/>
              <draw:enhanced-geometry svg:viewBox="0 0 361 741" draw:mirror-horizontal="true" draw:type="non-primitive" draw:enhanced-path="M 361 0 L 352 41 335 90 313 146 286 207 256 273 222 339 188 406 153 471 120 533 88 589 59 639 35 682 17 714 4 734 0 741 N"/>
            </draw:custom-shape>
            <draw:custom-shape draw:style-name="gr21" draw:text-style-name="P2" draw:layer="layout" svg:width="1.759cm" svg:height="2.223cm" svg:x="18.314cm" svg:y="12.607cm">
              <text:p/>
              <draw:enhanced-geometry svg:viewBox="0 0 1954 2472" draw:mirror-horizontal="true"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2" draw:text-style-name="P2" draw:layer="layout" svg:width="3.776cm" svg:height="5.532cm" svg:x="14.364cm" svg:y="8.303cm">
              <text:p/>
              <draw:enhanced-geometry svg:viewBox="0 0 4193 6145" draw:mirror-horizontal="true"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3" draw:text-style-name="P2" draw:layer="layout" svg:width="3.767cm" svg:height="5.532cm" svg:x="14.37cm" svg:y="8.303cm">
              <text:p/>
              <draw:enhanced-geometry svg:viewBox="0 0 4185 6145" draw:mirror-horizontal="true"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3" draw:text-style-name="P2" draw:layer="layout" svg:width="0.396cm" svg:height="0.588cm" svg:x="15.157cm" svg:y="9.848cm">
              <text:p/>
              <draw:enhanced-geometry svg:viewBox="0 0 440 651" draw:mirror-horizontal="true"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4" draw:text-style-name="P2" draw:layer="layout" svg:width="0.495cm" svg:height="0.153cm" svg:x="15.608cm" svg:y="13.205cm">
              <text:p/>
              <draw:enhanced-geometry svg:viewBox="0 0 550 167" draw:mirror-horizontal="true" draw:type="non-primitive" draw:enhanced-path="M 0 149 L 44 157 94 163 148 166 205 167 263 163 320 154 376 139 428 116 475 87 516 48 550 0 N"/>
            </draw:custom-shape>
            <draw:custom-shape draw:style-name="gr24" draw:text-style-name="P2" draw:layer="layout" svg:width="0.332cm" svg:height="0.27cm" svg:x="15.612cm" svg:y="13.205cm">
              <text:p/>
              <draw:enhanced-geometry svg:viewBox="0 0 372 300" draw:mirror-horizontal="true" draw:type="non-primitive" draw:enhanced-path="M 372 0 L 322 93 279 164 241 218 207 257 175 280 144 294 112 300 78 297 42 291 0 283 N"/>
            </draw:custom-shape>
            <draw:custom-shape draw:style-name="gr24" draw:text-style-name="P2" draw:layer="layout" svg:width="0.225cm" svg:height="0.094cm" svg:x="15.941cm" svg:y="13.367cm">
              <text:p/>
              <draw:enhanced-geometry svg:viewBox="0 0 252 103" draw:mirror-horizontal="true" draw:type="non-primitive" draw:enhanced-path="M 252 103 L 150 74 70 40 19 12 0 0 N"/>
            </draw:custom-shape>
            <draw:custom-shape draw:style-name="gr24" draw:text-style-name="P2" draw:layer="layout" svg:width="0.963cm" svg:height="0.144cm" svg:x="15.446cm" svg:y="12.899cm">
              <text:p/>
              <draw:enhanced-geometry svg:viewBox="0 0 1072 161" draw:mirror-horizontal="true" draw:type="non-primitive" draw:enhanced-path="M 1072 0 L 1047 28 1013 53 972 76 924 94 871 110 812 123 749 134 684 144 617 149 548 155 480 158 412 159 347 161 284 161 226 159 171 157 123 156 81 154 47 151 22 150 5 149 0 148 N"/>
            </draw:custom-shape>
            <draw:custom-shape draw:style-name="gr24" draw:text-style-name="P2" draw:layer="layout" svg:width="0.603cm" svg:height="0.207cm" svg:x="15.806cm" svg:y="13.029cm">
              <text:p/>
              <draw:enhanced-geometry svg:viewBox="0 0 669 228" draw:mirror-horizontal="true" draw:type="non-primitive" draw:enhanced-path="M 0 0 L 71 28 138 57 204 84 266 110 325 135 381 157 433 178 481 196 527 209 568 220 606 226 640 228 669 224 N"/>
            </draw:custom-shape>
            <draw:custom-shape draw:style-name="gr24" draw:text-style-name="P2" draw:layer="layout" svg:width="0.306cm" svg:height="0.203cm" svg:x="15.503cm" svg:y="13.029cm">
              <text:p/>
              <draw:enhanced-geometry svg:viewBox="0 0 344 224" draw:mirror-horizontal="true" draw:type="non-primitive" draw:enhanced-path="M 0 224 L 58 203 121 166 186 123 247 79 297 40 332 11 344 0 N"/>
            </draw:custom-shape>
            <draw:custom-shape draw:style-name="gr24" draw:text-style-name="P2" draw:layer="layout" svg:width="0.278cm" svg:height="0.737cm" svg:x="16.975cm" svg:y="10.104cm">
              <text:p/>
              <draw:enhanced-geometry svg:viewBox="0 0 312 821" draw:mirror-horizontal="true" draw:type="non-primitive" draw:enhanced-path="M 0 821 L 29 760 55 699 79 638 100 578 121 519 139 461 157 404 173 349 189 297 204 246 220 197 236 152 253 109 271 69 290 33 312 0 N"/>
            </draw:custom-shape>
            <draw:custom-shape draw:style-name="gr24" draw:text-style-name="P2" draw:layer="layout" svg:width="0.211cm" svg:height="0.594cm" svg:x="16.761cm" svg:y="9.51cm">
              <text:p/>
              <draw:enhanced-geometry svg:viewBox="0 0 237 656" draw:mirror-horizontal="true" draw:type="non-primitive" draw:enhanced-path="M 0 656 L 26 618 54 574 82 524 111 471 138 414 164 358 187 301 207 244 222 191 233 141 237 95 235 56 226 24 208 0 N"/>
            </draw:custom-shape>
            <draw:custom-shape draw:style-name="gr24" draw:text-style-name="P2" draw:layer="layout" svg:width="0.346cm" svg:height="0.391cm" svg:x="16.201cm" svg:y="9.645cm">
              <text:p/>
              <draw:enhanced-geometry svg:viewBox="0 0 385 433" draw:mirror-horizontal="true" draw:type="non-primitive" draw:enhanced-path="M 385 0 L 332 52 278 109 224 167 173 223 126 278 84 328 50 371 23 403 6 425 0 433 N"/>
            </draw:custom-shape>
            <draw:custom-shape draw:style-name="gr24" draw:text-style-name="P2" draw:layer="layout" svg:width="0.306cm" svg:height="0.454cm" svg:x="16.547cm" svg:y="10.037cm">
              <text:p/>
              <draw:enhanced-geometry svg:viewBox="0 0 344 507" draw:mirror-horizontal="true" draw:type="non-primitive" draw:enhanced-path="M 344 0 L 312 84 279 158 246 224 214 282 181 331 150 374 119 411 89 442 58 467 29 489 0 507 N"/>
            </draw:custom-shape>
            <draw:custom-shape draw:style-name="gr24" draw:text-style-name="P2" draw:layer="layout" svg:width="0.747cm" svg:height="1.021cm" svg:x="16.062cm" svg:y="9.712cm">
              <text:p/>
              <draw:enhanced-geometry svg:viewBox="0 0 831 1134" draw:mirror-horizontal="true"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4" draw:text-style-name="P2" draw:layer="layout" svg:width="1.017cm" svg:height="0.832cm" svg:x="16.81cm" svg:y="10.734cm">
              <text:p/>
              <draw:enhanced-geometry svg:viewBox="0 0 1132 925" draw:mirror-horizontal="true"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4" draw:text-style-name="P2" draw:layer="layout" svg:width="0.067cm" svg:height="0.846cm" svg:x="17.629cm" svg:y="8.826cm">
              <text:p/>
              <draw:enhanced-geometry svg:viewBox="0 0 74 942" draw:mirror-horizontal="true" draw:type="non-primitive" draw:enhanced-path="M 0 942 L 3 894 5 845 9 790 11 734 14 675 18 614 21 553 24 490 29 429 32 367 37 307 43 249 48 193 54 139 60 89 67 42 74 0 N"/>
            </draw:custom-shape>
            <draw:custom-shape draw:style-name="gr24" draw:text-style-name="P2" draw:layer="layout" svg:width="0.067cm" svg:height="0.509cm" svg:x="17.616cm" svg:y="8.317cm">
              <text:p/>
              <draw:enhanced-geometry svg:viewBox="0 0 71 566" draw:mirror-horizontal="true" draw:type="non-primitive" draw:enhanced-path="M 59 566 L 68 496 71 422 66 346 57 271 47 200 33 135 21 80 11 38 3 9 0 0 N"/>
            </draw:custom-shape>
            <draw:custom-shape draw:style-name="gr24" draw:text-style-name="P2" draw:layer="layout" svg:width="0.252cm" svg:height="1.179cm" svg:x="17.686cm" svg:y="8.317cm">
              <text:p/>
              <draw:enhanced-geometry svg:viewBox="0 0 282 1313" draw:mirror-horizontal="true"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4" draw:text-style-name="P2" draw:layer="layout" svg:width="0.134cm" svg:height="0.455cm" svg:x="17.282cm" svg:y="8.668cm">
              <text:p/>
              <draw:enhanced-geometry svg:viewBox="0 0 148 507" draw:mirror-horizontal="true" draw:type="non-primitive" draw:enhanced-path="M 148 0 L 141 56 129 117 113 181 95 244 76 306 55 366 35 421 17 468 0 507 N"/>
            </draw:custom-shape>
            <draw:custom-shape draw:style-name="gr24" draw:text-style-name="P2" draw:layer="layout" svg:width="0.283cm" svg:height="0.643cm" svg:x="17.413cm" svg:y="9.123cm">
              <text:p/>
              <draw:enhanced-geometry svg:viewBox="0 0 313 715" draw:mirror-horizontal="true" draw:type="non-primitive" draw:enhanced-path="M 313 0 L 301 26 282 59 260 98 234 142 205 192 175 245 145 301 115 360 87 420 61 481 38 542 20 602 6 660 0 715 N"/>
            </draw:custom-shape>
            <draw:custom-shape draw:style-name="gr24" draw:text-style-name="P2" draw:layer="layout" svg:width="0.162cm" svg:height="0.886cm" svg:x="17.537cm" svg:y="8.88cm">
              <text:p/>
              <draw:enhanced-geometry svg:viewBox="0 0 179 985" draw:mirror-horizontal="true" draw:type="non-primitive" draw:enhanced-path="M 0 985 L 3 914 9 841 14 770 22 701 30 632 40 564 50 499 62 436 73 376 86 318 98 264 110 213 123 167 134 124 147 85 158 52 169 24 179 0 N"/>
            </draw:custom-shape>
            <draw:custom-shape draw:style-name="gr24" draw:text-style-name="P2" draw:layer="layout" svg:width="0.054cm" svg:height="0.414cm" svg:x="17.483cm" svg:y="8.466cm">
              <text:p/>
              <draw:enhanced-geometry svg:viewBox="0 0 59 463" draw:mirror-horizontal="true" draw:type="non-primitive" draw:enhanced-path="M 0 463 L 20 409 34 341 45 264 52 187 56 115 58 56 59 15 59 0 N"/>
            </draw:custom-shape>
            <draw:custom-shape draw:style-name="gr24" draw:text-style-name="P2" draw:layer="layout" svg:width="0.373cm" svg:height="0.4cm" svg:x="16.946cm" svg:y="9.353cm">
              <text:p/>
              <draw:enhanced-geometry svg:viewBox="0 0 417 448" draw:mirror-horizontal="true" draw:type="non-primitive" draw:enhanced-path="M 417 0 L 347 44 283 94 225 147 173 202 128 255 89 306 58 352 33 391 15 421 3 441 0 448 N"/>
            </draw:custom-shape>
            <draw:custom-shape draw:style-name="gr24" draw:text-style-name="P2" draw:layer="layout" svg:width="0.269cm" svg:height="0.229cm" svg:x="17.319cm" svg:y="9.753cm">
              <text:p/>
              <draw:enhanced-geometry svg:viewBox="0 0 298 254" draw:mirror-horizontal="true" draw:type="non-primitive" draw:enhanced-path="M 298 0 L 226 33 161 76 107 125 61 172 29 214 7 244 0 254 N"/>
            </draw:custom-shape>
            <draw:custom-shape draw:style-name="gr24" draw:text-style-name="P2" draw:layer="layout" svg:width="0.377cm" svg:height="0.805cm" svg:x="17.211cm" svg:y="9.177cm">
              <text:p/>
              <draw:enhanced-geometry svg:viewBox="0 0 418 895" draw:mirror-horizontal="true" draw:type="non-primitive" draw:enhanced-path="M 0 895 L 6 809 16 727 27 650 42 580 59 513 78 452 100 396 123 344 146 295 170 252 196 211 222 175 248 142 274 113 300 88 326 64 351 45 375 27 397 12 418 0 N"/>
            </draw:custom-shape>
            <draw:custom-shape draw:style-name="gr24" draw:text-style-name="P2" draw:layer="layout" svg:width="0.504cm" svg:height="0.521cm" svg:x="15.611cm" svg:y="12.013cm">
              <text:p/>
              <draw:enhanced-geometry svg:viewBox="0 0 564 582" draw:mirror-horizontal="true" draw:type="non-primitive" draw:enhanced-path="M 0 582 L 39 551 82 517 127 483 174 446 221 408 268 369 314 328 358 288 400 246 440 204 475 162 505 121 531 79 551 40 564 0 N"/>
            </draw:custom-shape>
            <draw:custom-shape draw:style-name="gr24" draw:text-style-name="P2" draw:layer="layout" svg:width="0.126cm" svg:height="1.333cm" svg:x="15.485cm" svg:y="10.68cm">
              <text:p/>
              <draw:enhanced-geometry svg:viewBox="0 0 139 1476" draw:mirror-horizontal="true"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4" draw:text-style-name="P2" draw:layer="layout" svg:width="0.149cm" svg:height="1.237cm" svg:x="15.513cm" svg:y="9.443cm">
              <text:p/>
              <draw:enhanced-geometry svg:viewBox="0 0 167 1375" draw:mirror-horizontal="true"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4" draw:text-style-name="P2" draw:layer="layout" svg:width="0.198cm" svg:height="0.297cm" svg:x="15.598cm" svg:y="9.402cm">
              <text:p/>
              <draw:enhanced-geometry svg:viewBox="0 0 221 331" draw:mirror-horizontal="true" draw:type="non-primitive" draw:enhanced-path="M 192 46 L 212 17 221 1 219 0 209 9 193 28 172 55 147 88 120 125 93 164 66 205 42 242 21 278 7 308 0 331 N"/>
            </draw:custom-shape>
            <draw:custom-shape draw:style-name="gr24" draw:text-style-name="P2" draw:layer="layout" svg:width="0.009cm" svg:height="0.5cm" svg:x="15.793cm" svg:y="9.699cm">
              <text:p/>
              <draw:enhanced-geometry svg:viewBox="0 0 7 552" draw:mirror-horizontal="true" draw:type="non-primitive" draw:enhanced-path="M 7 0 L 2 42 0 106 0 183 0 268 1 351 4 428 5 493 6 536 7 552 N"/>
            </draw:custom-shape>
            <draw:custom-shape draw:style-name="gr24" draw:text-style-name="P2" draw:layer="layout" svg:width="0.139cm" svg:height="0.806cm" svg:x="15.712cm" svg:y="9.393cm">
              <text:p/>
              <draw:enhanced-geometry svg:viewBox="0 0 151 896" draw:mirror-horizontal="true" draw:type="non-primitive" draw:enhanced-path="M 62 896 L 50 865 38 830 28 789 19 744 11 695 5 643 2 590 0 533 1 476 4 418 10 360 19 303 31 246 47 190 68 138 91 89 119 42 151 0 N"/>
            </draw:custom-shape>
            <draw:custom-shape draw:style-name="gr24" draw:text-style-name="P2" draw:layer="layout" svg:width="0.252cm" svg:height="1.116cm" svg:x="15.714cm" svg:y="9.393cm">
              <text:p/>
              <draw:enhanced-geometry svg:viewBox="0 0 279 1240" draw:mirror-horizontal="true" draw:type="non-primitive" draw:enhanced-path="M 279 0 L 250 41 223 80 198 117 174 153 152 189 131 226 112 262 95 298 79 336 64 375 51 415 39 458 30 502 21 549 15 599 9 652 4 710 2 771 1 836 0 906 1 980 3 1061 8 1147 12 1240 N"/>
            </draw:custom-shape>
            <draw:custom-shape draw:style-name="gr24" draw:text-style-name="P2" draw:layer="layout" svg:width="0.063cm" svg:height="0.782cm" svg:x="15.954cm" svg:y="9.726cm">
              <text:p/>
              <draw:enhanced-geometry svg:viewBox="0 0 73 867" draw:mirror-horizontal="true" draw:type="non-primitive" draw:enhanced-path="M 73 867 L 62 768 51 675 41 589 31 509 24 435 17 368 11 304 7 248 3 197 1 150 0 109 1 74 3 45 7 20 12 0 N"/>
            </draw:custom-shape>
            <draw:custom-shape draw:style-name="gr24" draw:text-style-name="P2" draw:layer="layout" svg:width="0.297cm" svg:height="0.414cm" svg:x="15.711cm" svg:y="9.312cm">
              <text:p/>
              <draw:enhanced-geometry svg:viewBox="0 0 328 462" draw:mirror-horizontal="true" draw:type="non-primitive" draw:enhanced-path="M 0 462 L 17 428 47 380 85 324 129 261 176 198 222 137 264 83 297 40 320 10 328 0 N"/>
            </draw:custom-shape>
            <draw:custom-shape draw:style-name="gr24" draw:text-style-name="P2" draw:layer="layout" svg:width="0.98cm" svg:height="0.355cm" svg:x="15.756cm" svg:y="9.245cm">
              <text:p/>
              <draw:enhanced-geometry svg:viewBox="0 0 1086 396" draw:mirror-horizontal="true"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4" draw:text-style-name="P2" draw:layer="layout" svg:width="0.188cm" svg:height="0.242cm" svg:x="14.779cm" svg:y="10.518cm">
              <text:p/>
              <draw:enhanced-geometry svg:viewBox="0 0 210 274" draw:mirror-horizontal="true" draw:type="non-primitive" draw:enhanced-path="M 210 274 L 176 196 149 130 127 77 104 37 78 11 44 0 0 4 N"/>
            </draw:custom-shape>
            <draw:custom-shape draw:style-name="gr24" draw:text-style-name="P2" draw:layer="layout" svg:width="0.212cm" svg:height="0.094cm" svg:x="14.967cm" svg:y="10.423cm">
              <text:p/>
              <draw:enhanced-geometry svg:viewBox="0 0 236 105" draw:mirror-horizontal="true" draw:type="non-primitive" draw:enhanced-path="M 236 105 L 149 101 73 63 20 20 0 0 N"/>
            </draw:custom-shape>
            <draw:custom-shape draw:style-name="gr24" draw:text-style-name="P2" draw:layer="layout" svg:width="0.401cm" svg:height="1.007cm" svg:x="15.072cm" svg:y="10.627cm">
              <text:p/>
              <draw:enhanced-geometry svg:viewBox="0 0 447 1118" draw:mirror-horizontal="true" draw:type="non-primitive" draw:enhanced-path="M 447 1118 L 437 1086 424 1046 407 998 386 945 364 888 340 824 314 758 287 691 258 622 230 551 202 481 174 413 146 347 119 283 95 224 73 170 52 122 34 81 21 47 9 21 3 5 0 0 N"/>
            </draw:custom-shape>
            <draw:custom-shape draw:style-name="gr24" draw:text-style-name="P2" draw:layer="layout" svg:width="0.242cm" svg:height="0.404cm" svg:x="15.234cm" svg:y="10.627cm">
              <text:p/>
              <draw:enhanced-geometry svg:viewBox="0 0 270 448" draw:mirror-horizontal="true" draw:type="non-primitive" draw:enhanced-path="M 0 0 L 48 68 86 130 116 188 138 239 158 285 176 327 193 364 213 396 238 423 270 448 N"/>
            </draw:custom-shape>
            <draw:custom-shape draw:style-name="gr24" draw:text-style-name="P2" draw:layer="layout" svg:width="0.266cm" svg:height="0.481cm" svg:x="14.967cm" svg:y="11.031cm">
              <text:p/>
              <draw:enhanced-geometry svg:viewBox="0 0 295 536" draw:mirror-horizontal="true" draw:type="non-primitive" draw:enhanced-path="M 0 0 L 31 25 62 59 92 101 122 149 150 202 177 257 203 315 228 373 252 430 275 485 295 536 N"/>
            </draw:custom-shape>
            <draw:custom-shape draw:style-name="gr25" draw:text-style-name="P2" draw:layer="layout" svg:width="4.852cm" svg:height="3.578cm" svg:x="14.571cm" svg:y="6.832cm">
              <text:p/>
              <draw:enhanced-geometry svg:viewBox="0 0 5391 3976" draw:mirror-horizontal="true"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26" draw:text-style-name="P2" draw:layer="layout" svg:width="0.805cm" svg:height="0.81cm" svg:x="15.802cm" svg:y="8.677cm">
              <text:p/>
              <draw:enhanced-geometry svg:viewBox="0 0 899 900" draw:mirror-horizontal="true"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27" draw:text-style-name="P2" draw:layer="layout" svg:width="0.706cm" svg:height="0.554cm" svg:x="15.904cm" svg:y="8.677cm">
              <text:p/>
              <draw:enhanced-geometry svg:viewBox="0 0 787 614" draw:mirror-horizontal="true" draw:type="non-primitive" draw:enhanced-path="M 787 0 L 774 23 753 48 727 76 696 107 658 140 616 176 571 213 522 250 471 290 418 329 364 369 310 408 254 446 200 483 147 518 95 552 46 584 0 614 N"/>
            </draw:custom-shape>
            <draw:custom-shape draw:style-name="gr26" draw:text-style-name="P2" draw:layer="layout" svg:width="1.165cm" svg:height="1.21cm" svg:x="17.742cm" svg:y="7.917cm">
              <text:p/>
              <draw:enhanced-geometry svg:viewBox="0 0 1298 1344" draw:mirror-horizontal="true"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28" draw:text-style-name="P2" draw:layer="layout" svg:width="0.589cm" svg:height="0.229cm" svg:x="15.019cm" svg:y="7.543cm">
              <text:p/>
              <draw:enhanced-geometry svg:viewBox="0 0 657 255" draw:mirror-horizontal="true"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26" draw:text-style-name="P2" draw:layer="layout" svg:width="1.931cm" svg:height="0.652cm" svg:x="17.224cm" svg:y="7.358cm">
              <text:p/>
              <draw:enhanced-geometry svg:viewBox="0 0 2145 728" draw:mirror-horizontal="true"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26" draw:text-style-name="P2" draw:layer="layout" svg:width="0.765cm" svg:height="0.881cm" svg:x="15.149cm" svg:y="7.786cm">
              <text:p/>
              <draw:enhanced-geometry svg:viewBox="0 0 851 977" draw:mirror-horizontal="true"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27" draw:text-style-name="P2" draw:layer="layout" svg:width="0.05cm" svg:height="0.512cm" svg:x="15.867cm" svg:y="8.155cm">
              <text:p/>
              <draw:enhanced-geometry svg:viewBox="0 0 57 567" draw:mirror-horizontal="true" draw:type="non-primitive" draw:enhanced-path="M 0 567 L 0 502 3 439 5 377 10 317 14 259 21 202 29 148 37 96 47 46 57 0 N"/>
            </draw:custom-shape>
            <draw:custom-shape draw:style-name="gr26" draw:text-style-name="P2" draw:layer="layout" svg:width="0.882cm" svg:height="1.823cm" svg:x="14.846cm" svg:y="8.362cm">
              <text:p/>
              <draw:enhanced-geometry svg:viewBox="0 0 982 2025" draw:mirror-horizontal="true"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27" draw:text-style-name="P2" draw:layer="layout" svg:width="0.112cm" svg:height="0.347cm" svg:x="17.141cm" svg:y="8.096cm">
              <text:p/>
              <draw:enhanced-geometry svg:viewBox="0 0 125 386" draw:mirror-horizontal="true" draw:type="non-primitive" draw:enhanced-path="M 0 386 L 29 309 59 235 86 166 107 105 122 54 125 19 115 0 N"/>
            </draw:custom-shape>
            <draw:custom-shape draw:style-name="gr29" draw:text-style-name="P2" draw:layer="layout" svg:width="0.166cm" svg:height="0.116cm" svg:x="17.151cm" svg:y="7.98cm">
              <text:p/>
              <draw:enhanced-geometry svg:viewBox="0 0 185 128" draw:mirror-horizontal="true" draw:type="non-primitive" draw:enhanced-path="M 185 128 L 151 74 89 34 27 9 0 0 N"/>
            </draw:custom-shape>
            <draw:custom-shape draw:style-name="gr29" draw:text-style-name="P2" draw:layer="layout" svg:width="0.49cm" svg:height="0.067cm" svg:x="16.462cm" svg:y="8.029cm">
              <text:p/>
              <draw:enhanced-geometry svg:viewBox="0 0 547 73" draw:mirror-horizontal="true" draw:type="non-primitive" draw:enhanced-path="M 0 31 L 75 15 148 5 217 0 280 1 340 6 394 15 443 26 485 40 520 56 547 73 N"/>
            </draw:custom-shape>
            <draw:custom-shape draw:style-name="gr30" draw:text-style-name="P2" draw:layer="layout" svg:width="0.377cm" svg:height="0.113cm" svg:x="16.55cm" svg:y="8.109cm">
              <text:p/>
              <draw:enhanced-geometry svg:viewBox="0 0 420 128" draw:mirror-horizontal="true" draw:type="non-primitive" draw:enhanced-path="M 420 85 L 361 56 299 32 234 16 170 6 107 0 50 2 0 6 0 6 50 57 60 106 56 128 56 128 161 110 249 98 321 91 374 88 407 86 420 85 420 85 420 85 Z N"/>
            </draw:custom-shape>
            <draw:custom-shape draw:style-name="gr31" draw:text-style-name="P2" draw:layer="layout" svg:width="0.377cm" svg:height="0.113cm" svg:x="16.55cm" svg:y="8.109cm">
              <text:p/>
              <draw:enhanced-geometry svg:viewBox="0 0 420 128" draw:mirror-horizontal="true" draw:type="non-primitive" draw:enhanced-path="M 420 85 L 361 56 299 32 234 16 170 6 107 0 50 2 0 6 0 6 50 57 60 106 56 128 56 128 161 110 249 98 321 91 374 88 407 86 420 85 420 85 420 85 N"/>
            </draw:custom-shape>
            <draw:custom-shape draw:style-name="gr27" draw:text-style-name="P2" draw:layer="layout" svg:width="0.157cm" svg:height="0.008cm" svg:x="16.981cm" svg:y="8.925cm">
              <text:p/>
              <draw:enhanced-geometry svg:viewBox="0 0 172 14" draw:mirror-horizontal="true" draw:type="non-primitive" draw:enhanced-path="M 172 14 L 92 11 27 3 0 0 N"/>
            </draw:custom-shape>
            <draw:custom-shape draw:style-name="gr27" draw:text-style-name="P2" draw:layer="layout" svg:width="0.261cm" svg:height="0.009cm" svg:x="16.882cm" svg:y="8.808cm">
              <text:p/>
              <draw:enhanced-geometry svg:viewBox="0 0 291 11" draw:mirror-horizontal="true" draw:type="non-primitive" draw:enhanced-path="M 0 0 L 81 10 176 11 257 9 291 8 N"/>
            </draw:custom-shape>
            <draw:custom-shape draw:style-name="gr27" draw:text-style-name="P2" draw:layer="layout" svg:width="0.103cm" svg:height="0.018cm" svg:x="17.044cm" svg:y="8.61cm">
              <text:p/>
              <draw:enhanced-geometry svg:viewBox="0 0 114 21" draw:mirror-horizontal="true" draw:type="non-primitive" draw:enhanced-path="M 114 21 L 68 0 22 7 0 15 N"/>
            </draw:custom-shape>
            <draw:custom-shape draw:style-name="gr27" draw:text-style-name="P2" draw:layer="layout" svg:width="0.085cm" svg:height="0.117cm" svg:x="16.95cm" svg:y="8.524cm">
              <text:p/>
              <draw:enhanced-geometry svg:viewBox="0 0 94 128" draw:mirror-horizontal="true" draw:type="non-primitive" draw:enhanced-path="M 0 0 L 69 33 94 76 58 128 N"/>
            </draw:custom-shape>
            <draw:custom-shape draw:style-name="gr27" draw:text-style-name="P2" draw:layer="layout" svg:width="0.179cm" svg:height="0.224cm" svg:x="16.748cm" svg:y="8.52cm">
              <text:p/>
              <draw:enhanced-geometry svg:viewBox="0 0 200 249" draw:mirror-horizontal="true" draw:type="non-primitive" draw:enhanced-path="M 0 0 L 63 39 121 92 166 151 196 207 200 249 N"/>
            </draw:custom-shape>
            <draw:custom-shape draw:style-name="gr27" draw:text-style-name="P2" draw:layer="layout" svg:width="0.093cm" svg:height="0.234cm" svg:x="16.748cm" svg:y="8.744cm">
              <text:p/>
              <draw:enhanced-geometry svg:viewBox="0 0 107 263" draw:mirror-horizontal="true" draw:type="non-primitive" draw:enhanced-path="M 107 0 L 83 64 47 152 14 230 0 263 N"/>
            </draw:custom-shape>
            <draw:custom-shape draw:style-name="gr32" draw:text-style-name="P2" draw:layer="layout" svg:width="2.137cm" svg:height="1.462cm" svg:x="15.221cm" svg:y="6.733cm">
              <text:p/>
              <draw:enhanced-geometry svg:viewBox="0 0 2374 1625" draw:mirror-horizontal="true"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0" draw:text-style-name="P2" draw:layer="layout" svg:width="0.099cm" svg:height="0.125cm" svg:x="17.147cm" svg:y="8.083cm">
              <text:p/>
              <draw:enhanced-geometry svg:viewBox="0 0 107 141" draw:mirror-horizontal="true" draw:type="non-primitive" draw:enhanced-path="M 13 141 L 99 128 107 63 0 0 13 141 13 141 Z N"/>
            </draw:custom-shape>
            <draw:custom-shape draw:style-name="gr31" draw:text-style-name="P2" draw:layer="layout" svg:width="0.099cm" svg:height="0.125cm" svg:x="17.147cm" svg:y="8.083cm">
              <text:p/>
              <draw:enhanced-geometry svg:viewBox="0 0 107 141" draw:mirror-horizontal="true" draw:type="non-primitive" draw:enhanced-path="M 13 141 L 99 128 107 63 0 0 13 141 13 141 N"/>
            </draw:custom-shape>
            <draw:custom-shape draw:style-name="gr21" draw:text-style-name="P2" draw:layer="layout" svg:width="1.075cm" svg:height="1.651cm" svg:x="15.969cm" svg:y="12.715cm">
              <text:p/>
              <draw:enhanced-geometry svg:viewBox="0 0 1196 1834" draw:mirror-horizontal="true"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3" draw:text-style-name="P2" draw:layer="layout" svg:width="6.504cm" svg:height="4.991cm" svg:x="16.065cm" svg:y="9.973cm">
              <text:p/>
              <draw:enhanced-geometry svg:viewBox="0 0 7225 5543" draw:mirror-horizontal="true"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4" draw:text-style-name="P2" draw:layer="layout" svg:width="0.139cm" svg:height="0.22cm" svg:x="16.86cm" svg:y="12.697cm">
              <text:p/>
              <draw:enhanced-geometry svg:viewBox="0 0 156 247" draw:mirror-horizontal="true" draw:type="non-primitive" draw:enhanced-path="M 0 0 L 53 71 100 138 135 198 156 247 N"/>
            </draw:custom-shape>
            <draw:custom-shape draw:style-name="gr34" draw:text-style-name="P2" draw:layer="layout" svg:width="0.274cm" svg:height="0.405cm" svg:x="16.588cm" svg:y="12.917cm">
              <text:p/>
              <draw:enhanced-geometry svg:viewBox="0 0 307 451" draw:mirror-horizontal="true" draw:type="non-primitive" draw:enhanced-path="M 0 0 L 15 37 39 75 68 115 102 155 140 200 178 245 216 292 252 343 282 395 307 451 N"/>
            </draw:custom-shape>
            <draw:custom-shape draw:style-name="gr34" draw:text-style-name="P2" draw:layer="layout" svg:width="0.279cm" svg:height="0.724cm" svg:x="16.306cm" svg:y="13.322cm">
              <text:p/>
              <draw:enhanced-geometry svg:viewBox="0 0 308 806" draw:mirror-horizontal="true" draw:type="non-primitive" draw:enhanced-path="M 0 0 L 12 36 25 79 37 127 50 180 63 235 77 293 92 353 106 412 122 472 140 528 158 584 179 636 201 682 224 724 250 759 277 786 308 806 N"/>
            </draw:custom-shape>
            <draw:custom-shape draw:style-name="gr34" draw:text-style-name="P2" draw:layer="layout" svg:width="0.242cm" svg:height="0.224cm" svg:x="16.066cm" svg:y="14.047cm">
              <text:p/>
              <draw:enhanced-geometry svg:viewBox="0 0 270 248" draw:mirror-horizontal="true" draw:type="non-primitive" draw:enhanced-path="M 0 0 L 80 46 148 100 201 154 238 201 262 235 270 248 N"/>
            </draw:custom-shape>
            <draw:custom-shape draw:style-name="gr34" draw:text-style-name="P2" draw:layer="layout" svg:width="0.531cm" svg:height="1.075cm" svg:x="18.525cm" svg:y="13.696cm">
              <text:p/>
              <draw:enhanced-geometry svg:viewBox="0 0 589 1195" draw:mirror-horizontal="true"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4" draw:text-style-name="P2" draw:layer="layout" svg:width="0.413cm" svg:height="0.926cm" svg:x="19.056cm" svg:y="12.769cm">
              <text:p/>
              <draw:enhanced-geometry svg:viewBox="0 0 458 1029" draw:mirror-horizontal="true" draw:type="non-primitive" draw:enhanced-path="M 458 1029 L 446 1008 431 975 411 932 388 881 362 823 333 760 303 692 271 621 238 548 207 475 174 402 143 332 114 265 87 203 62 146 40 98 23 57 11 26 3 7 0 0 N"/>
            </draw:custom-shape>
            <draw:custom-shape draw:style-name="gr34" draw:text-style-name="P2" draw:layer="layout" svg:width="0.689cm" svg:height="0.715cm" svg:x="19.469cm" svg:y="12.769cm">
              <text:p/>
              <draw:enhanced-geometry svg:viewBox="0 0 768 793" draw:mirror-horizontal="true" draw:type="non-primitive" draw:enhanced-path="M 768 0 L 729 58 689 115 648 170 605 224 562 276 517 327 472 376 428 424 384 469 340 512 297 553 255 590 215 626 177 659 141 688 107 716 75 739 47 761 22 778 0 793 N"/>
            </draw:custom-shape>
            <draw:custom-shape draw:style-name="gr21" draw:text-style-name="P2" draw:layer="layout" svg:width="2.407cm" svg:height="3.335cm" svg:x="19.705cm" svg:y="10.5cm">
              <text:p/>
              <draw:enhanced-geometry svg:viewBox="0 0 2677 3703" draw:mirror-horizontal="true"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4" draw:text-style-name="P2" draw:layer="layout" svg:width="0.58cm" svg:height="0.522cm" svg:x="19.708cm" svg:y="10.5cm">
              <text:p/>
              <draw:enhanced-geometry svg:viewBox="0 0 648 579" draw:mirror-horizontal="true" draw:type="non-primitive" draw:enhanced-path="M 648 0 L 598 41 545 83 492 127 439 171 386 215 333 259 282 303 233 346 187 387 144 427 105 463 70 498 41 529 17 556 0 579 N"/>
            </draw:custom-shape>
            <draw:custom-shape draw:style-name="gr34" draw:text-style-name="P2" draw:layer="layout" svg:width="0.458cm" svg:height="0.764cm" svg:x="20.288cm" svg:y="11.023cm">
              <text:p/>
              <draw:enhanced-geometry svg:viewBox="0 0 508 850" draw:mirror-horizontal="true" draw:type="non-primitive" draw:enhanced-path="M 508 0 L 493 23 474 55 452 94 424 142 395 194 363 251 329 309 294 372 258 435 222 497 187 557 153 616 120 672 89 721 61 766 36 803 16 831 0 850 N"/>
            </draw:custom-shape>
            <draw:custom-shape draw:style-name="gr34" draw:text-style-name="P2" draw:layer="layout" svg:width="0.509cm" svg:height="0.801cm" svg:x="20.744cm" svg:y="11.787cm">
              <text:p/>
              <draw:enhanced-geometry svg:viewBox="0 0 565 888" draw:mirror-horizontal="true" draw:type="non-primitive" draw:enhanced-path="M 565 0 L 549 19 530 46 506 80 478 122 447 169 415 221 380 277 343 335 307 397 269 458 231 520 195 580 159 638 125 693 94 744 65 790 40 830 17 863 0 888 N"/>
            </draw:custom-shape>
            <draw:custom-shape draw:style-name="gr34" draw:text-style-name="P2" draw:layer="layout" svg:width="0.287cm" svg:height="0.584cm" svg:x="21.253cm" svg:y="12.588cm">
              <text:p/>
              <draw:enhanced-geometry svg:viewBox="0 0 319 651" draw:mirror-horizontal="true" draw:type="non-primitive" draw:enhanced-path="M 319 0 L 297 34 271 74 245 121 217 172 188 226 161 283 133 340 106 399 81 456 57 511 35 562 16 610 0 651 N"/>
            </draw:custom-shape>
            <draw:custom-shape draw:style-name="gr34" draw:text-style-name="P2" draw:layer="layout" svg:width="0.242cm" svg:height="0.274cm" svg:x="21.544cm" svg:y="13.173cm">
              <text:p/>
              <draw:enhanced-geometry svg:viewBox="0 0 270 307" draw:mirror-horizontal="true" draw:type="non-primitive" draw:enhanced-path="M 270 0 L 241 65 206 118 165 164 122 203 79 238 37 272 0 307 N"/>
            </draw:custom-shape>
            <draw:custom-shape draw:style-name="gr34" draw:text-style-name="P2" draw:layer="layout" svg:width="0.179cm" svg:height="0.387cm" svg:x="21.784cm" svg:y="13.448cm">
              <text:p/>
              <draw:enhanced-geometry svg:viewBox="0 0 200 428" draw:mirror-horizontal="true" draw:type="non-primitive" draw:enhanced-path="M 200 0 L 168 42 134 102 100 172 69 245 42 315 19 373 5 412 0 428 N"/>
            </draw:custom-shape>
            <draw:custom-shape draw:style-name="gr35" draw:text-style-name="P2" draw:layer="layout" svg:width="3.641cm" svg:height="2.281cm" svg:x="16.54cm" svg:y="11.189cm">
              <text:p/>
              <draw:enhanced-geometry svg:viewBox="0 0 4042 2535" draw:mirror-horizontal="true"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6" draw:text-style-name="P2" draw:layer="layout" svg:width="0.414cm" svg:height="0.31cm" svg:x="16.12cm" svg:y="13.237cm">
              <text:p/>
              <draw:enhanced-geometry svg:viewBox="0 0 459 343" draw:mirror-horizontal="true" draw:type="non-primitive" draw:enhanced-path="M 0 177 L 11 343 11 343 83 340 150 334 213 322 270 305 321 283 367 254 404 221 436 179 459 131 459 131 369 71 312 20 293 0 293 0 223 82 154 136 94 164 44 176 11 177 0 177 0 177 0 177 Z N"/>
            </draw:custom-shape>
            <draw:custom-shape draw:style-name="gr34" draw:text-style-name="P2" draw:layer="layout" svg:width="0.436cm" svg:height="0.337cm" svg:x="16.449cm" svg:y="12.876cm">
              <text:p/>
              <draw:enhanced-geometry svg:viewBox="0 0 483 377" draw:mirror-horizontal="true" draw:type="non-primitive" draw:enhanced-path="M 0 0 L 86 44 164 87 234 130 296 171 349 210 395 246 430 280 457 309 475 336 483 359 482 377 N"/>
            </draw:custom-shape>
            <draw:custom-shape draw:style-name="gr34" draw:text-style-name="P2" draw:layer="layout" svg:width="0.171cm" svg:height="0.13cm" svg:x="16.445cm" svg:y="13.102cm">
              <text:p/>
              <draw:enhanced-geometry svg:viewBox="0 0 189 148" draw:mirror-horizontal="true" draw:type="non-primitive" draw:enhanced-path="M 189 129 L 169 148 139 137 100 104 53 55 0 0 N"/>
            </draw:custom-shape>
            <draw:custom-shape draw:style-name="gr34" draw:text-style-name="P2" draw:layer="layout" svg:width="0.22cm" svg:height="0.153cm" svg:x="16.62cm" svg:y="12.949cm">
              <text:p/>
              <draw:enhanced-geometry svg:viewBox="0 0 246 166" draw:mirror-horizontal="true" draw:type="non-primitive" draw:enhanced-path="M 246 166 L 168 99 87 47 25 12 0 0 N"/>
            </draw:custom-shape>
            <draw:custom-shape draw:style-name="gr34" draw:text-style-name="P2" draw:layer="layout" svg:width="0.297cm" svg:height="0.396cm" svg:x="16.265cm" svg:y="13.768cm">
              <text:p/>
              <draw:enhanced-geometry svg:viewBox="0 0 330 439" draw:mirror-horizontal="true" draw:type="non-primitive" draw:enhanced-path="M 330 439 L 295 399 253 353 208 301 161 246 116 191 75 137 40 86 14 39 0 0 N"/>
            </draw:custom-shape>
            <draw:custom-shape draw:style-name="gr34" draw:text-style-name="P2" draw:layer="layout" svg:width="0.076cm" svg:height="0.117cm" svg:x="16.566cm" svg:y="13.664cm">
              <text:p/>
              <draw:enhanced-geometry svg:viewBox="0 0 83 130" draw:mirror-horizontal="true" draw:type="non-primitive" draw:enhanced-path="M 83 117 L 71 78 55 43 38 16 21 1 8 0 0 19 1 61 12 130 N"/>
            </draw:custom-shape>
            <draw:custom-shape draw:style-name="gr34" draw:text-style-name="P2" draw:layer="layout" svg:width="0.266cm" svg:height="0.435cm" svg:x="16.363cm" svg:y="13.782cm">
              <text:p/>
              <draw:enhanced-geometry svg:viewBox="0 0 296 486" draw:mirror-horizontal="true" draw:type="non-primitive" draw:enhanced-path="M 0 0 L 14 61 30 119 49 176 69 230 92 281 118 327 146 370 179 408 214 439 254 465 296 486 N"/>
            </draw:custom-shape>
            <draw:custom-shape draw:style-name="gr34" draw:text-style-name="P2" draw:layer="layout" svg:width="0.396cm" svg:height="0.048cm" svg:x="16.192cm" svg:y="14.344cm">
              <text:p/>
              <draw:enhanced-geometry svg:viewBox="0 0 437 54" draw:mirror-horizontal="true" draw:type="non-primitive" draw:enhanced-path="M 437 0 L 367 23 296 40 230 50 165 54 104 51 50 42 0 25 N"/>
            </draw:custom-shape>
            <draw:custom-shape draw:style-name="gr34" draw:text-style-name="P2" draw:layer="layout" svg:width="0.192cm" svg:height="0.252cm" svg:x="16.139cm" svg:y="13.282cm">
              <text:p/>
              <draw:enhanced-geometry svg:viewBox="0 0 214 284" draw:mirror-horizontal="true" draw:type="non-primitive" draw:enhanced-path="M 0 0 L 68 59 119 110 156 155 182 197 200 239 214 284 N"/>
            </draw:custom-shape>
            <draw:custom-shape draw:style-name="gr34" draw:text-style-name="P2" draw:layer="layout" svg:width="0.027cm" svg:height="0.427cm" svg:x="16.108cm" svg:y="13.534cm">
              <text:p/>
              <draw:enhanced-geometry svg:viewBox="0 0 34 473" draw:mirror-horizontal="true" draw:type="non-primitive" draw:enhanced-path="M 0 0 L 8 48 14 115 20 192 25 273 29 349 31 414 32 458 34 473 N"/>
            </draw:custom-shape>
            <draw:custom-shape draw:style-name="gr34" draw:text-style-name="P2" draw:layer="layout" svg:width="0.108cm" svg:height="0.588cm" svg:x="18.645cm" svg:y="11.671cm">
              <text:p/>
              <draw:enhanced-geometry svg:viewBox="0 0 119 651" draw:mirror-horizontal="true" draw:type="non-primitive" draw:enhanced-path="M 0 0 L 23 33 45 74 63 120 79 171 92 227 103 286 111 346 117 408 119 470 119 532 115 592 108 651 N"/>
            </draw:custom-shape>
            <draw:custom-shape draw:style-name="gr34" draw:text-style-name="P2" draw:layer="layout" svg:width="0.108cm" svg:height="1.404cm" svg:x="18.654cm" svg:y="12.26cm">
              <text:p/>
              <draw:enhanced-geometry svg:viewBox="0 0 120 1561" draw:mirror-horizontal="true"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4" draw:text-style-name="P2" draw:layer="layout" svg:width="0.265cm" svg:height="1.116cm" svg:x="19.916cm" svg:y="11.27cm">
              <text:p/>
              <draw:enhanced-geometry svg:viewBox="0 0 294 1241" draw:mirror-horizontal="true" draw:type="non-primitive" draw:enhanced-path="M 294 0 L 284 71 272 143 261 213 248 283 234 352 219 421 205 489 189 556 173 621 157 684 141 745 126 804 111 860 96 915 81 965 68 1013 54 1057 42 1098 31 1135 21 1168 12 1198 5 1221 0 1241 N"/>
            </draw:custom-shape>
            <draw:custom-shape draw:style-name="gr34" draw:text-style-name="P2" draw:layer="layout" svg:width="0.094cm" svg:height="0.476cm" svg:x="20.185cm" svg:y="12.386cm">
              <text:p/>
              <draw:enhanced-geometry svg:viewBox="0 0 107 533" draw:mirror-horizontal="true" draw:type="non-primitive" draw:enhanced-path="M 107 0 L 93 53 78 121 63 196 47 276 32 354 20 424 9 481 3 518 0 533 N"/>
            </draw:custom-shape>
            <draw:custom-shape draw:style-name="gr34" draw:text-style-name="P2" draw:layer="layout" svg:width="0.063cm" svg:height="0.563cm" svg:x="21.027cm" svg:y="13.579cm">
              <text:p/>
              <draw:enhanced-geometry svg:viewBox="0 0 73 626" draw:mirror-horizontal="true" draw:type="non-primitive" draw:enhanced-path="M 0 626 L 10 571 22 517 33 462 44 406 54 351 62 294 69 238 73 180 71 121 67 61 57 0 N"/>
            </draw:custom-shape>
            <draw:custom-shape draw:style-name="gr34" draw:text-style-name="P2" draw:layer="layout" svg:width="0.378cm" svg:height="1.233cm" svg:x="20.67cm" svg:y="12.346cm">
              <text:p/>
              <draw:enhanced-geometry svg:viewBox="0 0 418 1372" draw:mirror-horizontal="true"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4" draw:text-style-name="P2" draw:layer="layout" svg:width="0.233cm" svg:height="0.549cm" svg:x="20.236cm" svg:y="11.068cm">
              <text:p/>
              <draw:enhanced-geometry svg:viewBox="0 0 260 613" draw:mirror-horizontal="true" draw:type="non-primitive" draw:enhanced-path="M 260 0 L 252 32 242 61 228 92 211 122 192 157 171 197 146 242 120 295 92 358 63 430 33 515 0 613 N"/>
            </draw:custom-shape>
            <draw:custom-shape draw:style-name="gr34" draw:text-style-name="P2" draw:layer="layout" svg:width="0.72cm" svg:height="1.597cm" svg:x="20.472cm" svg:y="11.617cm">
              <text:p/>
              <draw:enhanced-geometry svg:viewBox="0 0 801 1775" draw:mirror-horizontal="true"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4" draw:text-style-name="P2" draw:layer="layout" svg:width="0.233cm" svg:height="0.621cm" svg:x="21.19cm" svg:y="13.214cm">
              <text:p/>
              <draw:enhanced-geometry svg:viewBox="0 0 262 688" draw:mirror-horizontal="true" draw:type="non-primitive" draw:enhanced-path="M 262 0 L 240 45 216 89 191 132 164 174 138 217 112 260 87 304 65 351 44 398 27 449 14 504 5 560 0 621 3 688 N"/>
            </draw:custom-shape>
            <draw:custom-shape draw:style-name="gr34" draw:text-style-name="P2" draw:layer="layout" svg:width="0.108cm" svg:height="0.381cm" svg:x="21.422cm" svg:y="13.836cm">
              <text:p/>
              <draw:enhanced-geometry svg:viewBox="0 0 123 426" draw:mirror-horizontal="true" draw:type="non-primitive" draw:enhanced-path="M 118 0 L 123 107 122 193 115 258 102 310 84 349 61 378 33 403 0 426 N"/>
            </draw:custom-shape>
            <draw:custom-shape draw:style-name="gr34" draw:text-style-name="P2" draw:layer="layout" svg:width="0.054cm" svg:height="0.319cm" svg:x="21.476cm" svg:y="13.898cm">
              <text:p/>
              <draw:enhanced-geometry svg:viewBox="0 0 63 356" draw:mirror-horizontal="true" draw:type="non-primitive" draw:enhanced-path="M 0 356 L 22 300 43 237 58 169 63 102 56 44 36 0 N"/>
            </draw:custom-shape>
            <draw:custom-shape draw:style-name="gr34" draw:text-style-name="P2" draw:layer="layout" svg:width="0.126cm" svg:height="0.211cm" svg:x="20.59cm" svg:y="14.133cm">
              <text:p/>
              <draw:enhanced-geometry svg:viewBox="0 0 141 236" draw:mirror-horizontal="true" draw:type="non-primitive" draw:enhanced-path="M 0 236 L 64 167 110 119 136 83 141 47 119 0 N"/>
            </draw:custom-shape>
            <draw:custom-shape draw:style-name="gr34" draw:text-style-name="P2" draw:layer="layout" svg:width="0.099cm" svg:height="0.328cm" svg:x="20.519cm" svg:y="13.804cm">
              <text:p/>
              <draw:enhanced-geometry svg:viewBox="0 0 106 367" draw:mirror-horizontal="true" draw:type="non-primitive" draw:enhanced-path="M 13 367 L 0 317 5 253 24 183 50 115 78 56 98 16 106 0 N"/>
            </draw:custom-shape>
            <draw:custom-shape draw:style-name="gr34" draw:text-style-name="P2" draw:layer="layout" svg:width="0.198cm" svg:height="0.328cm" svg:x="20.522cm" svg:y="13.804cm">
              <text:p/>
              <draw:enhanced-geometry svg:viewBox="0 0 220 367" draw:mirror-horizontal="true" draw:type="non-primitive" draw:enhanced-path="M 220 0 L 159 69 108 125 66 173 34 215 13 252 1 287 0 326 8 367 N"/>
            </draw:custom-shape>
            <draw:custom-shape draw:style-name="gr34" draw:text-style-name="P2" draw:layer="layout" svg:width="0.22cm" svg:height="0.233cm" svg:x="20.716cm" svg:y="14.133cm">
              <text:p/>
              <draw:enhanced-geometry svg:viewBox="0 0 248 261" draw:mirror-horizontal="true" draw:type="non-primitive" draw:enhanced-path="M 248 0 L 246 52 215 104 166 152 109 195 56 230 16 253 0 261 N"/>
            </draw:custom-shape>
            <draw:custom-shape draw:style-name="gr34" draw:text-style-name="P2" draw:layer="layout" svg:width="0.116cm" svg:height="0.566cm" svg:x="21.278cm" svg:y="13.759cm">
              <text:p/>
              <draw:enhanced-geometry svg:viewBox="0 0 131 628" draw:mirror-horizontal="true" draw:type="non-primitive" draw:enhanced-path="M 0 628 L 28 576 51 513 71 442 88 367 100 290 110 215 118 147 124 89 128 42 131 12 131 0 N"/>
            </draw:custom-shape>
            <draw:custom-shape draw:style-name="gr34" draw:text-style-name="P2" draw:layer="layout" svg:width="0.094cm" svg:height="0.584cm" svg:x="21.216cm" svg:y="13.759cm">
              <text:p/>
              <draw:enhanced-geometry svg:viewBox="0 0 105 651" draw:mirror-horizontal="true" draw:type="non-primitive" draw:enhanced-path="M 34 0 L 60 57 80 115 94 173 101 233 105 292 104 351 97 407 88 460 74 508 58 554 40 592 21 625 0 651 N"/>
            </draw:custom-shape>
            <draw:custom-shape draw:style-name="gr34" draw:text-style-name="P2" draw:layer="layout" svg:width="0.13cm" svg:height="0.287cm" svg:x="21.544cm" svg:y="13.836cm">
              <text:p/>
              <draw:enhanced-geometry svg:viewBox="0 0 146 318" draw:mirror-horizontal="true" draw:type="non-primitive" draw:enhanced-path="M 146 0 L 81 23 37 58 11 103 0 152 0 200 7 246 16 283 25 309 29 318 N"/>
            </draw:custom-shape>
            <draw:custom-shape draw:style-name="gr34" draw:text-style-name="P2" draw:layer="layout" svg:width="0.103cm" svg:height="0.287cm" svg:x="21.541cm" svg:y="13.836cm">
              <text:p/>
              <draw:enhanced-geometry svg:viewBox="0 0 117 318" draw:mirror-horizontal="true" draw:type="non-primitive" draw:enhanced-path="M 0 318 L 21 231 52 145 83 71 108 19 117 0 N"/>
            </draw:custom-shape>
            <draw:custom-shape draw:style-name="gr34" draw:text-style-name="P2" draw:layer="layout" svg:width="0.081cm" svg:height="0.233cm" svg:x="21.73cm" svg:y="13.791cm">
              <text:p/>
              <draw:enhanced-geometry svg:viewBox="0 0 88 261" draw:mirror-horizontal="true" draw:type="non-primitive" draw:enhanced-path="M 52 261 L 28 221 11 195 1 178 0 162 6 143 22 114 49 68 88 0 N"/>
            </draw:custom-shape>
            <draw:custom-shape draw:style-name="gr34" draw:text-style-name="P2" draw:layer="layout" svg:width="0.297cm" svg:height="0.563cm" svg:x="21.432cm" svg:y="13.227cm">
              <text:p/>
              <draw:enhanced-geometry svg:viewBox="0 0 330 627" draw:mirror-horizontal="true" draw:type="non-primitive" draw:enhanced-path="M 0 627 L 30 574 62 520 94 465 125 409 157 355 188 300 217 247 244 194 270 143 293 93 313 46 330 0 N"/>
            </draw:custom-shape>
            <draw:custom-shape draw:style-name="gr34" draw:text-style-name="P2" draw:layer="layout" svg:width="0.202cm" svg:height="0.467cm" svg:x="21.233cm" svg:y="12.76cm">
              <text:p/>
              <draw:enhanced-geometry svg:viewBox="0 0 223 521" draw:mirror-horizontal="true" draw:type="non-primitive" draw:enhanced-path="M 0 521 L 23 456 52 383 84 308 118 231 150 159 179 96 202 45 217 12 223 0 N"/>
            </draw:custom-shape>
            <draw:custom-shape draw:style-name="gr34" draw:text-style-name="P2" draw:layer="layout" svg:width="0.054cm" svg:height="0.256cm" svg:x="20.152cm" svg:y="10.608cm">
              <text:p/>
              <draw:enhanced-geometry svg:viewBox="0 0 60 284" draw:mirror-horizontal="true" draw:type="non-primitive" draw:enhanced-path="M 60 284 L 20 199 3 106 0 30 1 0 N"/>
            </draw:custom-shape>
            <draw:custom-shape draw:style-name="gr34" draw:text-style-name="P2" draw:layer="layout" svg:width="0.035cm" svg:height="0.266cm" svg:x="20.317cm" svg:y="10.779cm">
              <text:p/>
              <draw:enhanced-geometry svg:viewBox="0 0 36 295" draw:mirror-horizontal="true" draw:type="non-primitive" draw:enhanced-path="M 36 295 L 16 205 4 107 1 31 0 0 N"/>
            </draw:custom-shape>
            <draw:custom-shape draw:style-name="gr34" draw:text-style-name="P2" draw:layer="layout" svg:width="0.04cm" svg:height="0.761cm" svg:x="20.504cm" svg:y="10.68cm">
              <text:p/>
              <draw:enhanced-geometry svg:viewBox="0 0 44 841" draw:mirror-horizontal="true" draw:type="non-primitive" draw:enhanced-path="M 23 0 L 33 83 40 166 43 246 44 325 43 402 41 475 36 544 31 607 25 665 19 716 14 759 8 794 4 820 1 836 0 841 N"/>
            </draw:custom-shape>
            <draw:custom-shape draw:style-name="gr34" draw:text-style-name="P2" draw:layer="layout" svg:width="0.072cm" svg:height="0.638cm" svg:x="20.842cm" svg:y="11.216cm">
              <text:p/>
              <draw:enhanced-geometry svg:viewBox="0 0 79 710" draw:mirror-horizontal="true" draw:type="non-primitive" draw:enhanced-path="M 31 710 L 14 655 4 594 0 526 1 455 6 383 15 311 26 241 38 177 51 119 61 70 71 33 77 9 79 0 N"/>
            </draw:custom-shape>
            <draw:custom-shape draw:style-name="gr34" draw:text-style-name="P2" draw:layer="layout" svg:width="0.233cm" svg:height="0.913cm" svg:x="21.082cm" svg:y="11.707cm">
              <text:p/>
              <draw:enhanced-geometry svg:viewBox="0 0 259 1016" draw:mirror-horizontal="true" draw:type="non-primitive" draw:enhanced-path="M 0 1016 L 4 931 10 847 21 766 34 685 49 609 66 535 84 464 104 397 124 333 144 275 163 220 182 172 201 128 216 90 231 58 242 32 252 14 257 3 259 0 N"/>
            </draw:custom-shape>
            <draw:custom-shape draw:style-name="gr34" draw:text-style-name="P2" draw:layer="layout" svg:width="0.054cm" svg:height="0.427cm" svg:x="21.521cm" svg:y="12.683cm">
              <text:p/>
              <draw:enhanced-geometry svg:viewBox="0 0 60 473" draw:mirror-horizontal="true" draw:type="non-primitive" draw:enhanced-path="M 60 0 L 44 116 31 214 21 296 13 361 7 411 4 446 1 467 0 473 N"/>
            </draw:custom-shape>
            <draw:custom-shape draw:style-name="gr34" draw:text-style-name="P2" draw:layer="layout" svg:width="0.306cm" svg:height="0.306cm" svg:x="21.575cm" svg:y="13.111cm">
              <text:p/>
              <draw:enhanced-geometry svg:viewBox="0 0 340 343" draw:mirror-horizontal="true" draw:type="non-primitive" draw:enhanced-path="M 340 0 L 269 73 203 138 144 197 95 247 54 288 25 318 5 338 0 343 N"/>
            </draw:custom-shape>
            <draw:custom-shape draw:style-name="gr34" draw:text-style-name="P2" draw:layer="layout" svg:width="0.157cm" svg:height="0.278cm" svg:x="21.879cm" svg:y="13.417cm">
              <text:p/>
              <draw:enhanced-geometry svg:viewBox="0 0 177 308" draw:mirror-horizontal="true" draw:type="non-primitive" draw:enhanced-path="M 177 0 L 149 73 126 135 102 189 76 236 43 275 0 308 N"/>
            </draw:custom-shape>
            <draw:custom-shape draw:style-name="gr34" draw:text-style-name="P2" draw:layer="layout" svg:width="0.311cm" svg:height="0.715cm" svg:x="21.324cm" svg:y="10.617cm">
              <text:p/>
              <draw:enhanced-geometry svg:viewBox="0 0 343 795" draw:mirror-horizontal="true" draw:type="non-primitive" draw:enhanced-path="M 343 0 L 309 60 276 115 246 168 216 216 189 263 164 307 140 351 118 394 97 437 79 480 62 525 46 573 33 622 20 676 9 732 0 795 N"/>
            </draw:custom-shape>
            <draw:custom-shape draw:style-name="gr34" draw:text-style-name="P2" draw:layer="layout" svg:width="0.454cm" svg:height="1.03cm" svg:x="21.639cm" svg:y="11.333cm">
              <text:p/>
              <draw:enhanced-geometry svg:viewBox="0 0 506 1145" draw:mirror-horizontal="true" draw:type="non-primitive" draw:enhanced-path="M 506 0 L 498 46 488 96 473 149 457 203 438 260 418 320 394 380 370 441 344 503 317 564 290 625 262 685 233 743 206 800 178 854 151 905 125 952 100 997 76 1036 53 1071 33 1102 16 1127 0 1145 N"/>
            </draw:custom-shape>
            <draw:custom-shape draw:style-name="gr34" draw:text-style-name="P2" draw:layer="layout" svg:width="0.166cm" svg:height="0.162cm" svg:x="19.316cm" svg:y="12.62cm">
              <text:p/>
              <draw:enhanced-geometry svg:viewBox="0 0 188 178" draw:mirror-horizontal="true" draw:type="non-primitive" draw:enhanced-path="M 0 178 L 34 127 56 93 69 70 83 54 102 42 135 25 188 0 N"/>
            </draw:custom-shape>
            <draw:custom-shape draw:style-name="gr34" draw:text-style-name="P2" draw:layer="layout" svg:width="0.297cm" svg:height="0.328cm" svg:x="19.015cm" svg:y="12.291cm">
              <text:p/>
              <draw:enhanced-geometry svg:viewBox="0 0 330 366" draw:mirror-horizontal="true" draw:type="non-primitive" draw:enhanced-path="M 0 366 L 58 331 115 279 171 219 222 157 266 98 300 47 323 13 330 0 N"/>
            </draw:custom-shape>
            <draw:custom-shape draw:style-name="gr34" draw:text-style-name="P2" draw:layer="layout" svg:width="0.117cm" svg:height="1.115cm" svg:x="19.002cm" svg:y="11.176cm">
              <text:p/>
              <draw:enhanced-geometry svg:viewBox="0 0 133 1241" draw:mirror-horizontal="true" draw:type="non-primitive" draw:enhanced-path="M 118 1241 L 125 1186 131 1127 133 1064 133 998 132 929 129 859 123 788 116 716 108 644 99 573 90 503 80 436 70 370 60 309 49 251 39 197 30 148 22 105 14 69 9 39 4 18 1 4 0 0 N"/>
            </draw:custom-shape>
          </draw:g>
          <draw:custom-shape draw:style-name="gr34" draw:text-style-name="P2" draw:layer="layout" svg:width="0.089cm" svg:height="0.427cm" svg:x="18.944cm" svg:y="12.107cm">
            <text:p/>
            <draw:enhanced-geometry svg:viewBox="0 0 100 473" draw:mirror-horizontal="true" draw:type="non-primitive" draw:enhanced-path="M 83 0 L 96 84 100 157 98 222 89 280 74 334 53 382 28 429 0 473 N"/>
          </draw:custom-shape>
          <draw:custom-shape draw:style-name="gr34" draw:text-style-name="P2" draw:layer="layout" svg:width="0.13cm" svg:height="0.319cm" svg:x="19.037cm" svg:y="12.535cm">
            <text:p/>
            <draw:enhanced-geometry svg:viewBox="0 0 142 355" draw:mirror-horizontal="true" draw:type="non-primitive" draw:enhanced-path="M 142 0 L 112 53 94 110 80 167 69 223 54 274 33 319 0 355 N"/>
          </draw:custom-shape>
          <draw:custom-shape draw:style-name="gr34" draw:text-style-name="P2" draw:layer="layout" svg:width="0.297cm" svg:height="0.058cm" svg:x="19.164cm" svg:y="12.815cm">
            <text:p/>
            <draw:enhanced-geometry svg:viewBox="0 0 329 68" draw:mirror-horizontal="true" draw:type="non-primitive" draw:enhanced-path="M 329 47 L 273 68 202 65 129 50 63 27 17 8 0 0 N"/>
          </draw:custom-shape>
          <draw:custom-shape draw:style-name="gr34" draw:text-style-name="P2" draw:layer="layout" svg:width="0.044cm" svg:height="0.562cm" svg:x="18.537cm" svg:y="12.09cm">
            <text:p/>
            <draw:enhanced-geometry svg:viewBox="0 0 51 626" draw:mirror-horizontal="true" draw:type="non-primitive" draw:enhanced-path="M 0 0 L 13 83 24 154 34 214 42 267 49 316 51 361 51 405 48 452 41 503 29 559 12 626 N"/>
          </draw:custom-shape>
          <draw:custom-shape draw:style-name="gr34" draw:text-style-name="P2" draw:layer="layout" svg:width="0.148cm" svg:height="0.949cm" svg:x="18.573cm" svg:y="12.652cm">
            <text:p/>
            <draw:enhanced-geometry svg:viewBox="0 0 164 1053" draw:mirror-horizontal="true" draw:type="non-primitive" draw:enhanced-path="M 164 0 L 152 45 141 99 130 158 117 223 106 292 94 364 82 438 71 514 61 587 51 661 40 731 32 797 25 858 17 912 11 960 6 999 3 1029 1 1047 0 1053 N"/>
          </draw:custom-shape>
          <draw:custom-shape draw:style-name="gr35" draw:text-style-name="P2" draw:layer="layout" svg:width="0.954cm" svg:height="1.584cm" svg:x="20.279cm" svg:y="12.846cm">
            <text:p/>
            <draw:enhanced-geometry svg:viewBox="0 0 1061 1763" draw:mirror-horizontal="true"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4" draw:text-style-name="P2" draw:layer="layout" svg:width="0.53cm" svg:height="1.584cm" svg:x="20.991cm" svg:y="10.749cm">
            <text:p/>
            <draw:enhanced-geometry svg:viewBox="0 0 590 1760" draw:mirror-horizontal="true"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4" draw:text-style-name="P2" draw:layer="layout" svg:width="0.616cm" svg:height="0.863cm" svg:x="21.521cm" svg:y="12.333cm">
            <text:p/>
            <draw:enhanced-geometry svg:viewBox="0 0 683 959" draw:mirror-horizontal="true" draw:type="non-primitive" draw:enhanced-path="M 683 0 L 668 19 650 46 628 80 602 120 572 165 541 214 507 267 469 323 432 381 392 441 353 501 312 561 272 620 233 676 193 731 156 783 120 829 86 871 54 907 26 937 0 959 N"/>
          </draw:custom-shape>
          <draw:custom-shape draw:style-name="gr34" draw:text-style-name="P2" draw:layer="layout" svg:width="0.149cm" svg:height="0.459cm" svg:x="22.134cm" svg:y="13.196cm">
            <text:p/>
            <draw:enhanced-geometry svg:viewBox="0 0 167 509" draw:mirror-horizontal="true" draw:type="non-primitive" draw:enhanced-path="M 167 0 L 121 47 85 103 58 168 37 236 22 304 12 367 5 424 3 468 2 497 0 509 N"/>
          </draw:custom-shape>
          <draw:custom-shape draw:style-name="gr34" draw:text-style-name="P2" draw:layer="layout" svg:width="0.108cm" svg:height="0.62cm" svg:x="22.178cm" svg:y="13.035cm">
            <text:p/>
            <draw:enhanced-geometry svg:viewBox="0 0 120 686" draw:mirror-horizontal="true" draw:type="non-primitive" draw:enhanced-path="M 1 686 L 0 623 0 562 3 500 6 440 13 380 21 321 32 263 44 208 60 153 77 100 98 50 120 0 N"/>
          </draw:custom-shape>
          <draw:custom-shape draw:style-name="gr34" draw:text-style-name="P2" draw:layer="layout" svg:width="0.554cm" svg:height="0.999cm" svg:x="21.624cm" svg:y="12.036cm">
            <text:p/>
            <draw:enhanced-geometry svg:viewBox="0 0 615 1113" draw:mirror-horizontal="true"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4" draw:text-style-name="P2" draw:layer="layout" svg:width="0.328cm" svg:height="0.945cm" svg:x="21.296cm" svg:y="11.091cm">
            <text:p/>
            <draw:enhanced-geometry svg:viewBox="0 0 364 1051" draw:mirror-horizontal="true" draw:type="non-primitive" draw:enhanced-path="M 0 1051 L 6 1003 18 947 32 888 51 824 71 757 94 689 117 619 142 548 168 479 194 411 220 345 245 282 269 223 292 168 312 121 329 79 344 45 355 20 362 4 364 0 N"/>
          </draw:custom-shape>
          <draw:custom-shape draw:style-name="gr34" draw:text-style-name="P2" draw:layer="layout" svg:width="0.446cm" svg:height="1.039cm" svg:x="21.295cm" svg:y="11.091cm">
            <text:p/>
            <draw:enhanced-geometry svg:viewBox="0 0 495 1159" draw:mirror-horizontal="true" draw:type="non-primitive" draw:enhanced-path="M 495 0 L 477 30 458 68 437 111 416 158 393 209 370 265 347 323 322 385 297 447 272 509 247 574 222 637 197 700 174 763 150 823 127 880 106 935 84 986 65 1031 46 1072 29 1108 14 1136 0 1159 N"/>
          </draw:custom-shape>
          <draw:custom-shape draw:style-name="gr34" draw:text-style-name="P2" draw:layer="layout" svg:width="0.491cm" svg:height="0.842cm" svg:x="21.738cm" svg:y="12.13cm">
            <text:p/>
            <draw:enhanced-geometry svg:viewBox="0 0 543 932" draw:mirror-horizontal="true" draw:type="non-primitive" draw:enhanced-path="M 543 0 L 527 26 505 59 481 97 454 141 424 191 392 243 359 300 324 357 289 417 254 477 218 538 184 598 150 656 118 713 89 766 61 815 38 860 17 899 0 932 N"/>
          </draw:custom-shape>
          <draw:custom-shape draw:style-name="gr34" draw:text-style-name="P2" draw:layer="layout" svg:width="0.134cm" svg:height="0.53cm" svg:x="22.233cm" svg:y="12.972cm">
            <text:p/>
            <draw:enhanced-geometry svg:viewBox="0 0 152 592" draw:mirror-horizontal="true" draw:type="non-primitive" draw:enhanced-path="M 152 0 L 128 53 105 107 83 160 65 214 48 270 34 324 21 378 12 433 5 487 1 540 0 592 N"/>
          </draw:custom-shape>
          <draw:custom-shape draw:style-name="gr32" draw:text-style-name="P2" draw:layer="layout" svg:width="0.125cm" svg:height="0.108cm" svg:x="16.751cm" svg:y="8.11cm">
            <text:p/>
            <draw:enhanced-geometry svg:viewBox="0 0 139 122" draw:mirror-horizontal="true" draw:type="non-primitive" draw:enhanced-path="M 108 5 L 127 38 139 74 124 107 124 107 76 113 47 120 38 122 38 122 8 81 0 39 14 0 14 0 64 1 96 4 108 5 108 5 108 5 Z N"/>
          </draw:custom-shape>
          <draw:custom-shape draw:style-name="gr32" draw:text-style-name="P2" draw:layer="layout" svg:width="0.067cm" svg:height="0.107cm" svg:x="17.188cm" svg:y="8.102cm">
            <text:p/>
            <draw:enhanced-geometry svg:viewBox="0 0 75 120" draw:mirror-horizontal="true"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page14"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5" draw:text-style-name="P2" draw:layer="layout" svg:width="22.649cm" svg:height="16.934cm" svg:x="3.597cm" svg:y="1.058cm" presentation:class="outline" presentation:user-transformed="true">
          <draw:text-box>
            <text:list text:style-name="L4">
              <text:list-item>
                <text:p text:style-name="P7">no, it's <text:span text:style-name="T18">not</text:span> a conforming program</text:p>
                <text:list text:style-name="L5">
                  <text:list-item>
                    <text:p text:style-name="P8">6.3.2.1 paragraph 1, sentence 2</text:p>
                  </text:list-item>
                </text:list>
              </text:list-item>
            </text:list>
          </draw:text-box>
        </draw:frame>
        <draw:custom-shape draw:style-name="gr4" draw:text-style-name="P2" draw:layer="layout" svg:width="10.398cm" svg:height="11.056cm" svg:x="4.957cm" svg:y="6.324cm">
          <text:p text:style-name="P9"><text:span text:style-name="T13">typedef struct</text:span></text:p>
          <text:p text:style-name="P9"><text:span text:style-name="T14">{</text:span></text:p>
          <text:p text:style-name="P9"><text:span text:style-name="T14"><text:s text:c="4"/></text:span><text:span text:style-name="T13">int</text:span><text:span text:style-name="T14"> member;</text:span></text:p>
          <text:p text:style-name="P9"><text:span text:style-name="T14">}</text:span></text:p>
          <text:p text:style-name="P9"><text:span text:style-name="T14">wibble;</text:span></text:p>
          <text:p text:style-name="P9"><text:span text:style-name="T14"/></text:p>
          <text:p text:style-name="P9"><text:span text:style-name="T14">wibble * f(</text:span><text:span text:style-name="T13">void</text:span><text:span text:style-name="T14">)</text:span></text:p>
          <text:p text:style-name="P9"><text:span text:style-name="T14">{</text:span></text:p>
          <text:p text:style-name="P9"><text:span text:style-name="T14"><text:s text:c="4"/></text:span><text:span text:style-name="T14">wibble w;</text:span></text:p>
          <text:p text:style-name="P9"><text:span text:style-name="T14"><text:s text:c="4"/></text:span><text:span text:style-name="T14">...</text:span></text:p>
          <text:p text:style-name="P9"><text:span text:style-name="T14"><text:s text:c="4"/></text:span><text:span text:style-name="T13">return</text:span><text:span text:style-name="T14"> &amp;w ;</text:span></text:p>
          <text:p text:style-name="P9"><text:span text:style-name="T14">}</text:span></text:p>
          <text:p text:style-name="P9"><text:span text:style-name="T15"/></text:p>
          <text:p text:style-name="P9"><text:span text:style-name="T13">void</text:span><text:span text:style-name="T15"> use(</text:span><text:span text:style-name="T13">void</text:span><text:span text:style-name="T15">)</text:span></text:p>
          <text:p text:style-name="P9"><text:span text:style-name="T15">{</text:span></text:p>
          <text:p text:style-name="P9"><text:span text:style-name="T15"><text:s text:c="4"/></text:span><text:span text:style-name="T15">f()-&gt;member = 42;</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10.8cm" svg:y1="11.7cm" svg:x2="16.359cm" svg:y2="8.123cm">
          <text:p/>
        </draw:line>
        <draw:custom-shape draw:style-name="gr38" draw:text-style-name="P2" draw:layer="layout" svg:width="10.799cm" svg:height="6.19cm" svg:x="16.96cm" svg:y="6.923cm">
          <text:list text:style-name="L6">
            <text:list-item>
              <text:p text:style-name="P4"><text:span text:style-name="T23"><text:s/></text:span><text:span text:style-name="T23">w has auto storage class</text:span></text:p>
              <text:p text:style-name="P4"><text:span text:style-name="T23"/></text:p>
            </text:list-item>
            <text:list-item>
              <text:p text:style-name="P4"><text:span text:style-name="T23"><text:s/></text:span><text:span text:style-name="T23">f( ) points to an object whose lifetime has ended</text:span></text:p>
              <text:p text:style-name="P4"><text:span text:style-name="T23"/></text:p>
            </text:list-item>
            <text:list-item>
              <text:p text:style-name="P4"><text:span text:style-name="T23"><text:s/></text:span><text:span text:style-name="T23">f( ) </text:span><text:span text:style-name="T24"></text:span><text:span text:style-name="T23"> member is an object whose lifetime has ended</text:span></text:p>
            </text:list-item>
          </text:list>
          <draw:enhanced-geometry svg:viewBox="0 0 21600 21600" draw:type="mso-spt202" draw:enhanced-path="M 0 0 L 21600 0 21600 21600 0 21600 0 0 Z N"/>
        </draw:custom-shape>
        <draw:custom-shape draw:style-name="gr37" draw:text-style-name="P2" draw:layer="layout" svg:width="11.601cm" svg:height="2.601cm" svg:x="15.558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14" presentation:class="page"/>
          <draw:frame presentation:style-name="pr7" draw:text-style-name="P2" draw:layer="layout" svg:width="14.394cm" svg:height="11.242cm" svg:x="2.963cm" svg:y="11.861cm" presentation:class="notes" presentation:user-transformed="true">
            <draw:text-box>
              <text:p text:style-name="P13"><text:span text:style-name="T3">6.5.3.2 Address and indirection operators</text:span></text:p>
              <text:p text:style-name="P13"><text:span text:style-name="T3">The unary * operator denotes indirection. ... If an invalid value has been assigned to the pointer, the behaviour of the unary * operator is undefined. 83)</text:span></text:p>
              <text:p text:style-name="P13"><text:span text:style-name="T3"/></text:p>
              <text:p text:style-name="P13"><text:span text:style-name="T3">83) Among the invalid values for dereferencing a pointer by the unary * operator are a null pointer, an address inappropriately aligned for the type of the object pointed to, and the address of an object after the end of its lifetime.</text:span></text:p>
            </draw:text-box>
          </draw:frame>
        </presentation:notes>
      </draw:page>
      <draw:page draw:name="* operat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 operator</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7"><text:span text:style-name="T3"/></text:p>
                <text:p text:style-name="P7"><text:span text:style-name="T3"/></text:p>
                <text:p text:style-name="P7"><text:span text:style-name="T3"/></text:p>
                <text:p text:style-name="P7"><text:span text:style-name="T3"/></text:p>
                <text:list text:style-name="L5">
                  <text:list-header>
                    <text:p text:style-name="P8"><text:span text:style-name="T3"/></text:p>
                    <text:p text:style-name="P8"><text:span text:style-name="T3"/></text:p>
                    <text:p text:style-name="P8"><text:span text:style-name="T3"/></text:p>
                  </text:list-header>
                  <text:list-item>
                    <text:p text:style-name="P8"><text:span text:style-name="T3">ptr points to an object</text:span></text:p>
                  </text:list-item>
                  <text:list-item>
                    <text:p text:style-name="P8"><text:span text:style-name="T3">*ptr is an lvalue</text:span></text:p>
                  </text:list-item>
                  <text:list-item>
                    <text:p text:style-name="P8"><text:span text:style-name="T3">*ptr is a modifiable lvalue</text:span></text:p>
                    <text:list>
                      <text:list-item>
                        <text:p text:style-name="P8"><text:span text:style-name="T3">(not array, incomplete, const)</text:span></text:p>
                      </text:list-item>
                    </text:list>
                  </text:list-item>
                  <text:list-item>
                    <text:p text:style-name="P8"><text:span text:style-name="T3">*ptr is </text:span><text:span text:style-name="T12">not</text:span><text:span text:style-name="T3"> converted to a value</text:span></text:p>
                    <text:list>
                      <text:list-item>
                        <text:p text:style-name="P8"><text:span text:style-name="T3">(left hand side of assignment)</text:span></text:p>
                      </text:list-item>
                    </text:list>
                  </text:list-item>
                </text:list>
              </text:list-header>
            </text:list>
          </draw:text-box>
        </draw:frame>
        <draw:custom-shape draw:style-name="gr10" draw:text-style-name="P2" draw:layer="layout" svg:width="3.201cm" svg:height="3.295cm" svg:x="19.76cm" svg:y="6.429cm">
          <text:p text:style-name="P4"><text:span text:style-name="T16"></text:span></text:p>
          <draw:enhanced-geometry svg:viewBox="0 0 21600 21600" draw:type="rectangle" draw:enhanced-path="M 0 0 L 21600 0 21600 21600 0 21600 0 0 Z N"/>
        </draw:custom-shape>
        <draw:custom-shape draw:style-name="gr4" draw:text-style-name="P2" draw:layer="layout" svg:width="10.601cm" svg:height="3.436cm" svg:x="7.157cm" svg:y="5.935cm">
          <text:p text:style-name="P9"><text:span text:style-name="T13">void</text:span><text:span text:style-name="T14"> star(wibble w)</text:span></text:p>
          <text:p text:style-name="P9"><text:span text:style-name="T15">{</text:span></text:p>
          <text:p text:style-name="P9"><text:span text:style-name="T15"><text:s text:c="4"/></text:span><text:span text:style-name="T15">wibble * ptr = &amp;w;</text:span></text:p>
          <text:p text:style-name="P9"><text:span text:style-name="T15"><text:s text:c="4"/></text:span><text:span text:style-name="T15">*ptr = w;</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20.157cm" svg:y1="8.326cm" svg:x2="13.357cm" svg:y2="8.326cm">
          <text:p/>
        </draw:line>
        <draw:custom-shape draw:style-name="gr3" draw:text-style-name="P2" draw:layer="layout" svg:width="21.36cm" svg:height="3.649cm" svg:x="4.957cm" svg:y="1.323cm">
          <text:p text:style-name="P4"><text:span text:style-name="T4">6.5.3.2 Address and indirection operators</text:span></text:p>
          <text:p text:style-name="P4"><text:span text:style-name="T4">para 4 - The unary * operator denotes indirection. If the operand ... points to an </text:span><text:span text:style-name="T5">object</text:span><text:span text:style-name="T4">, the result is an </text:span><text:span text:style-name="T5">lvalue</text:span><text:span text:style-name="T4"> designating the </text:span><text:span text:style-name="T5">object</text:span><text:span text:style-name="T4">.</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5" presentation:class="page"/>
          <draw:frame presentation:style-name="pr4" draw:layer="layout" svg:width="14.394cm" svg:height="11.499cm" svg:x="2.963cm" svg:y="11.861cm" presentation:class="notes" presentation:placeholder="true">
            <draw:text-box/>
          </draw:frame>
        </presentation:notes>
      </draw:page>
      <draw:page draw:name="&amp; operat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mp; operator</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7"/>
                <text:p text:style-name="P7"/>
                <text:p text:style-name="P7"/>
                <text:p text:style-name="P7"/>
                <text:list text:style-name="L5">
                  <text:list-header>
                    <text:p text:style-name="P8"/>
                    <text:p text:style-name="P8"/>
                    <text:p text:style-name="P8"/>
                  </text:list-header>
                </text:list>
              </text:list-header>
            </text:list>
          </draw:text-box>
        </draw:frame>
        <draw:custom-shape draw:style-name="gr4" draw:text-style-name="P2" draw:layer="layout" svg:width="14.799cm" svg:height="2.801cm" svg:x="5.556cm" svg:y="7.131cm">
          <text:p text:style-name="P9"><text:span text:style-name="T13">void</text:span><text:span text:style-name="T14"> cancel_one_way(wibble w)</text:span></text:p>
          <text:p text:style-name="P9"><text:span text:style-name="T14">{</text:span></text:p>
          <text:p text:style-name="P9"><text:span text:style-name="T15"><text:s text:c="4"/></text:span><text:span text:style-name="T15">*&amp;w = w;</text:span></text:p>
          <text:p text:style-name="P9"><text:span text:style-name="T15">}</text:span></text:p>
          <draw:enhanced-geometry svg:viewBox="0 0 21600 21600" draw:type="mso-spt202" draw:enhanced-path="M 0 0 L 21600 0 21600 21600 0 21600 0 0 Z N"/>
        </draw:custom-shape>
        <draw:custom-shape draw:style-name="gr3" draw:text-style-name="P2" draw:layer="layout" svg:width="21.96cm" svg:height="5.343cm" svg:x="4.357cm" svg:y="1.323cm">
          <text:p text:style-name="P4"><text:span text:style-name="T4">6.5.3.2 Address and indirection operators</text:span></text:p>
          <text:p text:style-name="P4"><text:span text:style-name="T4">para 3 - The unary &amp; operator yields the address of its operand. ... If the operand is the result of a unary * operator, neither that operator, nor the &amp; operator is evaluated and the result is as if both were omitted, ... and the result is </text:span><text:span text:style-name="T5">not</text:span><text:span text:style-name="T4"> an </text:span><text:span text:style-name="T5">lvalue</text:span><text:span text:style-name="T4">.</text:span></text:p>
          <draw:enhanced-geometry svg:viewBox="0 0 21600 21600" draw:type="mso-spt202" draw:enhanced-path="M 0 0 L 21600 0 21600 21600 0 21600 0 0 Z N"/>
        </draw:custom-shape>
        <draw:line draw:style-name="gr9" draw:text-style-name="P10" draw:layer="layout" svg:x1="21.355cm" svg:y1="8.929cm" svg:x2="11.358cm" svg:y2="8.924cm">
          <text:p/>
        </draw:line>
        <draw:custom-shape draw:style-name="gr10" draw:text-style-name="P2" draw:layer="layout" svg:width="3.201cm" svg:height="3.295cm" svg:x="20.955cm" svg:y="7.131cm">
          <text:p text:style-name="P4"><text:span text:style-name="T16"></text:span></text:p>
          <draw:enhanced-geometry svg:viewBox="0 0 21600 21600" draw:type="rectangle" draw:enhanced-path="M 0 0 L 21600 0 21600 21600 0 21600 0 0 Z N"/>
        </draw:custom-shape>
        <draw:custom-shape draw:style-name="gr4" draw:text-style-name="P2" draw:layer="layout" svg:width="14.601cm" svg:height="5.341cm" svg:x="5.556cm" svg:y="10.328cm">
          <text:p text:style-name="P9"><text:span text:style-name="T13">void</text:span><text:span text:style-name="T14"> cancel_other_way(wibble w)</text:span></text:p>
          <text:p text:style-name="P9"><text:span text:style-name="T14">{</text:span></text:p>
          <text:p text:style-name="P9"><text:span text:style-name="T15"><text:s text:c="4"/></text:span><text:span text:style-name="T15">wibble * ptr;</text:span></text:p>
          <text:p text:style-name="P9"><text:span text:style-name="T15"/></text:p>
          <text:p text:style-name="P9"><text:span text:style-name="T15"><text:s text:c="6"/></text:span><text:span text:style-name="T15">ptr = &amp;w;</text:span></text:p>
          <text:p text:style-name="P9"><text:span text:style-name="T15"/></text:p>
          <text:p text:style-name="P9"><text:span text:style-name="T15"><text:s text:c="4"/></text:span><text:span text:style-name="T15">&amp;*ptr = &amp;w;</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21.356cm" svg:y1="14.53cm" svg:x2="12.554cm" svg:y2="14.543cm">
          <text:p/>
        </draw:line>
        <draw:custom-shape draw:style-name="gr10" draw:text-style-name="P2" draw:layer="layout" svg:width="3.201cm" svg:height="3.295cm" svg:x="21.158cm" svg:y="11.448cm">
          <text:p text:style-name="P4"><text:span text:style-name="T16"></text:span></text:p>
          <draw:enhanced-geometry svg:viewBox="0 0 21600 21600" draw:type="rectangle" draw:enhanced-path="M 0 0 L 21600 0 21600 21600 0 21600 0 0 Z N"/>
        </draw:custom-shape>
        <draw:line draw:style-name="gr9" draw:text-style-name="P10" draw:layer="layout" svg:x1="21.356cm" svg:y1="13.331cm" svg:x2="12.554cm" svg:y2="13.344cm">
          <text:p/>
        </draw:line>
        <draw:custom-shape draw:style-name="gr10" draw:text-style-name="P2" draw:layer="layout" svg:width="3.418cm" svg:height="2.787cm" svg:x="21.14cm" svg:y="13.141cm">
          <text:p text:style-name="P4"><text:span text:style-name="T25"></text:span></text:p>
          <draw:enhanced-geometry svg:viewBox="0 0 21600 21600" draw:type="rectangle" draw:enhanced-path="M 0 0 L 21600 0 21600 21600 0 21600 0 0 Z N"/>
        </draw:custom-shape>
        <draw:custom-shape draw:style-name="gr4" draw:text-style-name="P2" draw:layer="layout" svg:width="18.799cm" svg:height="1.108cm" svg:x="5.556cm" svg:y="16.62cm">
          <text:p text:style-name="P4"><text:span text:style-name="T26">The last operator controls the lvalueness</text:span></text:p>
          <draw:enhanced-geometry svg:viewBox="0 0 21600 21600" draw:type="mso-spt202" draw:enhanced-path="M 0 0 L 21600 0 21600 21600 0 21600 0 0 Z N"/>
        </draw:custom-shape>
        <draw:custom-shape draw:style-name="gr5" draw:text-style-name="P2" draw:layer="layout" svg:width="1.367cm" svg:height="1.998cm" svg:x="3.956cm" svg:y="16.1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6" presentation:class="page"/>
          <draw:frame presentation:style-name="pr4" draw:layer="layout" svg:width="14.394cm" svg:height="11.499cm" svg:x="2.963cm" svg:y="11.861cm" presentation:class="notes" presentation:placeholder="true">
            <draw:text-box/>
          </draw:frame>
        </presentation:notes>
      </draw:page>
      <draw:page draw:name="(cast) operat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ast) operator</text:p>
          </draw:text-box>
        </draw:frame>
        <draw:frame presentation:style-name="pr3" draw:layer="layout" svg:width="22.649cm" svg:height="17.185cm" svg:x="3.597cm" svg:y="1.058cm" presentation:class="outline" presentation:placeholder="true" presentation:user-transformed="true">
          <draw:text-box/>
        </draw:frame>
        <draw:custom-shape draw:style-name="gr3" draw:text-style-name="P2" draw:layer="layout" svg:width="21.96cm" svg:height="4.496cm" svg:x="4.357cm" svg:y="1.323cm">
          <text:p text:style-name="P4"><text:span text:style-name="T4">6.5.4 Cast operators</text:span></text:p>
          <text:p text:style-name="P4"><text:span text:style-name="T4">para 2 - Unless the type name specifies a void type, the type name </text:span><text:span text:style-name="T5">shall</text:span><text:span text:style-name="T4"> specify qualified or unqualified </text:span><text:span text:style-name="T5">scalar</text:span><text:span text:style-name="T4"> type and the operand </text:span><text:span text:style-name="T5">shall</text:span><text:span text:style-name="T4"> have scalar type.</text:span></text:p>
          <text:p text:style-name="P4"><text:span text:style-name="T4">Footnote: A cast does not yield an </text:span><text:span text:style-name="T5">lvalue</text:span><text:span text:style-name="T4">.</text:span></text:p>
          <draw:enhanced-geometry svg:viewBox="0 0 21600 21600" draw:type="mso-spt202" draw:enhanced-path="M 0 0 L 21600 0 21600 21600 0 21600 0 0 Z N"/>
        </draw:custom-shape>
        <draw:custom-shape draw:style-name="gr4" draw:text-style-name="P2" draw:layer="layout" svg:width="10.002cm" svg:height="8.516cm" svg:x="5.159cm" svg:y="6.923cm">
          <text:p text:style-name="P9"><text:span text:style-name="T13">void</text:span><text:span text:style-name="T14"> casting(</text:span><text:span text:style-name="T13">void</text:span><text:span text:style-name="T14">) </text:span></text:p>
          <text:p text:style-name="P9"><text:span text:style-name="T15">{</text:span></text:p>
          <text:p text:style-name="P9"><text:span text:style-name="T15"><text:s text:c="4"/></text:span><text:span text:style-name="T13">int</text:span><text:span text:style-name="T15"> x;</text:span></text:p>
          <text:p text:style-name="P9"><text:span text:style-name="T15"/></text:p>
          <text:p text:style-name="P9"><text:span text:style-name="T15"><text:s text:c="9"/></text:span><text:span text:style-name="T15">x = 42;</text:span></text:p>
          <text:p text:style-name="P9"><text:span text:style-name="T15"/></text:p>
          <text:p text:style-name="P9"><text:span text:style-name="T15"/></text:p>
          <text:p text:style-name="P9"><text:span text:style-name="T15"><text:s text:c="4"/></text:span><text:span text:style-name="T15">(</text:span><text:span text:style-name="T13">int</text:span><text:span text:style-name="T15">)x = 42;</text:span></text:p>
          <text:p text:style-name="P9"><text:span text:style-name="T15"><text:line-break/></text:span><text:span text:style-name="T15"/></text:p>
          <text:p text:style-name="P9"><text:span text:style-name="T15"><text:s text:c="4"/></text:span><text:span text:style-name="T15">(</text:span><text:span text:style-name="T13">int</text:span><text:span text:style-name="T15">[])42;</text:span></text:p>
          <text:p text:style-name="P9"><text:span text:style-name="T15"/></text:p>
          <text:p text:style-name="P9"><text:span text:style-name="T15">}</text:span></text:p>
          <draw:enhanced-geometry svg:viewBox="0 0 21600 21600" draw:type="mso-spt202" draw:enhanced-path="M 0 0 L 21600 0 21600 21600 0 21600 0 0 Z N"/>
        </draw:custom-shape>
        <draw:line draw:style-name="gr9" draw:text-style-name="P10" draw:layer="layout" svg:x1="16.959cm" svg:y1="9.922cm" svg:x2="12.558cm" svg:y2="9.935cm">
          <text:p/>
        </draw:line>
        <draw:line draw:style-name="gr9" draw:text-style-name="P10" draw:layer="layout" svg:x1="16.941cm" svg:y1="11.712cm" svg:x2="12.54cm" svg:y2="11.725cm">
          <text:p/>
        </draw:line>
        <draw:line draw:style-name="gr9" draw:text-style-name="P10" draw:layer="layout" svg:x1="16.96cm" svg:y1="13.741cm" svg:x2="11.558cm" svg:y2="13.754cm">
          <text:p/>
        </draw:line>
        <draw:custom-shape draw:style-name="gr10" draw:text-style-name="P2" draw:layer="layout" svg:width="3.201cm" svg:height="3.295cm" svg:x="16.559cm" svg:y="7.924cm">
          <text:p text:style-name="P4"><text:span text:style-name="T16"></text:span></text:p>
          <draw:enhanced-geometry svg:viewBox="0 0 21600 21600" draw:type="rectangle" draw:enhanced-path="M 0 0 L 21600 0 21600 21600 0 21600 0 0 Z N"/>
        </draw:custom-shape>
        <draw:custom-shape draw:style-name="gr10" draw:text-style-name="P2" draw:layer="layout" svg:width="3.417cm" svg:height="2.787cm" svg:x="16.541cm" svg:y="10.323cm">
          <text:p text:style-name="P4"><text:span text:style-name="T25"></text:span></text:p>
          <draw:enhanced-geometry svg:viewBox="0 0 21600 21600" draw:type="rectangle" draw:enhanced-path="M 0 0 L 21600 0 21600 21600 0 21600 0 0 Z N"/>
        </draw:custom-shape>
        <draw:custom-shape draw:style-name="gr10" draw:text-style-name="P2" draw:layer="layout" svg:width="3.417cm" svg:height="2.787cm" svg:x="16.559cm" svg:y="12.338cm">
          <text:p text:style-name="P4"><text:span text:style-name="T25"></text:span></text:p>
          <draw:enhanced-geometry svg:viewBox="0 0 21600 21600" draw:type="rectangle" draw:enhanced-path="M 0 0 L 21600 0 21600 21600 0 21600 0 0 Z N"/>
        </draw:custom-shape>
        <draw:custom-shape draw:style-name="gr4" draw:text-style-name="P2" draw:layer="layout" svg:width="18.799cm" svg:height="1.108cm" svg:x="6.156cm" svg:y="16.62cm">
          <text:p text:style-name="P4"><text:span text:style-name="T26">In C++ sometimes the result of a cast </text:span><text:span text:style-name="T27">is</text:span><text:span text:style-name="T26"> an lvalue</text:span></text:p>
          <draw:enhanced-geometry svg:viewBox="0 0 21600 21600" draw:type="mso-spt202" draw:enhanced-path="M 0 0 L 21600 0 21600 21600 0 21600 0 0 Z N"/>
        </draw:custom-shape>
        <draw:custom-shape draw:style-name="gr5" draw:text-style-name="P2" draw:layer="layout" svg:width="1.367cm" svg:height="1.998cm" svg:x="4.555cm" svg:y="16.1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9" draw:text-style-name="P10" draw:layer="layout" svg:x1="12.757cm" svg:y1="6.725cm" svg:x2="12.757cm" svg:y2="5.927cm">
          <text:p/>
        </draw:line>
        <draw:custom-shape draw:style-name="gr38" draw:text-style-name="P2" draw:layer="layout" svg:width="5.997cm" svg:height="1.108cm" svg:x="18.561cm" svg:y="11.126cm">
          <text:p text:style-name="P4"><text:span text:style-name="T19">cast is not lvalue</text:span></text:p>
          <draw:enhanced-geometry svg:viewBox="0 0 21600 21600" draw:type="mso-spt202" draw:enhanced-path="M 0 0 L 21600 0 21600 21600 0 21600 0 0 Z N"/>
        </draw:custom-shape>
        <draw:custom-shape draw:style-name="gr38" draw:text-style-name="P2" draw:layer="layout" svg:width="8.4cm" svg:height="1.108cm" svg:x="18.561cm" svg:y="13.123cm">
          <text:p text:style-name="P4"><text:span text:style-name="T19">int[ ] is not scalar typ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7" presentation:class="page"/>
          <draw:frame presentation:style-name="pr4" draw:layer="layout" svg:width="14.394cm" svg:height="11.499cm" svg:x="2.963cm" svg:y="11.861cm" presentation:class="notes" presentation:placeholder="true">
            <draw:text-box/>
          </draw:frame>
        </presentation:notes>
      </draw:page>
      <draw:page draw:name="compound literal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layer="layout" svg:width="22.649cm" svg:height="17.185cm" svg:x="3.597cm" svg:y="1.058cm" presentation:class="outline" presentation:placeholder="true" presentation:user-transformed="true">
          <draw:text-box/>
        </draw:frame>
        <draw:custom-shape draw:style-name="gr3" draw:text-style-name="P2" draw:layer="layout" svg:width="21.96cm" svg:height="5.343cm" svg:x="4.357cm" svg:y="1.323cm">
          <text:p text:style-name="P4"><text:span text:style-name="T4">6.5.2.5 Compound literals</text:span></text:p>
          <text:p text:style-name="P4"><text:span text:style-name="T4">para 4 - A postfix expression that consists of a parenthesized type, followed by a brace enclosed list of </text:span><text:span text:style-name="T5">initializers</text:span><text:span text:style-name="T4"> is a compound literal. It provides an unnamed </text:span><text:span text:style-name="T5">object</text:span><text:span text:style-name="T4"> whose </text:span><text:span text:style-name="T5">value</text:span><text:span text:style-name="T4"> is given by the </text:span><text:span text:style-name="T5">initializer</text:span><text:span text:style-name="T4"> </text:span><text:span text:style-name="T5">list</text:span><text:span text:style-name="T4">. ... </text:span></text:p>
          <text:p text:style-name="P4"><text:span text:style-name="T4">para 5 - The result is an </text:span><text:span text:style-name="T5">lvalue</text:span><text:span text:style-name="T4">.</text:span></text:p>
          <draw:enhanced-geometry svg:viewBox="0 0 21600 21600" draw:type="mso-spt202" draw:enhanced-path="M 0 0 L 21600 0 21600 21600 0 21600 0 0 Z N"/>
        </draw:custom-shape>
        <draw:custom-shape draw:style-name="gr4" draw:text-style-name="P2" draw:layer="layout" svg:width="14.199cm" svg:height="7.246cm" svg:x="6.359cm" svg:y="9.428cm">
          <text:p text:style-name="P9"><text:span text:style-name="T13">void</text:span><text:span text:style-name="T14"> compound_literals(</text:span><text:span text:style-name="T13">void</text:span><text:span text:style-name="T14">) </text:span></text:p>
          <text:p text:style-name="P9"><text:span text:style-name="T15">{</text:span></text:p>
          <text:p text:style-name="P9"><text:span text:style-name="T15"/></text:p>
          <text:p text:style-name="P9"><text:span text:style-name="T15"><text:s text:c="4"/></text:span><text:span text:style-name="T13">int</text:span><text:span text:style-name="T15"> x[] = (</text:span><text:span text:style-name="T13">int</text:span><text:span text:style-name="T15">[]){1,2,3};</text:span></text:p>
          <text:p text:style-name="P9"><text:span text:style-name="T15"/></text:p>
          <text:p text:style-name="P9"><text:span text:style-name="T15"><text:s text:c="4"/></text:span></text:p>
          <text:p text:style-name="P9"><text:span text:style-name="T15"><text:s text:c="4"/></text:span><text:span text:style-name="T15">(</text:span><text:span text:style-name="T13">int</text:span><text:span text:style-name="T15">[]){1,2,3} [0] = 0;</text:span></text:p>
          <text:p text:style-name="P9"><text:span text:style-name="T15"/></text:p>
          <text:p text:style-name="P9"><text:span text:style-name="T15"/></text:p>
          <text:p text:style-name="P9"><text:span text:style-name="T15"><text:s text:c="4"/></text:span><text:span text:style-name="T15">(</text:span><text:span text:style-name="T13">int</text:span><text:span text:style-name="T15">){1} = 2;</text:span></text:p>
          <text:p text:style-name="P9"><text:span text:style-name="T15">}</text:span></text:p>
          <draw:enhanced-geometry svg:viewBox="0 0 21600 21600" draw:type="mso-spt202" draw:enhanced-path="M 0 0 L 21600 0 21600 21600 0 21600 0 0 Z N"/>
        </draw:custom-shape>
        <draw:custom-shape draw:style-name="gr38" draw:text-style-name="P2" draw:layer="layout" svg:width="11.201cm" svg:height="1.615cm" svg:x="12.96cm" svg:y="7.311cm">
          <text:p text:style-name="P4"><text:span text:style-name="T28">this is </text:span><text:span text:style-name="T29">not</text:span><text:span text:style-name="T28"> a cast</text:span></text:p>
          <draw:enhanced-geometry svg:viewBox="0 0 21600 21600" draw:type="mso-spt202" draw:enhanced-path="M 0 0 L 21600 0 21600 21600 0 21600 0 0 Z N"/>
        </draw:custom-shape>
        <draw:line draw:style-name="gr9" draw:text-style-name="P10" draw:layer="layout" svg:x1="14.16cm" svg:y1="8.828cm" svg:x2="14.16cm" svg:y2="11.426cm">
          <text:p/>
        </draw:line>
        <draw:line draw:style-name="gr9" draw:text-style-name="P10" draw:layer="layout" svg:x1="21.758cm" svg:y1="13.719cm" svg:x2="18.314cm" svg:y2="13.719cm">
          <text:p/>
        </draw:line>
        <draw:custom-shape draw:style-name="gr10" draw:text-style-name="P2" draw:layer="layout" svg:width="3.202cm" svg:height="3.295cm" svg:x="21.356cm" svg:y="11.827cm">
          <text:p text:style-name="P4"><text:span text:style-name="T16"></text:span></text:p>
          <draw:enhanced-geometry svg:viewBox="0 0 21600 21600" draw:type="rectangle" draw:enhanced-path="M 0 0 L 21600 0 21600 21600 0 21600 0 0 Z N"/>
        </draw:custom-shape>
        <draw:custom-shape draw:style-name="gr11" draw:text-style-name="P2" draw:layer="layout" svg:width="1.218cm" svg:height="2.797cm" svg:x="23.31cm" svg:y="11.924cm">
          <text:p text:style-name="P3"><text:span text:style-name="T17">!</text:span></text:p>
          <draw:enhanced-geometry svg:viewBox="0 0 21600 21600" draw:type="mso-spt202" draw:enhanced-path="M 0 0 L 21600 0 21600 21600 0 21600 0 0 Z N"/>
        </draw:custom-shape>
        <draw:line draw:style-name="gr9" draw:text-style-name="P10" draw:layer="layout" svg:x1="21.959cm" svg:y1="11.628cm" svg:x2="18.956cm" svg:y2="11.628cm">
          <text:p/>
        </draw:line>
        <draw:custom-shape draw:style-name="gr10" draw:text-style-name="P2" draw:layer="layout" svg:width="3.201cm" svg:height="3.295cm" svg:x="21.361cm" svg:y="9.626cm">
          <text:p text:style-name="P4"><text:span text:style-name="T16"></text:span></text:p>
          <draw:enhanced-geometry svg:viewBox="0 0 21600 21600" draw:type="rectangle" draw:enhanced-path="M 0 0 L 21600 0 21600 21600 0 21600 0 0 Z N"/>
        </draw:custom-shape>
        <draw:line draw:style-name="gr9" draw:text-style-name="P10" draw:layer="layout" svg:x1="21.758cm" svg:y1="15.522cm" svg:x2="14.16cm" svg:y2="15.522cm">
          <text:p/>
        </draw:line>
        <draw:custom-shape draw:style-name="gr10" draw:text-style-name="P2" draw:layer="layout" svg:width="3.202cm" svg:height="3.295cm" svg:x="21.356cm" svg:y="13.63cm">
          <text:p text:style-name="P4"><text:span text:style-name="T16"></text:span></text:p>
          <draw:enhanced-geometry svg:viewBox="0 0 21600 21600" draw:type="rectangle" draw:enhanced-path="M 0 0 L 21600 0 21600 21600 0 21600 0 0 Z N"/>
        </draw:custom-shape>
        <draw:custom-shape draw:style-name="gr11" draw:text-style-name="P2" draw:layer="layout" svg:width="1.218cm" svg:height="2.797cm" svg:x="23.31cm" svg:y="13.727cm">
          <text:p text:style-name="P3"><text:span text:style-name="T17">!</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8" presentation:class="page"/>
          <draw:frame presentation:style-name="pr7" draw:text-style-name="P2" draw:layer="layout" svg:width="14.394cm" svg:height="11.242cm" svg:x="2.963cm" svg:y="11.861cm" presentation:class="notes" presentation:user-transformed="true">
            <draw:text-box>
              <text:p text:style-name="P13"><text:span text:style-name="T3">(int)1 = 2; <text:s/>// not allowed</text:span></text:p>
              <text:p text:style-name="P13"><text:span text:style-name="T3"/></text:p>
              <text:p text:style-name="P13"><text:span text:style-name="T3">(int)(1) = 2; // not allowed</text:span></text:p>
              <text:p text:style-name="P13"><text:span text:style-name="T3"/></text:p>
              <text:p text:style-name="P13"><text:span text:style-name="T3">(int){1} = 2; // allowed!</text:span></text:p>
            </draw:text-box>
          </draw:frame>
        </presentation:notes>
      </draw:page>
      <draw:page draw:name="= operato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 operators</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7"/>
                <text:p text:style-name="P7"/>
                <text:p text:style-name="P7"/>
                <text:p text:style-name="P7"/>
                <text:list text:style-name="L5">
                  <text:list-header>
                    <text:p text:style-name="P8"/>
                    <text:p text:style-name="P8"/>
                    <text:p text:style-name="P8"/>
                  </text:list-header>
                </text:list>
              </text:list-header>
            </text:list>
          </draw:text-box>
        </draw:frame>
        <draw:custom-shape draw:style-name="gr10" draw:text-style-name="P2" draw:layer="layout" svg:width="3.202cm" svg:height="3.295cm" svg:x="19.557cm" svg:y="10.125cm">
          <text:p text:style-name="P4"><text:span text:style-name="T16"></text:span></text:p>
          <draw:enhanced-geometry svg:viewBox="0 0 21600 21600" draw:type="rectangle" draw:enhanced-path="M 0 0 L 21600 0 21600 21600 0 21600 0 0 Z N"/>
        </draw:custom-shape>
        <draw:custom-shape draw:style-name="gr4" draw:text-style-name="P2" draw:layer="layout" svg:width="10.601cm" svg:height="5.341cm" svg:x="7.36cm" svg:y="9.124cm">
          <text:p text:style-name="P9"><text:span text:style-name="T13">void</text:span><text:span text:style-name="T14"> assignment(</text:span><text:span text:style-name="T13">void</text:span><text:span text:style-name="T14">) </text:span></text:p>
          <text:p text:style-name="P9"><text:span text:style-name="T15">{</text:span></text:p>
          <text:p text:style-name="P9"><text:span text:style-name="T15"><text:s text:c="4"/></text:span><text:span text:style-name="T13">int</text:span><text:span text:style-name="T15"> x;</text:span></text:p>
          <text:p text:style-name="P9"><text:span text:style-name="T15"/></text:p>
          <text:p text:style-name="P9"><text:span text:style-name="T15"><text:s text:c="4"/></text:span><text:span text:style-name="T15">x = 42;</text:span></text:p>
          <text:p text:style-name="P9"><text:span text:style-name="T15"/></text:p>
          <text:p text:style-name="P9"><text:span text:style-name="T15"><text:s text:c="4"/></text:span><text:span text:style-name="T15">(x = 42) = 0;</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19.76cm" svg:y1="12.127cm" svg:x2="12.96cm" svg:y2="12.127cm">
          <text:p/>
        </draw:line>
        <draw:custom-shape draw:style-name="gr3" draw:text-style-name="P2" draw:layer="layout" svg:width="21.158cm" svg:height="4.496cm" svg:x="4.758cm" svg:y="2.081cm">
          <text:p text:style-name="P4"><text:span text:style-name="T4">6.5.16 Assignment operators</text:span></text:p>
          <text:p text:style-name="P4"><text:span text:style-name="T4">para 3 - An assignment stores a </text:span><text:span text:style-name="T5">value</text:span><text:span text:style-name="T4"> in the </text:span><text:span text:style-name="T5">object</text:span><text:span text:style-name="T4"> designated by the left operand. An assignment </text:span><text:span text:style-name="T5">expression</text:span><text:span text:style-name="T4"> has the </text:span><text:span text:style-name="T5">value</text:span><text:span text:style-name="T4"> of the left operand after the assignment, but is </text:span><text:span text:style-name="T5">not</text:span><text:span text:style-name="T4"> an </text:span><text:span text:style-name="T5">lvalue</text:span><text:span text:style-name="T4">.</text:span></text:p>
          <draw:enhanced-geometry svg:viewBox="0 0 21600 21600" draw:type="mso-spt202" draw:enhanced-path="M 0 0 L 21600 0 21600 21600 0 21600 0 0 Z N"/>
        </draw:custom-shape>
        <draw:line draw:style-name="gr9" draw:text-style-name="P10" draw:layer="layout" svg:x1="19.957cm" svg:y1="13.326cm" svg:x2="15.358cm" svg:y2="13.326cm">
          <text:p/>
        </draw:line>
        <draw:custom-shape draw:style-name="gr10" draw:text-style-name="P2" draw:layer="layout" svg:width="3.418cm" svg:height="2.787cm" svg:x="19.742cm" svg:y="11.937cm">
          <text:p text:style-name="P4"><text:span text:style-name="T25"></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9" presentation:class="page"/>
          <draw:frame presentation:style-name="pr4" draw:layer="layout" svg:width="14.394cm" svg:height="11.499cm" svg:x="2.963cm" svg:y="11.861cm" presentation:class="notes" presentation:placeholder="true">
            <draw:text-box/>
          </draw:frame>
        </presentation:notes>
      </draw:page>
      <draw:page draw:name="++ -- operato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 -- operators</text:p>
          </draw:text-box>
        </draw:frame>
        <draw:frame presentation:style-name="pr6" draw:text-style-name="P2" draw:layer="layout" svg:width="22.649cm" svg:height="17.992cm" svg:x="3.597cm" svg:y="1.058cm" presentation:class="outline" presentation:user-transformed="true">
          <draw:text-box>
            <text:list text:style-name="L4">
              <text:list-header>
                <text:p text:style-name="P7"/>
                <text:p text:style-name="P7"/>
                <text:p text:style-name="P7"/>
                <text:p text:style-name="P7"/>
                <text:list text:style-name="L5">
                  <text:list-header>
                    <text:p text:style-name="P8"/>
                    <text:p text:style-name="P8"/>
                    <text:p text:style-name="P8"/>
                  </text:list-header>
                </text:list>
              </text:list-header>
            </text:list>
          </draw:text-box>
        </draw:frame>
        <draw:custom-shape draw:style-name="gr3" draw:text-style-name="P2" draw:layer="layout" svg:width="21.158cm" svg:height="4.496cm" svg:x="4.758cm" svg:y="2.081cm">
          <text:p text:style-name="P4"><text:span text:style-name="T4">6.5.3.1 Prefix increment and decrement operators</text:span></text:p>
          <text:p text:style-name="P4"><text:span text:style-name="T4">para 1 - The operand of the prefix increment or decrement operator </text:span><text:span text:style-name="T5">shall</text:span><text:span text:style-name="T4"> ... be a </text:span><text:span text:style-name="T5">modifiable</text:span><text:span text:style-name="T4"> </text:span><text:span text:style-name="T5">lvalue</text:span><text:span text:style-name="T4">.</text:span></text:p>
          <text:p text:style-name="P4"><text:span text:style-name="T4">para 2 - ... The result is the new </text:span><text:span text:style-name="T5">value</text:span><text:span text:style-name="T4"> of the operand after incrementation. The expression ++E is equivalent to (E+=1)</text:span></text:p>
          <draw:enhanced-geometry svg:viewBox="0 0 21600 21600" draw:type="mso-spt202" draw:enhanced-path="M 0 0 L 21600 0 21600 21600 0 21600 0 0 Z N"/>
        </draw:custom-shape>
        <draw:custom-shape draw:style-name="gr4" draw:text-style-name="P2" draw:layer="layout" svg:width="10.601cm" svg:height="5.341cm" svg:x="7.36cm" svg:y="8.326cm">
          <text:p text:style-name="P9"><text:span text:style-name="T13">void</text:span><text:span text:style-name="T14"> increment(</text:span><text:span text:style-name="T13">void</text:span><text:span text:style-name="T14">) </text:span></text:p>
          <text:p text:style-name="P9"><text:span text:style-name="T15">{</text:span></text:p>
          <text:p text:style-name="P9"><text:span text:style-name="T15"><text:s text:c="4"/></text:span><text:span text:style-name="T13">int</text:span><text:span text:style-name="T15"> x = 0;</text:span></text:p>
          <text:p text:style-name="P9"><text:span text:style-name="T15"/></text:p>
          <text:p text:style-name="P9"><text:span text:style-name="T15"><text:s text:c="4"/></text:span><text:span text:style-name="T15">x++ = 42;</text:span></text:p>
          <text:p text:style-name="P9"><text:span text:style-name="T15"/></text:p>
          <text:p text:style-name="P9"><text:span text:style-name="T15"><text:s text:c="4"/></text:span><text:span text:style-name="T15">++x = 42;</text:span></text:p>
          <text:p text:style-name="P9"><text:span text:style-name="T15">}</text:span></text:p>
          <draw:enhanced-geometry svg:viewBox="0 0 21600 21600" draw:type="mso-spt202" draw:enhanced-path="M 0 0 L 21600 0 21600 21600 0 21600 0 0 Z N"/>
        </draw:custom-shape>
        <draw:line draw:style-name="gr9" draw:text-style-name="P10" draw:layer="layout" svg:x1="19.16cm" svg:y1="11.262cm" svg:x2="13.758cm" svg:y2="11.254cm">
          <text:p/>
        </draw:line>
        <draw:custom-shape draw:style-name="gr10" draw:text-style-name="P2" draw:layer="layout" svg:width="3.417cm" svg:height="2.787cm" svg:x="18.94cm" svg:y="9.865cm">
          <text:p text:style-name="P4"><text:span text:style-name="T25"></text:span></text:p>
          <draw:enhanced-geometry svg:viewBox="0 0 21600 21600" draw:type="rectangle" draw:enhanced-path="M 0 0 L 21600 0 21600 21600 0 21600 0 0 Z N"/>
        </draw:custom-shape>
        <draw:line draw:style-name="gr9" draw:text-style-name="P10" draw:layer="layout" svg:x1="19.16cm" svg:y1="12.673cm" svg:x2="13.758cm" svg:y2="12.664cm">
          <text:p/>
        </draw:line>
        <draw:custom-shape draw:style-name="gr10" draw:text-style-name="P2" draw:layer="layout" svg:width="3.417cm" svg:height="2.787cm" svg:x="18.94cm" svg:y="11.276cm">
          <text:p text:style-name="P4"><text:span text:style-name="T25"></text:span></text:p>
          <draw:enhanced-geometry svg:viewBox="0 0 21600 21600" draw:type="rectangle" draw:enhanced-path="M 0 0 L 21600 0 21600 21600 0 21600 0 0 Z N"/>
        </draw:custom-shape>
        <draw:custom-shape draw:style-name="gr4" draw:text-style-name="P2" draw:layer="layout" svg:width="13.802cm" svg:height="1.108cm" svg:x="6.359cm" svg:y="15.782cm">
          <text:p text:style-name="P4"><text:span text:style-name="T26">++x is accidentally an lvalue in C++</text:span></text:p>
          <draw:enhanced-geometry svg:viewBox="0 0 21600 21600" draw:type="mso-spt202" draw:enhanced-path="M 0 0 L 21600 0 21600 21600 0 21600 0 0 Z N"/>
        </draw:custom-shape>
        <draw:custom-shape draw:style-name="gr5" draw:text-style-name="P2" draw:layer="layout" svg:width="1.367cm" svg:height="1.998cm" svg:x="4.758cm" svg:y="15.1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20" presentation:class="page"/>
          <draw:frame presentation:style-name="pr4"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8:16:58</dc:date>
    <meta:print-date>1999-08-14T10:11:44</meta:print-date>
    <meta:editing-cycles>2636</meta:editing-cycles>
    <meta:editing-duration>PT560H12M24S</meta:editing-duration>
    <meta:generator>NeoOffice/3.1.2$Unix OpenOffice.org_project/Patch 4</meta:generator>
    <meta:document-statistic meta:object-count="664"/>
  </office:meta>
</office:document-meta>
</file>